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6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88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039cm"/>
    </style:style>
    <style:style style:name="co6" style:family="table-column">
      <style:table-column-properties fo:break-before="auto" style:column-width="9.931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!=0" style:apply-style-name="Untitled1" style:base-cell-address="CHECK_GLOBAL_STIFFNESS_MATRIX.A1"/>
      <style:map style:condition="cell-content()=0" style:apply-style-name="Accent" style:base-cell-address="CHECK_GLOBAL_STIFFNESS_MATRIX.A1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81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!=0" style:apply-style-name="Untitled2" style:base-cell-address="CHECK_GLOBAL_STIFFNESS_MATRIX_2.A1"/>
      <style:map style:condition="cell-content()=0" style:apply-style-name="Accent" style:base-cell-address="CHECK_GLOBAL_STIFFNESS_MATRIX_2.A1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!=0" style:apply-style-name="Untitled4" style:base-cell-address="CHECK_GLOBAL_STIFFNESS_MATRIX_2.A1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!=0" style:apply-style-name="Untitled3" style:base-cell-address="CHECK_GLOBAL_STIFFNESS_MATRIX_2.CS1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28" style:family="table-cell" style:parent-style-name="Default">
      <style:text-properties style:font-name="Liberation Sans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!=0" style:apply-style-name="Untitled1" style:base-cell-address="CHECK_GLOBAL_STIFFNESS_MATRIX.A1"/>
      <style:map style:condition="cell-content()=0" style:apply-style-name="Accent" style:base-cell-address="CHECK_GLOBAL_STIFFNESS_MATRIX.A1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 style:data-style-name="N81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!=0" style:apply-style-name="Untitled2" style:base-cell-address="CHECK_GLOBAL_STIFFNESS_MATRIX_2.A1"/>
      <style:map style:condition="cell-content()=0" style:apply-style-name="Accent" style:base-cell-address="CHECK_GLOBAL_STIFFNESS_MATRIX_2.A1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!=0" style:apply-style-name="Untitled4" style:base-cell-address="CHECK_GLOBAL_STIFFNESS_MATRIX_2.A1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map style:condition="cell-content()!=0" style:apply-style-name="Untitled3" style:base-cell-address="CHECK_GLOBAL_STIFFNESS_MATRIX_2.CS1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18" style:family="table-cell" style:parent-style-name="Default">
      <style:text-properties style:font-name="Liberation Sans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CK_GLOBAL_STIFFNESS_MATRIX" table:style-name="ta1">
        <table:table-column table:style-name="co1" table:number-columns-repeated="96" table:default-cell-style-name="ce12"/>
        <table:table-column table:style-name="co2" table:number-columns-repeated="16288" table:default-cell-style-name="ce12"/>
        <table:table-row table:style-name="ro1">
          <table:table-cell table:style-name="ce11" office:value-type="float" office:value="1" calcext:value-type="float">
            <text:p>1</text:p>
          </table:table-cell>
          <table:table-cell table:number-columns-repeated="95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4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3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2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1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0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9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8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7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6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5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11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4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1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3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2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1" table:style-name="ce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6"/>
        </table:table-row>
        <table:table-row table:style-name="ro1">
          <table:table-cell table:number-columns-repeated="1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0" table:style-name="ce11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286"/>
        </table:table-row>
        <table:table-row table:style-name="ro1">
          <table:table-cell table:number-columns-repeated="16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9" table:style-name="ce11" office:value-type="float" office:value="0" calcext:value-type="float">
            <text:p>0</text:p>
          </table:table-cell>
          <table:table-cell/>
          <table:table-cell office:value-type="float" office:value="0.640000045" calcext:value-type="float">
            <text:p>0,640000045</text:p>
          </table:table-cell>
          <table:table-cell table:number-columns-repeated="16286"/>
        </table:table-row>
        <table:table-row table:style-name="ro1">
          <table:table-cell table:number-columns-repeated="17" table:style-name="ce11" office:value-type="float" office:value="0" calcext:value-type="float">
            <text:p>0</text:p>
          </table:table-cell>
          <table:table-cell table:style-name="ce11" office:value-type="float" office:value="13.9626" calcext:value-type="float">
            <text:p>13,9626</text:p>
          </table:table-cell>
          <table:table-cell table:style-name="ce11" office:value-type="float" office:value="-3.2114" calcext:value-type="float">
            <text:p>-3,2114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-0.4189" calcext:value-type="float">
            <text:p>-0,4189</text:p>
          </table:table-cell>
          <table:table-cell table:style-name="ce11" office:value-type="float" office:value="-2.618" calcext:value-type="float">
            <text:p>-2,618</text:p>
          </table:table-cell>
          <table:table-cell table:number-columns-repeated="61" table:style-name="ce11" office:value-type="float" office:value="0" calcext:value-type="float">
            <text:p>0</text:p>
          </table:table-cell>
          <table:table-cell/>
          <table:table-cell office:value-type="float" office:value="4.69868279" calcext:value-type="float">
            <text:p>4,69868279</text:p>
          </table:table-cell>
          <table:table-cell table:number-columns-repeated="16286"/>
        </table:table-row>
        <table:table-row table:style-name="ro1">
          <table:table-cell table:number-columns-repeated="17" table:style-name="ce11" office:value-type="float" office:value="0" calcext:value-type="float">
            <text:p>0</text:p>
          </table:table-cell>
          <table:table-cell table:style-name="ce11" office:value-type="float" office:value="-3.2114" calcext:value-type="float">
            <text:p>-3,2114</text:p>
          </table:table-cell>
          <table:table-cell table:style-name="ce11" office:value-type="float" office:value="13.9626" calcext:value-type="float">
            <text:p>13,9626</text:p>
          </table:table-cell>
          <table:table-cell table:style-name="ce11" office:value-type="float" office:value="-3.2114" calcext:value-type="float">
            <text:p>-3,2114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2.618" calcext:value-type="float">
            <text:p>-2,618</text:p>
          </table:table-cell>
          <table:table-cell table:style-name="ce11" office:value-type="float" office:value="-0.4189" calcext:value-type="float">
            <text:p>-0,4189</text:p>
          </table:table-cell>
          <table:table-cell table:style-name="ce11" office:value-type="float" office:value="-2.618" calcext:value-type="float">
            <text:p>-2,618</text:p>
          </table:table-cell>
          <table:table-cell table:number-columns-repeated="60" table:style-name="ce11" office:value-type="float" office:value="0" calcext:value-type="float">
            <text:p>0</text:p>
          </table:table-cell>
          <table:table-cell/>
          <table:table-cell office:value-type="float" office:value="4.26304865" calcext:value-type="float">
            <text:p>4,26304865</text:p>
          </table:table-cell>
          <table:table-cell table:number-columns-repeated="16286"/>
        </table:table-row>
        <table:table-row table:style-name="ro1">
          <table:table-cell table:number-columns-repeated="18" table:style-name="ce11" office:value-type="float" office:value="0" calcext:value-type="float">
            <text:p>0</text:p>
          </table:table-cell>
          <table:table-cell table:style-name="ce11" office:value-type="float" office:value="-3.2114" calcext:value-type="float">
            <text:p>-3,2114</text:p>
          </table:table-cell>
          <table:table-cell table:style-name="ce11" office:value-type="float" office:value="13.9626" calcext:value-type="float">
            <text:p>13,9626</text:p>
          </table:table-cell>
          <table:table-cell table:style-name="ce11" office:value-type="float" office:value="-3.2114" calcext:value-type="float">
            <text:p>-3,2114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2.618" calcext:value-type="float">
            <text:p>-2,618</text:p>
          </table:table-cell>
          <table:table-cell table:style-name="ce11" office:value-type="float" office:value="-0.4189" calcext:value-type="float">
            <text:p>-0,4189</text:p>
          </table:table-cell>
          <table:table-cell table:style-name="ce11" office:value-type="float" office:value="-2.618" calcext:value-type="float">
            <text:p>-2,618</text:p>
          </table:table-cell>
          <table:table-cell table:number-columns-repeated="59" table:style-name="ce11" office:value-type="float" office:value="0" calcext:value-type="float">
            <text:p>0</text:p>
          </table:table-cell>
          <table:table-cell/>
          <table:table-cell office:value-type="float" office:value="4.26304865" calcext:value-type="float">
            <text:p>4,26304865</text:p>
          </table:table-cell>
          <table:table-cell table:number-columns-repeated="16286"/>
        </table:table-row>
        <table:table-row table:style-name="ro1">
          <table:table-cell table:number-columns-repeated="19" table:style-name="ce11" office:value-type="float" office:value="0" calcext:value-type="float">
            <text:p>0</text:p>
          </table:table-cell>
          <table:table-cell table:style-name="ce11" office:value-type="float" office:value="-3.2114" calcext:value-type="float">
            <text:p>-3,2114</text:p>
          </table:table-cell>
          <table:table-cell table:style-name="ce11" office:value-type="float" office:value="13.9626" calcext:value-type="float">
            <text:p>13,9626</text:p>
          </table:table-cell>
          <table:table-cell table:style-name="ce11" office:value-type="float" office:value="-3.2114" calcext:value-type="float">
            <text:p>-3,2114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2.618" calcext:value-type="float">
            <text:p>-2,618</text:p>
          </table:table-cell>
          <table:table-cell table:style-name="ce11" office:value-type="float" office:value="-0.4189" calcext:value-type="float">
            <text:p>-0,4189</text:p>
          </table:table-cell>
          <table:table-cell table:style-name="ce11" office:value-type="float" office:value="-2.618" calcext:value-type="float">
            <text:p>-2,618</text:p>
          </table:table-cell>
          <table:table-cell table:number-columns-repeated="58" table:style-name="ce11" office:value-type="float" office:value="0" calcext:value-type="float">
            <text:p>0</text:p>
          </table:table-cell>
          <table:table-cell/>
          <table:table-cell office:value-type="float" office:value="4.26304865" calcext:value-type="float">
            <text:p>4,26304865</text:p>
          </table:table-cell>
          <table:table-cell table:number-columns-repeated="16286"/>
        </table:table-row>
        <table:table-row table:style-name="ro1">
          <table:table-cell table:number-columns-repeated="20" table:style-name="ce11" office:value-type="float" office:value="0" calcext:value-type="float">
            <text:p>0</text:p>
          </table:table-cell>
          <table:table-cell table:style-name="ce11" office:value-type="float" office:value="-3.2114" calcext:value-type="float">
            <text:p>-3,2114</text:p>
          </table:table-cell>
          <table:table-cell table:style-name="ce11" office:value-type="float" office:value="14.9929" calcext:value-type="float">
            <text:p>14,9929</text:p>
          </table:table-cell>
          <table:table-cell table:style-name="ce11" office:value-type="float" office:value="-3.0523" calcext:value-type="float">
            <text:p>-3,0523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2.618" calcext:value-type="float">
            <text:p>-2,618</text:p>
          </table:table-cell>
          <table:table-cell table:style-name="ce11" office:value-type="float" office:value="-1.0174" calcext:value-type="float">
            <text:p>-1,0174</text:p>
          </table:table-cell>
          <table:table-cell table:style-name="ce11" office:value-type="float" office:value="-1.1776" calcext:value-type="float">
            <text:p>-1,1776</text:p>
          </table:table-cell>
          <table:table-cell table:number-columns-repeated="57" table:style-name="ce11" office:value-type="float" office:value="0" calcext:value-type="float">
            <text:p>0</text:p>
          </table:table-cell>
          <table:table-cell/>
          <table:table-cell office:value-type="float" office:value="4.26304865" calcext:value-type="float">
            <text:p>4,26304865</text:p>
          </table:table-cell>
          <table:table-cell table:number-columns-repeated="16286"/>
        </table:table-row>
        <table:table-row table:style-name="ro1">
          <table:table-cell table:number-columns-repeated="21" table:style-name="ce11" office:value-type="float" office:value="0" calcext:value-type="float">
            <text:p>0</text:p>
          </table:table-cell>
          <table:table-cell table:style-name="ce11" office:value-type="float" office:value="-3.0523" calcext:value-type="float">
            <text:p>-3,0523</text:p>
          </table:table-cell>
          <table:table-cell table:style-name="ce11" office:value-type="float" office:value="21.1479" calcext:value-type="float">
            <text:p>21,1479</text:p>
          </table:table-cell>
          <table:table-cell table:style-name="ce11" office:value-type="float" office:value="-3.0281" calcext:value-type="float">
            <text:p>-3,0281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5.0536" calcext:value-type="float">
            <text:p>-5,0536</text:p>
          </table:table-cell>
          <table:table-cell table:style-name="ce11" office:value-type="float" office:value="-2.5708" calcext:value-type="float">
            <text:p>-2,5708</text:p>
          </table:table-cell>
          <table:table-cell table:style-name="ce11" office:value-type="float" office:value="-1.3853" calcext:value-type="float">
            <text:p>-1,3853</text:p>
          </table:table-cell>
          <table:table-cell table:number-columns-repeated="56" table:style-name="ce11" office:value-type="float" office:value="0" calcext:value-type="float">
            <text:p>0</text:p>
          </table:table-cell>
          <table:table-cell/>
          <table:table-cell office:value-type="float" office:value="4.26304865" calcext:value-type="float">
            <text:p>4,26304865</text:p>
          </table:table-cell>
          <table:table-cell table:number-columns-repeated="16286"/>
        </table:table-row>
        <table:table-row table:style-name="ro1">
          <table:table-cell table:number-columns-repeated="22" table:style-name="ce11" office:value-type="float" office:value="0" calcext:value-type="float">
            <text:p>0</text:p>
          </table:table-cell>
          <table:table-cell table:style-name="ce11" office:value-type="float" office:value="-3.0281" calcext:value-type="float">
            <text:p>-3,0281</text:p>
          </table:table-cell>
          <table:table-cell table:style-name="ce11" office:value-type="float" office:value="27.2765" calcext:value-type="float">
            <text:p>27,2765</text:p>
          </table:table-cell>
          <table:table-cell table:style-name="ce11" office:value-type="float" office:value="-2.3768" calcext:value-type="float">
            <text:p>-2,376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088" calcext:value-type="float">
            <text:p>-6,088</text:p>
          </table:table-cell>
          <table:table-cell table:style-name="ce11" office:value-type="float" office:value="-4.494" calcext:value-type="float">
            <text:p>-4,494</text:p>
          </table:table-cell>
          <table:table-cell table:style-name="ce11" office:value-type="float" office:value="-1.6423" calcext:value-type="float">
            <text:p>-1,6423</text:p>
          </table:table-cell>
          <table:table-cell table:number-columns-repeated="55" table:style-name="ce11" office:value-type="float" office:value="0" calcext:value-type="float">
            <text:p>0</text:p>
          </table:table-cell>
          <table:table-cell/>
          <table:table-cell office:value-type="float" office:value="4.26304865" calcext:value-type="float">
            <text:p>4,26304865</text:p>
          </table:table-cell>
          <table:table-cell table:number-columns-repeated="16286"/>
        </table:table-row>
        <table:table-row table:style-name="ro1">
          <table:table-cell table:number-columns-repeated="23" table:style-name="ce11" office:value-type="float" office:value="0" calcext:value-type="float">
            <text:p>0</text:p>
          </table:table-cell>
          <table:table-cell table:style-name="ce11" office:value-type="float" office:value="-2.3768" calcext:value-type="float">
            <text:p>-2,3768</text:p>
          </table:table-cell>
          <table:table-cell table:style-name="ce11" office:value-type="float" office:value="33.9875" calcext:value-type="float">
            <text:p>33,9875</text:p>
          </table:table-cell>
          <table:table-cell table:style-name="ce11" office:value-type="float" office:value="-0.9732" calcext:value-type="float">
            <text:p>-0,9732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7.1715" calcext:value-type="float">
            <text:p>-7,1715</text:p>
          </table:table-cell>
          <table:table-cell table:style-name="ce11" office:value-type="float" office:value="-7.1866" calcext:value-type="float">
            <text:p>-7,1866</text:p>
          </table:table-cell>
          <table:table-cell table:style-name="ce11" office:value-type="float" office:value="-2.0076" calcext:value-type="float">
            <text:p>-2,0076</text:p>
          </table:table-cell>
          <table:table-cell table:number-columns-repeated="54" table:style-name="ce11" office:value-type="float" office:value="0" calcext:value-type="float">
            <text:p>0</text:p>
          </table:table-cell>
          <table:table-cell/>
          <table:table-cell office:value-type="float" office:value="4.26304865" calcext:value-type="float">
            <text:p>4,26304865</text:p>
          </table:table-cell>
          <table:table-cell table:number-columns-repeated="16286"/>
        </table:table-row>
        <table:table-row table:style-name="ro1">
          <table:table-cell table:number-columns-repeated="24" table:style-name="ce11" office:value-type="float" office:value="0" calcext:value-type="float">
            <text:p>0</text:p>
          </table:table-cell>
          <table:table-cell table:style-name="ce11" office:value-type="float" office:value="-0.9732" calcext:value-type="float">
            <text:p>-0,9732</text:p>
          </table:table-cell>
          <table:table-cell table:style-name="ce11" office:value-type="float" office:value="41.9348" calcext:value-type="float">
            <text:p>41,9348</text:p>
          </table:table-cell>
          <table:table-cell table:style-name="ce11" office:value-type="float" office:value="1.4001" calcext:value-type="float">
            <text:p>1,4001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8.3634" calcext:value-type="float">
            <text:p>-8,3634</text:p>
          </table:table-cell>
          <table:table-cell table:style-name="ce11" office:value-type="float" office:value="-10.9573" calcext:value-type="float">
            <text:p>-10,9573</text:p>
          </table:table-cell>
          <table:table-cell table:style-name="ce11" office:value-type="float" office:value="-2.584" calcext:value-type="float">
            <text:p>-2,584</text:p>
          </table:table-cell>
          <table:table-cell table:number-columns-repeated="53" table:style-name="ce11" office:value-type="float" office:value="0" calcext:value-type="float">
            <text:p>0</text:p>
          </table:table-cell>
          <table:table-cell/>
          <table:table-cell office:value-type="float" office:value="4.26304865" calcext:value-type="float">
            <text:p>4,26304865</text:p>
          </table:table-cell>
          <table:table-cell table:number-columns-repeated="16286"/>
        </table:table-row>
        <table:table-row table:style-name="ro1">
          <table:table-cell table:number-columns-repeated="25" table:style-name="ce11" office:value-type="float" office:value="0" calcext:value-type="float">
            <text:p>0</text:p>
          </table:table-cell>
          <table:table-cell table:style-name="ce11" office:value-type="float" office:value="1.4001" calcext:value-type="float">
            <text:p>1,4001</text:p>
          </table:table-cell>
          <table:table-cell table:style-name="ce11" office:value-type="float" office:value="46.3" calcext:value-type="float">
            <text:p>46,3</text:p>
          </table:table-cell>
          <table:table-cell table:style-name="ce11" office:value-type="float" office:value="0.8378" calcext:value-type="float">
            <text:p>0,837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9.7664" calcext:value-type="float">
            <text:p>-9,7664</text:p>
          </table:table-cell>
          <table:table-cell table:style-name="ce11" office:value-type="float" office:value="-13.7644" calcext:value-type="float">
            <text:p>-13,7644</text:p>
          </table:table-cell>
          <table:table-cell table:style-name="ce11" office:value-type="float" office:value="-5.8992" calcext:value-type="float">
            <text:p>-5,8992</text:p>
          </table:table-cell>
          <table:table-cell table:number-columns-repeated="52" table:style-name="ce11" office:value-type="float" office:value="0" calcext:value-type="float">
            <text:p>0</text:p>
          </table:table-cell>
          <table:table-cell/>
          <table:table-cell office:value-type="float" office:value="4.26304865" calcext:value-type="float">
            <text:p>4,26304865</text:p>
          </table:table-cell>
          <table:table-cell table:number-columns-repeated="16286"/>
        </table:table-row>
        <table:table-row table:style-name="ro1">
          <table:table-cell table:number-columns-repeated="26" table:style-name="ce11" office:value-type="float" office:value="0" calcext:value-type="float">
            <text:p>0</text:p>
          </table:table-cell>
          <table:table-cell table:style-name="ce11" office:value-type="float" office:value="0.8378" calcext:value-type="float">
            <text:p>0,8378</text:p>
          </table:table-cell>
          <table:table-cell table:style-name="ce11" office:value-type="float" office:value="43.5634" calcext:value-type="float">
            <text:p>43,5634</text:p>
          </table:table-cell>
          <table:table-cell table:style-name="ce11" office:value-type="float" office:value="0.8377" calcext:value-type="float">
            <text:p>0,8377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5.8992" calcext:value-type="float">
            <text:p>-5,8992</text:p>
          </table:table-cell>
          <table:table-cell table:style-name="ce11" office:value-type="float" office:value="-12.706" calcext:value-type="float">
            <text:p>-12,706</text:p>
          </table:table-cell>
          <table:table-cell table:style-name="ce11" office:value-type="float" office:value="-5.8992" calcext:value-type="float">
            <text:p>-5,8992</text:p>
          </table:table-cell>
          <table:table-cell table:number-columns-repeated="51" table:style-name="ce11" office:value-type="float" office:value="0" calcext:value-type="float">
            <text:p>0</text:p>
          </table:table-cell>
          <table:table-cell/>
          <table:table-cell office:value-type="float" office:value="4.26304865" calcext:value-type="float">
            <text:p>4,26304865</text:p>
          </table:table-cell>
          <table:table-cell table:number-columns-repeated="16286"/>
        </table:table-row>
        <table:table-row table:style-name="ro1">
          <table:table-cell table:number-columns-repeated="27" table:style-name="ce11" office:value-type="float" office:value="0" calcext:value-type="float">
            <text:p>0</text:p>
          </table:table-cell>
          <table:table-cell table:style-name="ce11" office:value-type="float" office:value="0.8377" calcext:value-type="float">
            <text:p>0,8377</text:p>
          </table:table-cell>
          <table:table-cell table:style-name="ce11" office:value-type="float" office:value="43.5634" calcext:value-type="float">
            <text:p>43,5634</text:p>
          </table:table-cell>
          <table:table-cell table:style-name="ce11" office:value-type="float" office:value="0.8378" calcext:value-type="float">
            <text:p>0,837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5.8992" calcext:value-type="float">
            <text:p>-5,8992</text:p>
          </table:table-cell>
          <table:table-cell table:style-name="ce11" office:value-type="float" office:value="-12.706" calcext:value-type="float">
            <text:p>-12,706</text:p>
          </table:table-cell>
          <table:table-cell table:style-name="ce11" office:value-type="float" office:value="-5.8992" calcext:value-type="float">
            <text:p>-5,8992</text:p>
          </table:table-cell>
          <table:table-cell table:number-columns-repeated="50" table:style-name="ce11" office:value-type="float" office:value="0" calcext:value-type="float">
            <text:p>0</text:p>
          </table:table-cell>
          <table:table-cell/>
          <table:table-cell office:value-type="float" office:value="4.26304865" calcext:value-type="float">
            <text:p>4,26304865</text:p>
          </table:table-cell>
          <table:table-cell table:number-columns-repeated="16286"/>
        </table:table-row>
        <table:table-row table:style-name="ro1">
          <table:table-cell table:number-columns-repeated="28" table:style-name="ce11" office:value-type="float" office:value="0" calcext:value-type="float">
            <text:p>0</text:p>
          </table:table-cell>
          <table:table-cell table:style-name="ce11" office:value-type="float" office:value="0.8378" calcext:value-type="float">
            <text:p>0,8378</text:p>
          </table:table-cell>
          <table:table-cell table:style-name="ce11" office:value-type="float" office:value="43.5634" calcext:value-type="float">
            <text:p>43,5634</text:p>
          </table:table-cell>
          <table:table-cell table:style-name="ce11" office:value-type="float" office:value="0.8377" calcext:value-type="float">
            <text:p>0,8377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5.8992" calcext:value-type="float">
            <text:p>-5,8992</text:p>
          </table:table-cell>
          <table:table-cell table:style-name="ce11" office:value-type="float" office:value="-12.706" calcext:value-type="float">
            <text:p>-12,706</text:p>
          </table:table-cell>
          <table:table-cell table:style-name="ce11" office:value-type="float" office:value="-5.8992" calcext:value-type="float">
            <text:p>-5,8992</text:p>
          </table:table-cell>
          <table:table-cell table:number-columns-repeated="49" table:style-name="ce11" office:value-type="float" office:value="0" calcext:value-type="float">
            <text:p>0</text:p>
          </table:table-cell>
          <table:table-cell/>
          <table:table-cell office:value-type="float" office:value="4.26304865" calcext:value-type="float">
            <text:p>4,26304865</text:p>
          </table:table-cell>
          <table:table-cell table:number-columns-repeated="16286"/>
        </table:table-row>
        <table:table-row table:style-name="ro1">
          <table:table-cell table:number-columns-repeated="29" table:style-name="ce11" office:value-type="float" office:value="0" calcext:value-type="float">
            <text:p>0</text:p>
          </table:table-cell>
          <table:table-cell table:style-name="ce11" office:value-type="float" office:value="0.8377" calcext:value-type="float">
            <text:p>0,8377</text:p>
          </table:table-cell>
          <table:table-cell table:style-name="ce11" office:value-type="float" office:value="43.5634" calcext:value-type="float">
            <text:p>43,5634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-5.8992" calcext:value-type="float">
            <text:p>-5,8992</text:p>
          </table:table-cell>
          <table:table-cell table:style-name="ce11" office:value-type="float" office:value="-12.706" calcext:value-type="float">
            <text:p>-12,706</text:p>
          </table:table-cell>
          <table:table-cell table:number-columns-repeated="49" table:style-name="ce11" office:value-type="float" office:value="0" calcext:value-type="float">
            <text:p>0</text:p>
          </table:table-cell>
          <table:table-cell/>
          <table:table-cell office:value-type="float" office:value="24.6551971" calcext:value-type="float">
            <text:p>24,6551971</text:p>
          </table:table-cell>
          <table:table-cell table:number-columns-repeated="16286"/>
        </table:table-row>
        <table:table-row table:style-name="ro1">
          <table:table-cell table:number-columns-repeated="31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4" table:style-name="ce11" office:value-type="float" office:value="0" calcext:value-type="float">
            <text:p>0</text:p>
          </table:table-cell>
          <table:table-cell/>
          <table:table-cell office:value-type="float" office:value="5.76000023" calcext:value-type="float">
            <text:p>5,76000023</text:p>
          </table:table-cell>
          <table:table-cell table:number-columns-repeated="16286"/>
        </table:table-row>
        <table:table-row table:style-name="ro1">
          <table:table-cell table:number-columns-repeated="3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3" table:style-name="ce11" office:value-type="float" office:value="0" calcext:value-type="float">
            <text:p>0</text:p>
          </table:table-cell>
          <table:table-cell/>
          <table:table-cell office:value-type="float" office:value="2.56000018" calcext:value-type="float">
            <text:p>2,56000018</text:p>
          </table:table-cell>
          <table:table-cell table:number-columns-repeated="16286"/>
        </table:table-row>
        <table:table-row table:style-name="ro1">
          <table:table-cell table:number-columns-repeated="17" table:style-name="ce11" office:value-type="float" office:value="0" calcext:value-type="float">
            <text:p>0</text:p>
          </table:table-cell>
          <table:table-cell table:style-name="ce11" office:value-type="float" office:value="-0.4189" calcext:value-type="float">
            <text:p>-0,4189</text:p>
          </table:table-cell>
          <table:table-cell table:style-name="ce11" office:value-type="float" office:value="-2.618" calcext:value-type="float">
            <text:p>-2,618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27.9253" calcext:value-type="float">
            <text:p>27,9253</text:p>
          </table:table-cell>
          <table:table-cell table:style-name="ce11" office:value-type="float" office:value="-6.4228" calcext:value-type="float">
            <text:p>-6,4228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-0.6981" calcext:value-type="float">
            <text:p>-0,6981</text:p>
          </table:table-cell>
          <table:table-cell table:style-name="ce11" office:value-type="float" office:value="-4.3633" calcext:value-type="float">
            <text:p>-4,3633</text:p>
          </table:table-cell>
          <table:table-cell table:number-columns-repeated="45" table:style-name="ce11" office:value-type="float" office:value="0" calcext:value-type="float">
            <text:p>0</text:p>
          </table:table-cell>
          <table:table-cell/>
          <table:table-cell office:value-type="float" office:value="24.1853313" calcext:value-type="float">
            <text:p>24,1853313</text:p>
          </table:table-cell>
          <table:table-cell table:number-columns-repeated="16286"/>
        </table:table-row>
        <table:table-row table:style-name="ro1">
          <table:table-cell table:number-columns-repeated="17" table:style-name="ce11" office:value-type="float" office:value="0" calcext:value-type="float">
            <text:p>0</text:p>
          </table:table-cell>
          <table:table-cell table:style-name="ce11" office:value-type="float" office:value="-2.618" calcext:value-type="float">
            <text:p>-2,618</text:p>
          </table:table-cell>
          <table:table-cell table:style-name="ce11" office:value-type="float" office:value="-0.4189" calcext:value-type="float">
            <text:p>-0,4189</text:p>
          </table:table-cell>
          <table:table-cell table:style-name="ce11" office:value-type="float" office:value="-2.618" calcext:value-type="float">
            <text:p>-2,61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4228" calcext:value-type="float">
            <text:p>-6,4228</text:p>
          </table:table-cell>
          <table:table-cell table:style-name="ce11" office:value-type="float" office:value="27.9253" calcext:value-type="float">
            <text:p>27,9253</text:p>
          </table:table-cell>
          <table:table-cell table:style-name="ce11" office:value-type="float" office:value="-6.4228" calcext:value-type="float">
            <text:p>-6,422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4.3633" calcext:value-type="float">
            <text:p>-4,3633</text:p>
          </table:table-cell>
          <table:table-cell table:style-name="ce11" office:value-type="float" office:value="-0.6981" calcext:value-type="float">
            <text:p>-0,6981</text:p>
          </table:table-cell>
          <table:table-cell table:style-name="ce11" office:value-type="float" office:value="-4.3633" calcext:value-type="float">
            <text:p>-4,3633</text:p>
          </table:table-cell>
          <table:table-cell table:number-columns-repeated="44" table:style-name="ce11" office:value-type="float" office:value="0" calcext:value-type="float">
            <text:p>0</text:p>
          </table:table-cell>
          <table:table-cell/>
          <table:table-cell office:value-type="float" office:value="24.1853313" calcext:value-type="float">
            <text:p>24,1853313</text:p>
          </table:table-cell>
          <table:table-cell table:number-columns-repeated="16286"/>
        </table:table-row>
        <table:table-row table:style-name="ro1">
          <table:table-cell table:number-columns-repeated="18" table:style-name="ce11" office:value-type="float" office:value="0" calcext:value-type="float">
            <text:p>0</text:p>
          </table:table-cell>
          <table:table-cell table:style-name="ce11" office:value-type="float" office:value="-2.618" calcext:value-type="float">
            <text:p>-2,618</text:p>
          </table:table-cell>
          <table:table-cell table:style-name="ce11" office:value-type="float" office:value="-0.4189" calcext:value-type="float">
            <text:p>-0,4189</text:p>
          </table:table-cell>
          <table:table-cell table:style-name="ce11" office:value-type="float" office:value="-2.618" calcext:value-type="float">
            <text:p>-2,61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4228" calcext:value-type="float">
            <text:p>-6,4228</text:p>
          </table:table-cell>
          <table:table-cell table:style-name="ce11" office:value-type="float" office:value="27.9253" calcext:value-type="float">
            <text:p>27,9253</text:p>
          </table:table-cell>
          <table:table-cell table:style-name="ce11" office:value-type="float" office:value="-6.4228" calcext:value-type="float">
            <text:p>-6,422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4.3633" calcext:value-type="float">
            <text:p>-4,3633</text:p>
          </table:table-cell>
          <table:table-cell table:style-name="ce11" office:value-type="float" office:value="-0.6981" calcext:value-type="float">
            <text:p>-0,6981</text:p>
          </table:table-cell>
          <table:table-cell table:style-name="ce11" office:value-type="float" office:value="-4.3633" calcext:value-type="float">
            <text:p>-4,3633</text:p>
          </table:table-cell>
          <table:table-cell table:number-columns-repeated="43" table:style-name="ce11" office:value-type="float" office:value="0" calcext:value-type="float">
            <text:p>0</text:p>
          </table:table-cell>
          <table:table-cell/>
          <table:table-cell office:value-type="float" office:value="24.1853313" calcext:value-type="float">
            <text:p>24,1853313</text:p>
          </table:table-cell>
          <table:table-cell table:number-columns-repeated="16286"/>
        </table:table-row>
        <table:table-row table:style-name="ro1">
          <table:table-cell table:number-columns-repeated="19" table:style-name="ce11" office:value-type="float" office:value="0" calcext:value-type="float">
            <text:p>0</text:p>
          </table:table-cell>
          <table:table-cell table:style-name="ce11" office:value-type="float" office:value="-2.618" calcext:value-type="float">
            <text:p>-2,618</text:p>
          </table:table-cell>
          <table:table-cell table:style-name="ce11" office:value-type="float" office:value="-0.4189" calcext:value-type="float">
            <text:p>-0,4189</text:p>
          </table:table-cell>
          <table:table-cell table:style-name="ce11" office:value-type="float" office:value="-2.618" calcext:value-type="float">
            <text:p>-2,61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4228" calcext:value-type="float">
            <text:p>-6,4228</text:p>
          </table:table-cell>
          <table:table-cell table:style-name="ce11" office:value-type="float" office:value="27.9253" calcext:value-type="float">
            <text:p>27,9253</text:p>
          </table:table-cell>
          <table:table-cell table:style-name="ce11" office:value-type="float" office:value="-6.4228" calcext:value-type="float">
            <text:p>-6,422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4.3633" calcext:value-type="float">
            <text:p>-4,3633</text:p>
          </table:table-cell>
          <table:table-cell table:style-name="ce11" office:value-type="float" office:value="-0.6981" calcext:value-type="float">
            <text:p>-0,6981</text:p>
          </table:table-cell>
          <table:table-cell table:style-name="ce11" office:value-type="float" office:value="-4.3633" calcext:value-type="float">
            <text:p>-4,3633</text:p>
          </table:table-cell>
          <table:table-cell table:number-columns-repeated="42" table:style-name="ce11" office:value-type="float" office:value="0" calcext:value-type="float">
            <text:p>0</text:p>
          </table:table-cell>
          <table:table-cell/>
          <table:table-cell office:value-type="float" office:value="24.1853313" calcext:value-type="float">
            <text:p>24,1853313</text:p>
          </table:table-cell>
          <table:table-cell table:number-columns-repeated="16286"/>
        </table:table-row>
        <table:table-row table:style-name="ro1">
          <table:table-cell table:number-columns-repeated="20" table:style-name="ce11" office:value-type="float" office:value="0" calcext:value-type="float">
            <text:p>0</text:p>
          </table:table-cell>
          <table:table-cell table:style-name="ce11" office:value-type="float" office:value="-2.618" calcext:value-type="float">
            <text:p>-2,618</text:p>
          </table:table-cell>
          <table:table-cell table:style-name="ce11" office:value-type="float" office:value="-1.0174" calcext:value-type="float">
            <text:p>-1,0174</text:p>
          </table:table-cell>
          <table:table-cell table:style-name="ce11" office:value-type="float" office:value="-5.0536" calcext:value-type="float">
            <text:p>-5,0536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4228" calcext:value-type="float">
            <text:p>-6,4228</text:p>
          </table:table-cell>
          <table:table-cell table:style-name="ce11" office:value-type="float" office:value="29.0491" calcext:value-type="float">
            <text:p>29,0491</text:p>
          </table:table-cell>
          <table:table-cell table:style-name="ce11" office:value-type="float" office:value="-5.8142" calcext:value-type="float">
            <text:p>-5,8142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4.3633" calcext:value-type="float">
            <text:p>-4,3633</text:p>
          </table:table-cell>
          <table:table-cell table:style-name="ce11" office:value-type="float" office:value="-1.2234" calcext:value-type="float">
            <text:p>-1,2234</text:p>
          </table:table-cell>
          <table:table-cell table:style-name="ce11" office:value-type="float" office:value="-2.5363" calcext:value-type="float">
            <text:p>-2,5363</text:p>
          </table:table-cell>
          <table:table-cell table:number-columns-repeated="41" table:style-name="ce11" office:value-type="float" office:value="0" calcext:value-type="float">
            <text:p>0</text:p>
          </table:table-cell>
          <table:table-cell/>
          <table:table-cell office:value-type="float" office:value="24.1853313" calcext:value-type="float">
            <text:p>24,1853313</text:p>
          </table:table-cell>
          <table:table-cell table:number-columns-repeated="16286"/>
        </table:table-row>
        <table:table-row table:style-name="ro1">
          <table:table-cell table:number-columns-repeated="21" table:style-name="ce11" office:value-type="float" office:value="0" calcext:value-type="float">
            <text:p>0</text:p>
          </table:table-cell>
          <table:table-cell table:style-name="ce11" office:value-type="float" office:value="-1.1776" calcext:value-type="float">
            <text:p>-1,1776</text:p>
          </table:table-cell>
          <table:table-cell table:style-name="ce11" office:value-type="float" office:value="-2.5708" calcext:value-type="float">
            <text:p>-2,5708</text:p>
          </table:table-cell>
          <table:table-cell table:style-name="ce11" office:value-type="float" office:value="-6.088" calcext:value-type="float">
            <text:p>-6,08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5.8142" calcext:value-type="float">
            <text:p>-5,8142</text:p>
          </table:table-cell>
          <table:table-cell table:style-name="ce11" office:value-type="float" office:value="33.3297" calcext:value-type="float">
            <text:p>33,3297</text:p>
          </table:table-cell>
          <table:table-cell table:style-name="ce11" office:value-type="float" office:value="-5.0829" calcext:value-type="float">
            <text:p>-5,0829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8815" calcext:value-type="float">
            <text:p>-6,8815</text:p>
          </table:table-cell>
          <table:table-cell table:style-name="ce11" office:value-type="float" office:value="-3.0123" calcext:value-type="float">
            <text:p>-3,0123</text:p>
          </table:table-cell>
          <table:table-cell table:style-name="ce11" office:value-type="float" office:value="-2.7025" calcext:value-type="float">
            <text:p>-2,7025</text:p>
          </table:table-cell>
          <table:table-cell table:number-columns-repeated="40" table:style-name="ce11" office:value-type="float" office:value="0" calcext:value-type="float">
            <text:p>0</text:p>
          </table:table-cell>
          <table:table-cell/>
          <table:table-cell office:value-type="float" office:value="24.1853313" calcext:value-type="float">
            <text:p>24,1853313</text:p>
          </table:table-cell>
          <table:table-cell table:number-columns-repeated="16286"/>
        </table:table-row>
        <table:table-row table:style-name="ro1">
          <table:table-cell table:number-columns-repeated="22" table:style-name="ce11" office:value-type="float" office:value="0" calcext:value-type="float">
            <text:p>0</text:p>
          </table:table-cell>
          <table:table-cell table:style-name="ce11" office:value-type="float" office:value="-1.3853" calcext:value-type="float">
            <text:p>-1,3853</text:p>
          </table:table-cell>
          <table:table-cell table:style-name="ce11" office:value-type="float" office:value="-4.494" calcext:value-type="float">
            <text:p>-4,494</text:p>
          </table:table-cell>
          <table:table-cell table:style-name="ce11" office:value-type="float" office:value="-7.1715" calcext:value-type="float">
            <text:p>-7,1715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5.0829" calcext:value-type="float">
            <text:p>-5,0829</text:p>
          </table:table-cell>
          <table:table-cell table:style-name="ce11" office:value-type="float" office:value="37.5032" calcext:value-type="float">
            <text:p>37,5032</text:p>
          </table:table-cell>
          <table:table-cell table:style-name="ce11" office:value-type="float" office:value="-3.8398" calcext:value-type="float">
            <text:p>-3,839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7.4721" calcext:value-type="float">
            <text:p>-7,4721</text:p>
          </table:table-cell>
          <table:table-cell table:style-name="ce11" office:value-type="float" office:value="-5.1285" calcext:value-type="float">
            <text:p>-5,1285</text:p>
          </table:table-cell>
          <table:table-cell table:style-name="ce11" office:value-type="float" office:value="-2.929" calcext:value-type="float">
            <text:p>-2,929</text:p>
          </table:table-cell>
          <table:table-cell table:number-columns-repeated="39" table:style-name="ce11" office:value-type="float" office:value="0" calcext:value-type="float">
            <text:p>0</text:p>
          </table:table-cell>
          <table:table-cell/>
          <table:table-cell office:value-type="float" office:value="24.1853313" calcext:value-type="float">
            <text:p>24,1853313</text:p>
          </table:table-cell>
          <table:table-cell table:number-columns-repeated="16286"/>
        </table:table-row>
        <table:table-row table:style-name="ro1">
          <table:table-cell table:number-columns-repeated="23" table:style-name="ce11" office:value-type="float" office:value="0" calcext:value-type="float">
            <text:p>0</text:p>
          </table:table-cell>
          <table:table-cell table:style-name="ce11" office:value-type="float" office:value="-1.6423" calcext:value-type="float">
            <text:p>-1,6423</text:p>
          </table:table-cell>
          <table:table-cell table:style-name="ce11" office:value-type="float" office:value="-7.1866" calcext:value-type="float">
            <text:p>-7,1866</text:p>
          </table:table-cell>
          <table:table-cell table:style-name="ce11" office:value-type="float" office:value="-8.3634" calcext:value-type="float">
            <text:p>-8,3634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3.8398" calcext:value-type="float">
            <text:p>-3,8398</text:p>
          </table:table-cell>
          <table:table-cell table:style-name="ce11" office:value-type="float" office:value="42.3128" calcext:value-type="float">
            <text:p>42,3128</text:p>
          </table:table-cell>
          <table:table-cell table:style-name="ce11" office:value-type="float" office:value="-1.9719" calcext:value-type="float">
            <text:p>-1,9719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8.1231" calcext:value-type="float">
            <text:p>-8,1231</text:p>
          </table:table-cell>
          <table:table-cell table:style-name="ce11" office:value-type="float" office:value="-7.9158" calcext:value-type="float">
            <text:p>-7,9158</text:p>
          </table:table-cell>
          <table:table-cell table:style-name="ce11" office:value-type="float" office:value="-3.2699" calcext:value-type="float">
            <text:p>-3,2699</text:p>
          </table:table-cell>
          <table:table-cell table:number-columns-repeated="38" table:style-name="ce11" office:value-type="float" office:value="0" calcext:value-type="float">
            <text:p>0</text:p>
          </table:table-cell>
          <table:table-cell/>
          <table:table-cell office:value-type="float" office:value="24.1853313" calcext:value-type="float">
            <text:p>24,1853313</text:p>
          </table:table-cell>
          <table:table-cell table:number-columns-repeated="16286"/>
        </table:table-row>
        <table:table-row table:style-name="ro1">
          <table:table-cell table:number-columns-repeated="24" table:style-name="ce11" office:value-type="float" office:value="0" calcext:value-type="float">
            <text:p>0</text:p>
          </table:table-cell>
          <table:table-cell table:style-name="ce11" office:value-type="float" office:value="-2.0076" calcext:value-type="float">
            <text:p>-2,0076</text:p>
          </table:table-cell>
          <table:table-cell table:style-name="ce11" office:value-type="float" office:value="-10.9573" calcext:value-type="float">
            <text:p>-10,9573</text:p>
          </table:table-cell>
          <table:table-cell table:style-name="ce11" office:value-type="float" office:value="-9.7664" calcext:value-type="float">
            <text:p>-9,7664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1.9719" calcext:value-type="float">
            <text:p>-1,9719</text:p>
          </table:table-cell>
          <table:table-cell table:style-name="ce11" office:value-type="float" office:value="48.3491" calcext:value-type="float">
            <text:p>48,3491</text:p>
          </table:table-cell>
          <table:table-cell table:style-name="ce11" office:value-type="float" office:value="0.7173" calcext:value-type="float">
            <text:p>0,7173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8.8885" calcext:value-type="float">
            <text:p>-8,8885</text:p>
          </table:table-cell>
          <table:table-cell table:style-name="ce11" office:value-type="float" office:value="-11.6558" calcext:value-type="float">
            <text:p>-11,6558</text:p>
          </table:table-cell>
          <table:table-cell table:style-name="ce11" office:value-type="float" office:value="-3.8189" calcext:value-type="float">
            <text:p>-3,8189</text:p>
          </table:table-cell>
          <table:table-cell table:number-columns-repeated="37" table:style-name="ce11" office:value-type="float" office:value="0" calcext:value-type="float">
            <text:p>0</text:p>
          </table:table-cell>
          <table:table-cell/>
          <table:table-cell office:value-type="float" office:value="24.1853313" calcext:value-type="float">
            <text:p>24,1853313</text:p>
          </table:table-cell>
          <table:table-cell table:number-columns-repeated="16286"/>
        </table:table-row>
        <table:table-row table:style-name="ro1">
          <table:table-cell table:number-columns-repeated="25" table:style-name="ce11" office:value-type="float" office:value="0" calcext:value-type="float">
            <text:p>0</text:p>
          </table:table-cell>
          <table:table-cell table:style-name="ce11" office:value-type="float" office:value="-2.584" calcext:value-type="float">
            <text:p>-2,584</text:p>
          </table:table-cell>
          <table:table-cell table:style-name="ce11" office:value-type="float" office:value="-13.7644" calcext:value-type="float">
            <text:p>-13,7644</text:p>
          </table:table-cell>
          <table:table-cell table:style-name="ce11" office:value-type="float" office:value="-5.8992" calcext:value-type="float">
            <text:p>-5,8992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0.7173" calcext:value-type="float">
            <text:p>0,7173</text:p>
          </table:table-cell>
          <table:table-cell table:style-name="ce11" office:value-type="float" office:value="52.2776" calcext:value-type="float">
            <text:p>52,2776</text:p>
          </table:table-cell>
          <table:table-cell table:style-name="ce11" office:value-type="float" office:value="0.9774" calcext:value-type="float">
            <text:p>0,9774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9.8619" calcext:value-type="float">
            <text:p>-9,8619</text:p>
          </table:table-cell>
          <table:table-cell table:style-name="ce11" office:value-type="float" office:value="-15.056" calcext:value-type="float">
            <text:p>-15,056</text:p>
          </table:table-cell>
          <table:table-cell table:style-name="ce11" office:value-type="float" office:value="-6.8068" calcext:value-type="float">
            <text:p>-6,8068</text:p>
          </table:table-cell>
          <table:table-cell table:number-columns-repeated="36" table:style-name="ce11" office:value-type="float" office:value="0" calcext:value-type="float">
            <text:p>0</text:p>
          </table:table-cell>
          <table:table-cell/>
          <table:table-cell office:value-type="float" office:value="24.1853313" calcext:value-type="float">
            <text:p>24,1853313</text:p>
          </table:table-cell>
          <table:table-cell table:number-columns-repeated="16286"/>
        </table:table-row>
        <table:table-row table:style-name="ro1">
          <table:table-cell table:number-columns-repeated="26" table:style-name="ce11" office:value-type="float" office:value="0" calcext:value-type="float">
            <text:p>0</text:p>
          </table:table-cell>
          <table:table-cell table:style-name="ce11" office:value-type="float" office:value="-5.8992" calcext:value-type="float">
            <text:p>-5,8992</text:p>
          </table:table-cell>
          <table:table-cell table:style-name="ce11" office:value-type="float" office:value="-12.706" calcext:value-type="float">
            <text:p>-12,706</text:p>
          </table:table-cell>
          <table:table-cell table:style-name="ce11" office:value-type="float" office:value="-5.8992" calcext:value-type="float">
            <text:p>-5,8992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0.9774" calcext:value-type="float">
            <text:p>0,9774</text:p>
          </table:table-cell>
          <table:table-cell table:style-name="ce11" office:value-type="float" office:value="50.824" calcext:value-type="float">
            <text:p>50,824</text:p>
          </table:table-cell>
          <table:table-cell table:style-name="ce11" office:value-type="float" office:value="0.9774" calcext:value-type="float">
            <text:p>0,9774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8068" calcext:value-type="float">
            <text:p>-6,8068</text:p>
          </table:table-cell>
          <table:table-cell table:style-name="ce11" office:value-type="float" office:value="-14.6607" calcext:value-type="float">
            <text:p>-14,6607</text:p>
          </table:table-cell>
          <table:table-cell table:style-name="ce11" office:value-type="float" office:value="-6.8068" calcext:value-type="float">
            <text:p>-6,8068</text:p>
          </table:table-cell>
          <table:table-cell table:number-columns-repeated="35" table:style-name="ce11" office:value-type="float" office:value="0" calcext:value-type="float">
            <text:p>0</text:p>
          </table:table-cell>
          <table:table-cell/>
          <table:table-cell office:value-type="float" office:value="24.1853313" calcext:value-type="float">
            <text:p>24,1853313</text:p>
          </table:table-cell>
          <table:table-cell table:number-columns-repeated="16286"/>
        </table:table-row>
        <table:table-row table:style-name="ro1">
          <table:table-cell table:number-columns-repeated="27" table:style-name="ce11" office:value-type="float" office:value="0" calcext:value-type="float">
            <text:p>0</text:p>
          </table:table-cell>
          <table:table-cell table:style-name="ce11" office:value-type="float" office:value="-5.8992" calcext:value-type="float">
            <text:p>-5,8992</text:p>
          </table:table-cell>
          <table:table-cell table:style-name="ce11" office:value-type="float" office:value="-12.706" calcext:value-type="float">
            <text:p>-12,706</text:p>
          </table:table-cell>
          <table:table-cell table:style-name="ce11" office:value-type="float" office:value="-5.8992" calcext:value-type="float">
            <text:p>-5,8992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0.9774" calcext:value-type="float">
            <text:p>0,9774</text:p>
          </table:table-cell>
          <table:table-cell table:style-name="ce11" office:value-type="float" office:value="50.824" calcext:value-type="float">
            <text:p>50,824</text:p>
          </table:table-cell>
          <table:table-cell table:style-name="ce11" office:value-type="float" office:value="0.9774" calcext:value-type="float">
            <text:p>0,9774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8068" calcext:value-type="float">
            <text:p>-6,8068</text:p>
          </table:table-cell>
          <table:table-cell table:style-name="ce11" office:value-type="float" office:value="-14.6607" calcext:value-type="float">
            <text:p>-14,6607</text:p>
          </table:table-cell>
          <table:table-cell table:style-name="ce11" office:value-type="float" office:value="-6.8068" calcext:value-type="float">
            <text:p>-6,8068</text:p>
          </table:table-cell>
          <table:table-cell table:number-columns-repeated="34" table:style-name="ce11" office:value-type="float" office:value="0" calcext:value-type="float">
            <text:p>0</text:p>
          </table:table-cell>
          <table:table-cell/>
          <table:table-cell office:value-type="float" office:value="24.1853313" calcext:value-type="float">
            <text:p>24,1853313</text:p>
          </table:table-cell>
          <table:table-cell table:number-columns-repeated="16286"/>
        </table:table-row>
        <table:table-row table:style-name="ro1">
          <table:table-cell table:number-columns-repeated="28" table:style-name="ce11" office:value-type="float" office:value="0" calcext:value-type="float">
            <text:p>0</text:p>
          </table:table-cell>
          <table:table-cell table:style-name="ce11" office:value-type="float" office:value="-5.8992" calcext:value-type="float">
            <text:p>-5,8992</text:p>
          </table:table-cell>
          <table:table-cell table:style-name="ce11" office:value-type="float" office:value="-12.706" calcext:value-type="float">
            <text:p>-12,706</text:p>
          </table:table-cell>
          <table:table-cell table:style-name="ce11" office:value-type="float" office:value="-5.8992" calcext:value-type="float">
            <text:p>-5,8992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0.9774" calcext:value-type="float">
            <text:p>0,9774</text:p>
          </table:table-cell>
          <table:table-cell table:style-name="ce11" office:value-type="float" office:value="50.824" calcext:value-type="float">
            <text:p>50,824</text:p>
          </table:table-cell>
          <table:table-cell table:style-name="ce11" office:value-type="float" office:value="0.9774" calcext:value-type="float">
            <text:p>0,9774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8068" calcext:value-type="float">
            <text:p>-6,8068</text:p>
          </table:table-cell>
          <table:table-cell table:style-name="ce11" office:value-type="float" office:value="-14.6608" calcext:value-type="float">
            <text:p>-14,6608</text:p>
          </table:table-cell>
          <table:table-cell table:style-name="ce11" office:value-type="float" office:value="-6.8068" calcext:value-type="float">
            <text:p>-6,8068</text:p>
          </table:table-cell>
          <table:table-cell table:number-columns-repeated="33" table:style-name="ce11" office:value-type="float" office:value="0" calcext:value-type="float">
            <text:p>0</text:p>
          </table:table-cell>
          <table:table-cell/>
          <table:table-cell office:value-type="float" office:value="24.1853313" calcext:value-type="float">
            <text:p>24,1853313</text:p>
          </table:table-cell>
          <table:table-cell table:number-columns-repeated="16286"/>
        </table:table-row>
        <table:table-row table:style-name="ro1">
          <table:table-cell table:number-columns-repeated="29" table:style-name="ce11" office:value-type="float" office:value="0" calcext:value-type="float">
            <text:p>0</text:p>
          </table:table-cell>
          <table:table-cell table:style-name="ce11" office:value-type="float" office:value="-5.8992" calcext:value-type="float">
            <text:p>-5,8992</text:p>
          </table:table-cell>
          <table:table-cell table:style-name="ce11" office:value-type="float" office:value="-12.706" calcext:value-type="float">
            <text:p>-12,706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0.9774" calcext:value-type="float">
            <text:p>0,9774</text:p>
          </table:table-cell>
          <table:table-cell table:style-name="ce11" office:value-type="float" office:value="50.824" calcext:value-type="float">
            <text:p>50,824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-6.8068" calcext:value-type="float">
            <text:p>-6,8068</text:p>
          </table:table-cell>
          <table:table-cell table:style-name="ce11" office:value-type="float" office:value="-14.6607" calcext:value-type="float">
            <text:p>-14,6607</text:p>
          </table:table-cell>
          <table:table-cell table:number-columns-repeated="33" table:style-name="ce11" office:value-type="float" office:value="0" calcext:value-type="float">
            <text:p>0</text:p>
          </table:table-cell>
          <table:table-cell/>
          <table:table-cell office:value-type="float" office:value="70.9413528" calcext:value-type="float">
            <text:p>70,9413528</text:p>
          </table:table-cell>
          <table:table-cell table:number-columns-repeated="16286"/>
        </table:table-row>
        <table:table-row table:style-name="ro1">
          <table:table-cell table:number-columns-repeated="47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8" table:style-name="ce11" office:value-type="float" office:value="0" calcext:value-type="float">
            <text:p>0</text:p>
          </table:table-cell>
          <table:table-cell/>
          <table:table-cell office:value-type="float" office:value="7.83999968" calcext:value-type="float">
            <text:p>7,83999968</text:p>
          </table:table-cell>
          <table:table-cell table:number-columns-repeated="16286"/>
        </table:table-row>
        <table:table-row table:style-name="ro1">
          <table:table-cell table:number-columns-repeated="48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7" table:style-name="ce11" office:value-type="float" office:value="0" calcext:value-type="float">
            <text:p>0</text:p>
          </table:table-cell>
          <table:table-cell/>
          <table:table-cell office:value-type="float" office:value="5.76000023" calcext:value-type="float">
            <text:p>5,76000023</text:p>
          </table:table-cell>
          <table:table-cell table:number-columns-repeated="16286"/>
        </table:table-row>
        <table:table-row table:style-name="ro1">
          <table:table-cell table:number-columns-repeated="33" table:style-name="ce11" office:value-type="float" office:value="0" calcext:value-type="float">
            <text:p>0</text:p>
          </table:table-cell>
          <table:table-cell table:style-name="ce11" office:value-type="float" office:value="-0.6981" calcext:value-type="float">
            <text:p>-0,6981</text:p>
          </table:table-cell>
          <table:table-cell table:style-name="ce11" office:value-type="float" office:value="-4.3633" calcext:value-type="float">
            <text:p>-4,3633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41.8879" calcext:value-type="float">
            <text:p>41,8879</text:p>
          </table:table-cell>
          <table:table-cell table:style-name="ce11" office:value-type="float" office:value="-9.6342" calcext:value-type="float">
            <text:p>-9,6342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-0.9774" calcext:value-type="float">
            <text:p>-0,9774</text:p>
          </table:table-cell>
          <table:table-cell table:style-name="ce11" office:value-type="float" office:value="-6.1087" calcext:value-type="float">
            <text:p>-6,1087</text:p>
          </table:table-cell>
          <table:table-cell table:number-columns-repeated="29" table:style-name="ce11" office:value-type="float" office:value="0" calcext:value-type="float">
            <text:p>0</text:p>
          </table:table-cell>
          <table:table-cell/>
          <table:table-cell office:value-type="float" office:value="70.3679047" calcext:value-type="float">
            <text:p>70,3679047</text:p>
          </table:table-cell>
          <table:table-cell table:number-columns-repeated="16286"/>
        </table:table-row>
        <table:table-row table:style-name="ro1">
          <table:table-cell table:number-columns-repeated="33" table:style-name="ce11" office:value-type="float" office:value="0" calcext:value-type="float">
            <text:p>0</text:p>
          </table:table-cell>
          <table:table-cell table:style-name="ce11" office:value-type="float" office:value="-4.3633" calcext:value-type="float">
            <text:p>-4,3633</text:p>
          </table:table-cell>
          <table:table-cell table:style-name="ce11" office:value-type="float" office:value="-0.6981" calcext:value-type="float">
            <text:p>-0,6981</text:p>
          </table:table-cell>
          <table:table-cell table:style-name="ce11" office:value-type="float" office:value="-4.3633" calcext:value-type="float">
            <text:p>-4,3633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9.6342" calcext:value-type="float">
            <text:p>-9,6342</text:p>
          </table:table-cell>
          <table:table-cell table:style-name="ce11" office:value-type="float" office:value="41.8879" calcext:value-type="float">
            <text:p>41,8879</text:p>
          </table:table-cell>
          <table:table-cell table:style-name="ce11" office:value-type="float" office:value="-9.6342" calcext:value-type="float">
            <text:p>-9,6342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1087" calcext:value-type="float">
            <text:p>-6,1087</text:p>
          </table:table-cell>
          <table:table-cell table:style-name="ce11" office:value-type="float" office:value="-0.9774" calcext:value-type="float">
            <text:p>-0,9774</text:p>
          </table:table-cell>
          <table:table-cell table:style-name="ce11" office:value-type="float" office:value="-6.1087" calcext:value-type="float">
            <text:p>-6,1087</text:p>
          </table:table-cell>
          <table:table-cell table:number-columns-repeated="28" table:style-name="ce11" office:value-type="float" office:value="0" calcext:value-type="float">
            <text:p>0</text:p>
          </table:table-cell>
          <table:table-cell/>
          <table:table-cell office:value-type="float" office:value="70.3679047" calcext:value-type="float">
            <text:p>70,3679047</text:p>
          </table:table-cell>
          <table:table-cell table:number-columns-repeated="16286"/>
        </table:table-row>
        <table:table-row table:style-name="ro1">
          <table:table-cell table:number-columns-repeated="34" table:style-name="ce11" office:value-type="float" office:value="0" calcext:value-type="float">
            <text:p>0</text:p>
          </table:table-cell>
          <table:table-cell table:style-name="ce11" office:value-type="float" office:value="-4.3633" calcext:value-type="float">
            <text:p>-4,3633</text:p>
          </table:table-cell>
          <table:table-cell table:style-name="ce11" office:value-type="float" office:value="-0.6981" calcext:value-type="float">
            <text:p>-0,6981</text:p>
          </table:table-cell>
          <table:table-cell table:style-name="ce11" office:value-type="float" office:value="-4.3633" calcext:value-type="float">
            <text:p>-4,3633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9.6342" calcext:value-type="float">
            <text:p>-9,6342</text:p>
          </table:table-cell>
          <table:table-cell table:style-name="ce11" office:value-type="float" office:value="41.8879" calcext:value-type="float">
            <text:p>41,8879</text:p>
          </table:table-cell>
          <table:table-cell table:style-name="ce11" office:value-type="float" office:value="-9.6342" calcext:value-type="float">
            <text:p>-9,6342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1087" calcext:value-type="float">
            <text:p>-6,1087</text:p>
          </table:table-cell>
          <table:table-cell table:style-name="ce11" office:value-type="float" office:value="-0.9774" calcext:value-type="float">
            <text:p>-0,9774</text:p>
          </table:table-cell>
          <table:table-cell table:style-name="ce11" office:value-type="float" office:value="-6.1087" calcext:value-type="float">
            <text:p>-6,1087</text:p>
          </table:table-cell>
          <table:table-cell table:number-columns-repeated="27" table:style-name="ce11" office:value-type="float" office:value="0" calcext:value-type="float">
            <text:p>0</text:p>
          </table:table-cell>
          <table:table-cell/>
          <table:table-cell office:value-type="float" office:value="70.3679047" calcext:value-type="float">
            <text:p>70,3679047</text:p>
          </table:table-cell>
          <table:table-cell table:number-columns-repeated="16286"/>
        </table:table-row>
        <table:table-row table:style-name="ro1">
          <table:table-cell table:number-columns-repeated="35" table:style-name="ce11" office:value-type="float" office:value="0" calcext:value-type="float">
            <text:p>0</text:p>
          </table:table-cell>
          <table:table-cell table:style-name="ce11" office:value-type="float" office:value="-4.3633" calcext:value-type="float">
            <text:p>-4,3633</text:p>
          </table:table-cell>
          <table:table-cell table:style-name="ce11" office:value-type="float" office:value="-0.6981" calcext:value-type="float">
            <text:p>-0,6981</text:p>
          </table:table-cell>
          <table:table-cell table:style-name="ce11" office:value-type="float" office:value="-4.3633" calcext:value-type="float">
            <text:p>-4,3633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9.6342" calcext:value-type="float">
            <text:p>-9,6342</text:p>
          </table:table-cell>
          <table:table-cell table:style-name="ce11" office:value-type="float" office:value="41.8879" calcext:value-type="float">
            <text:p>41,8879</text:p>
          </table:table-cell>
          <table:table-cell table:style-name="ce11" office:value-type="float" office:value="-9.6342" calcext:value-type="float">
            <text:p>-9,6342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1087" calcext:value-type="float">
            <text:p>-6,1087</text:p>
          </table:table-cell>
          <table:table-cell table:style-name="ce11" office:value-type="float" office:value="-0.9774" calcext:value-type="float">
            <text:p>-0,9774</text:p>
          </table:table-cell>
          <table:table-cell table:style-name="ce11" office:value-type="float" office:value="-6.1087" calcext:value-type="float">
            <text:p>-6,1087</text:p>
          </table:table-cell>
          <table:table-cell table:number-columns-repeated="26" table:style-name="ce11" office:value-type="float" office:value="0" calcext:value-type="float">
            <text:p>0</text:p>
          </table:table-cell>
          <table:table-cell/>
          <table:table-cell office:value-type="float" office:value="70.3679047" calcext:value-type="float">
            <text:p>70,3679047</text:p>
          </table:table-cell>
          <table:table-cell table:number-columns-repeated="16286"/>
        </table:table-row>
        <table:table-row table:style-name="ro1">
          <table:table-cell table:number-columns-repeated="36" table:style-name="ce11" office:value-type="float" office:value="0" calcext:value-type="float">
            <text:p>0</text:p>
          </table:table-cell>
          <table:table-cell table:style-name="ce11" office:value-type="float" office:value="-4.3633" calcext:value-type="float">
            <text:p>-4,3633</text:p>
          </table:table-cell>
          <table:table-cell table:style-name="ce11" office:value-type="float" office:value="-1.2234" calcext:value-type="float">
            <text:p>-1,2234</text:p>
          </table:table-cell>
          <table:table-cell table:style-name="ce11" office:value-type="float" office:value="-6.8815" calcext:value-type="float">
            <text:p>-6,8815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9.6342" calcext:value-type="float">
            <text:p>-9,6342</text:p>
          </table:table-cell>
          <table:table-cell table:style-name="ce11" office:value-type="float" office:value="42.7594" calcext:value-type="float">
            <text:p>42,7594</text:p>
          </table:table-cell>
          <table:table-cell table:style-name="ce11" office:value-type="float" office:value="-8.7428" calcext:value-type="float">
            <text:p>-8,742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1087" calcext:value-type="float">
            <text:p>-6,1087</text:p>
          </table:table-cell>
          <table:table-cell table:style-name="ce11" office:value-type="float" office:value="-1.3236" calcext:value-type="float">
            <text:p>-1,3236</text:p>
          </table:table-cell>
          <table:table-cell table:style-name="ce11" office:value-type="float" office:value="-4.4819" calcext:value-type="float">
            <text:p>-4,4819</text:p>
          </table:table-cell>
          <table:table-cell table:number-columns-repeated="25" table:style-name="ce11" office:value-type="float" office:value="0" calcext:value-type="float">
            <text:p>0</text:p>
          </table:table-cell>
          <table:table-cell/>
          <table:table-cell office:value-type="float" office:value="70.3679047" calcext:value-type="float">
            <text:p>70,3679047</text:p>
          </table:table-cell>
          <table:table-cell table:number-columns-repeated="16286"/>
        </table:table-row>
        <table:table-row table:style-name="ro1">
          <table:table-cell table:number-columns-repeated="37" table:style-name="ce11" office:value-type="float" office:value="0" calcext:value-type="float">
            <text:p>0</text:p>
          </table:table-cell>
          <table:table-cell table:style-name="ce11" office:value-type="float" office:value="-2.5363" calcext:value-type="float">
            <text:p>-2,5363</text:p>
          </table:table-cell>
          <table:table-cell table:style-name="ce11" office:value-type="float" office:value="-3.0123" calcext:value-type="float">
            <text:p>-3,0123</text:p>
          </table:table-cell>
          <table:table-cell table:style-name="ce11" office:value-type="float" office:value="-7.4721" calcext:value-type="float">
            <text:p>-7,4721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8.7428" calcext:value-type="float">
            <text:p>-8,7428</text:p>
          </table:table-cell>
          <table:table-cell table:style-name="ce11" office:value-type="float" office:value="44.8968" calcext:value-type="float">
            <text:p>44,8968</text:p>
          </table:table-cell>
          <table:table-cell table:style-name="ce11" office:value-type="float" office:value="-7.2766" calcext:value-type="float">
            <text:p>-7,2766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8.0229" calcext:value-type="float">
            <text:p>-8,0229</text:p>
          </table:table-cell>
          <table:table-cell table:style-name="ce11" office:value-type="float" office:value="-3.2806" calcext:value-type="float">
            <text:p>-3,2806</text:p>
          </table:table-cell>
          <table:table-cell table:style-name="ce11" office:value-type="float" office:value="-4.5533" calcext:value-type="float">
            <text:p>-4,5533</text:p>
          </table:table-cell>
          <table:table-cell table:number-columns-repeated="24" table:style-name="ce11" office:value-type="float" office:value="0" calcext:value-type="float">
            <text:p>0</text:p>
          </table:table-cell>
          <table:table-cell/>
          <table:table-cell office:value-type="float" office:value="70.3679047" calcext:value-type="float">
            <text:p>70,3679047</text:p>
          </table:table-cell>
          <table:table-cell table:number-columns-repeated="16286"/>
        </table:table-row>
        <table:table-row table:style-name="ro1">
          <table:table-cell table:number-columns-repeated="38" table:style-name="ce11" office:value-type="float" office:value="0" calcext:value-type="float">
            <text:p>0</text:p>
          </table:table-cell>
          <table:table-cell table:style-name="ce11" office:value-type="float" office:value="-2.7025" calcext:value-type="float">
            <text:p>-2,7025</text:p>
          </table:table-cell>
          <table:table-cell table:style-name="ce11" office:value-type="float" office:value="-5.1285" calcext:value-type="float">
            <text:p>-5,1285</text:p>
          </table:table-cell>
          <table:table-cell table:style-name="ce11" office:value-type="float" office:value="-8.1231" calcext:value-type="float">
            <text:p>-8,1231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7.2766" calcext:value-type="float">
            <text:p>-7,2766</text:p>
          </table:table-cell>
          <table:table-cell table:style-name="ce11" office:value-type="float" office:value="47.2399" calcext:value-type="float">
            <text:p>47,2399</text:p>
          </table:table-cell>
          <table:table-cell table:style-name="ce11" office:value-type="float" office:value="-5.4066" calcext:value-type="float">
            <text:p>-5,4066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8.2506" calcext:value-type="float">
            <text:p>-8,2506</text:p>
          </table:table-cell>
          <table:table-cell table:style-name="ce11" office:value-type="float" office:value="-5.6521" calcext:value-type="float">
            <text:p>-5,6521</text:p>
          </table:table-cell>
          <table:table-cell table:style-name="ce11" office:value-type="float" office:value="-4.6999" calcext:value-type="float">
            <text:p>-4,6999</text:p>
          </table:table-cell>
          <table:table-cell table:number-columns-repeated="23" table:style-name="ce11" office:value-type="float" office:value="0" calcext:value-type="float">
            <text:p>0</text:p>
          </table:table-cell>
          <table:table-cell/>
          <table:table-cell office:value-type="float" office:value="70.3679047" calcext:value-type="float">
            <text:p>70,3679047</text:p>
          </table:table-cell>
          <table:table-cell table:number-columns-repeated="16286"/>
        </table:table-row>
        <table:table-row table:style-name="ro1">
          <table:table-cell table:number-columns-repeated="39" table:style-name="ce11" office:value-type="float" office:value="0" calcext:value-type="float">
            <text:p>0</text:p>
          </table:table-cell>
          <table:table-cell table:style-name="ce11" office:value-type="float" office:value="-2.929" calcext:value-type="float">
            <text:p>-2,929</text:p>
          </table:table-cell>
          <table:table-cell table:style-name="ce11" office:value-type="float" office:value="-7.9158" calcext:value-type="float">
            <text:p>-7,9158</text:p>
          </table:table-cell>
          <table:table-cell table:style-name="ce11" office:value-type="float" office:value="-8.8885" calcext:value-type="float">
            <text:p>-8,8885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5.4066" calcext:value-type="float">
            <text:p>-5,4066</text:p>
          </table:table-cell>
          <table:table-cell table:style-name="ce11" office:value-type="float" office:value="50.3083" calcext:value-type="float">
            <text:p>50,3083</text:p>
          </table:table-cell>
          <table:table-cell table:style-name="ce11" office:value-type="float" office:value="-3.0283" calcext:value-type="float">
            <text:p>-3,0283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8.5536" calcext:value-type="float">
            <text:p>-8,5536</text:p>
          </table:table-cell>
          <table:table-cell table:style-name="ce11" office:value-type="float" office:value="-8.6141" calcext:value-type="float">
            <text:p>-8,6141</text:p>
          </table:table-cell>
          <table:table-cell table:style-name="ce11" office:value-type="float" office:value="-4.9724" calcext:value-type="float">
            <text:p>-4,9724</text:p>
          </table:table-cell>
          <table:table-cell table:number-columns-repeated="22" table:style-name="ce11" office:value-type="float" office:value="0" calcext:value-type="float">
            <text:p>0</text:p>
          </table:table-cell>
          <table:table-cell/>
          <table:table-cell office:value-type="float" office:value="70.3679047" calcext:value-type="float">
            <text:p>70,3679047</text:p>
          </table:table-cell>
          <table:table-cell table:number-columns-repeated="16286"/>
        </table:table-row>
        <table:table-row table:style-name="ro1">
          <table:table-cell table:number-columns-repeated="40" table:style-name="ce11" office:value-type="float" office:value="0" calcext:value-type="float">
            <text:p>0</text:p>
          </table:table-cell>
          <table:table-cell table:style-name="ce11" office:value-type="float" office:value="-3.2699" calcext:value-type="float">
            <text:p>-3,2699</text:p>
          </table:table-cell>
          <table:table-cell table:style-name="ce11" office:value-type="float" office:value="-11.6558" calcext:value-type="float">
            <text:p>-11,6558</text:p>
          </table:table-cell>
          <table:table-cell table:style-name="ce11" office:value-type="float" office:value="-9.8619" calcext:value-type="float">
            <text:p>-9,8619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3.0283" calcext:value-type="float">
            <text:p>-3,0283</text:p>
          </table:table-cell>
          <table:table-cell table:style-name="ce11" office:value-type="float" office:value="54.6478" calcext:value-type="float">
            <text:p>54,6478</text:p>
          </table:table-cell>
          <table:table-cell table:style-name="ce11" office:value-type="float" office:value="0.0397" calcext:value-type="float">
            <text:p>0,0397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8.9825" calcext:value-type="float">
            <text:p>-8,9825</text:p>
          </table:table-cell>
          <table:table-cell table:style-name="ce11" office:value-type="float" office:value="-12.4305" calcext:value-type="float">
            <text:p>-12,4305</text:p>
          </table:table-cell>
          <table:table-cell table:style-name="ce11" office:value-type="float" office:value="-5.4585" calcext:value-type="float">
            <text:p>-5,4585</text:p>
          </table:table-cell>
          <table:table-cell table:number-columns-repeated="21" table:style-name="ce11" office:value-type="float" office:value="0" calcext:value-type="float">
            <text:p>0</text:p>
          </table:table-cell>
          <table:table-cell/>
          <table:table-cell office:value-type="float" office:value="70.3679047" calcext:value-type="float">
            <text:p>70,3679047</text:p>
          </table:table-cell>
          <table:table-cell table:number-columns-repeated="16286"/>
        </table:table-row>
        <table:table-row table:style-name="ro1">
          <table:table-cell table:number-columns-repeated="41" table:style-name="ce11" office:value-type="float" office:value="0" calcext:value-type="float">
            <text:p>0</text:p>
          </table:table-cell>
          <table:table-cell table:style-name="ce11" office:value-type="float" office:value="-3.8189" calcext:value-type="float">
            <text:p>-3,8189</text:p>
          </table:table-cell>
          <table:table-cell table:style-name="ce11" office:value-type="float" office:value="-15.056" calcext:value-type="float">
            <text:p>-15,056</text:p>
          </table:table-cell>
          <table:table-cell table:style-name="ce11" office:value-type="float" office:value="-6.8068" calcext:value-type="float">
            <text:p>-6,806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0.0397" calcext:value-type="float">
            <text:p>0,0397</text:p>
          </table:table-cell>
          <table:table-cell table:style-name="ce11" office:value-type="float" office:value="58.3027" calcext:value-type="float">
            <text:p>58,3027</text:p>
          </table:table-cell>
          <table:table-cell table:style-name="ce11" office:value-type="float" office:value="1.117" calcext:value-type="float">
            <text:p>1,117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9.625" calcext:value-type="float">
            <text:p>-9,625</text:p>
          </table:table-cell>
          <table:table-cell table:style-name="ce11" office:value-type="float" office:value="-16.4384" calcext:value-type="float">
            <text:p>-16,4384</text:p>
          </table:table-cell>
          <table:table-cell table:style-name="ce11" office:value-type="float" office:value="-7.7144" calcext:value-type="float">
            <text:p>-7,7144</text:p>
          </table:table-cell>
          <table:table-cell table:number-columns-repeated="20" table:style-name="ce11" office:value-type="float" office:value="0" calcext:value-type="float">
            <text:p>0</text:p>
          </table:table-cell>
          <table:table-cell/>
          <table:table-cell office:value-type="float" office:value="70.3679047" calcext:value-type="float">
            <text:p>70,3679047</text:p>
          </table:table-cell>
          <table:table-cell table:number-columns-repeated="16286"/>
        </table:table-row>
        <table:table-row table:style-name="ro1">
          <table:table-cell table:number-columns-repeated="42" table:style-name="ce11" office:value-type="float" office:value="0" calcext:value-type="float">
            <text:p>0</text:p>
          </table:table-cell>
          <table:table-cell table:style-name="ce11" office:value-type="float" office:value="-6.8068" calcext:value-type="float">
            <text:p>-6,8068</text:p>
          </table:table-cell>
          <table:table-cell table:style-name="ce11" office:value-type="float" office:value="-14.6607" calcext:value-type="float">
            <text:p>-14,6607</text:p>
          </table:table-cell>
          <table:table-cell table:style-name="ce11" office:value-type="float" office:value="-6.8068" calcext:value-type="float">
            <text:p>-6,806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1.117" calcext:value-type="float">
            <text:p>1,117</text:p>
          </table:table-cell>
          <table:table-cell table:style-name="ce11" office:value-type="float" office:value="58.0846" calcext:value-type="float">
            <text:p>58,0846</text:p>
          </table:table-cell>
          <table:table-cell table:style-name="ce11" office:value-type="float" office:value="1.117" calcext:value-type="float">
            <text:p>1,117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7.7144" calcext:value-type="float">
            <text:p>-7,7144</text:p>
          </table:table-cell>
          <table:table-cell table:style-name="ce11" office:value-type="float" office:value="-16.6156" calcext:value-type="float">
            <text:p>-16,6156</text:p>
          </table:table-cell>
          <table:table-cell table:style-name="ce11" office:value-type="float" office:value="-7.7144" calcext:value-type="float">
            <text:p>-7,7144</text:p>
          </table:table-cell>
          <table:table-cell table:number-columns-repeated="19" table:style-name="ce11" office:value-type="float" office:value="0" calcext:value-type="float">
            <text:p>0</text:p>
          </table:table-cell>
          <table:table-cell/>
          <table:table-cell office:value-type="float" office:value="70.3679047" calcext:value-type="float">
            <text:p>70,3679047</text:p>
          </table:table-cell>
          <table:table-cell table:number-columns-repeated="16286"/>
        </table:table-row>
        <table:table-row table:style-name="ro1">
          <table:table-cell table:number-columns-repeated="43" table:style-name="ce11" office:value-type="float" office:value="0" calcext:value-type="float">
            <text:p>0</text:p>
          </table:table-cell>
          <table:table-cell table:style-name="ce11" office:value-type="float" office:value="-6.8068" calcext:value-type="float">
            <text:p>-6,8068</text:p>
          </table:table-cell>
          <table:table-cell table:style-name="ce11" office:value-type="float" office:value="-14.6607" calcext:value-type="float">
            <text:p>-14,6607</text:p>
          </table:table-cell>
          <table:table-cell table:style-name="ce11" office:value-type="float" office:value="-6.8068" calcext:value-type="float">
            <text:p>-6,806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1.117" calcext:value-type="float">
            <text:p>1,117</text:p>
          </table:table-cell>
          <table:table-cell table:style-name="ce11" office:value-type="float" office:value="58.0846" calcext:value-type="float">
            <text:p>58,0846</text:p>
          </table:table-cell>
          <table:table-cell table:style-name="ce11" office:value-type="float" office:value="1.117" calcext:value-type="float">
            <text:p>1,117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7.7144" calcext:value-type="float">
            <text:p>-7,7144</text:p>
          </table:table-cell>
          <table:table-cell table:style-name="ce11" office:value-type="float" office:value="-16.6156" calcext:value-type="float">
            <text:p>-16,6156</text:p>
          </table:table-cell>
          <table:table-cell table:style-name="ce11" office:value-type="float" office:value="-7.7144" calcext:value-type="float">
            <text:p>-7,7144</text:p>
          </table:table-cell>
          <table:table-cell table:number-columns-repeated="18" table:style-name="ce11" office:value-type="float" office:value="0" calcext:value-type="float">
            <text:p>0</text:p>
          </table:table-cell>
          <table:table-cell/>
          <table:table-cell office:value-type="float" office:value="70.3679047" calcext:value-type="float">
            <text:p>70,3679047</text:p>
          </table:table-cell>
          <table:table-cell table:number-columns-repeated="16286"/>
        </table:table-row>
        <table:table-row table:style-name="ro1">
          <table:table-cell table:number-columns-repeated="44" table:style-name="ce11" office:value-type="float" office:value="0" calcext:value-type="float">
            <text:p>0</text:p>
          </table:table-cell>
          <table:table-cell table:style-name="ce11" office:value-type="float" office:value="-6.8068" calcext:value-type="float">
            <text:p>-6,8068</text:p>
          </table:table-cell>
          <table:table-cell table:style-name="ce11" office:value-type="float" office:value="-14.6608" calcext:value-type="float">
            <text:p>-14,6608</text:p>
          </table:table-cell>
          <table:table-cell table:style-name="ce11" office:value-type="float" office:value="-6.8068" calcext:value-type="float">
            <text:p>-6,8068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1.117" calcext:value-type="float">
            <text:p>1,117</text:p>
          </table:table-cell>
          <table:table-cell table:style-name="ce11" office:value-type="float" office:value="58.0846" calcext:value-type="float">
            <text:p>58,0846</text:p>
          </table:table-cell>
          <table:table-cell table:style-name="ce11" office:value-type="float" office:value="1.117" calcext:value-type="float">
            <text:p>1,117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7.7144" calcext:value-type="float">
            <text:p>-7,7144</text:p>
          </table:table-cell>
          <table:table-cell table:style-name="ce11" office:value-type="float" office:value="-16.6156" calcext:value-type="float">
            <text:p>-16,6156</text:p>
          </table:table-cell>
          <table:table-cell table:style-name="ce11" office:value-type="float" office:value="-7.7144" calcext:value-type="float">
            <text:p>-7,7144</text:p>
          </table:table-cell>
          <table:table-cell table:number-columns-repeated="17" table:style-name="ce11" office:value-type="float" office:value="0" calcext:value-type="float">
            <text:p>0</text:p>
          </table:table-cell>
          <table:table-cell/>
          <table:table-cell office:value-type="float" office:value="70.3679047" calcext:value-type="float">
            <text:p>70,3679047</text:p>
          </table:table-cell>
          <table:table-cell table:number-columns-repeated="16286"/>
        </table:table-row>
        <table:table-row table:style-name="ro1">
          <table:table-cell table:number-columns-repeated="45" table:style-name="ce11" office:value-type="float" office:value="0" calcext:value-type="float">
            <text:p>0</text:p>
          </table:table-cell>
          <table:table-cell table:style-name="ce11" office:value-type="float" office:value="-6.8068" calcext:value-type="float">
            <text:p>-6,8068</text:p>
          </table:table-cell>
          <table:table-cell table:style-name="ce11" office:value-type="float" office:value="-14.6607" calcext:value-type="float">
            <text:p>-14,6607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1.117" calcext:value-type="float">
            <text:p>1,117</text:p>
          </table:table-cell>
          <table:table-cell table:style-name="ce11" office:value-type="float" office:value="58.0846" calcext:value-type="float">
            <text:p>58,0846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-7.7144" calcext:value-type="float">
            <text:p>-7,7144</text:p>
          </table:table-cell>
          <table:table-cell table:style-name="ce11" office:value-type="float" office:value="-16.6156" calcext:value-type="float">
            <text:p>-16,6156</text:p>
          </table:table-cell>
          <table:table-cell table:number-columns-repeated="17" table:style-name="ce11" office:value-type="float" office:value="0" calcext:value-type="float">
            <text:p>0</text:p>
          </table:table-cell>
          <table:table-cell/>
          <table:table-cell office:value-type="float" office:value="137.612869" calcext:value-type="float">
            <text:p>137,612869</text:p>
          </table:table-cell>
          <table:table-cell table:number-columns-repeated="16286"/>
        </table:table-row>
        <table:table-row table:style-name="ro1">
          <table:table-cell table:number-columns-repeated="6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2" table:style-name="ce11" office:value-type="float" office:value="0" calcext:value-type="float">
            <text:p>0</text:p>
          </table:table-cell>
          <table:table-cell/>
          <table:table-cell office:value-type="float" office:value="10.2400007" calcext:value-type="float">
            <text:p>10,2400007</text:p>
          </table:table-cell>
          <table:table-cell table:number-columns-repeated="16286"/>
        </table:table-row>
        <table:table-row table:style-name="ro1">
          <table:table-cell table:number-columns-repeated="64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1" table:style-name="ce11" office:value-type="float" office:value="0" calcext:value-type="float">
            <text:p>0</text:p>
          </table:table-cell>
          <table:table-cell/>
          <table:table-cell office:value-type="float" office:value="10.2400007" calcext:value-type="float">
            <text:p>10,2400007</text:p>
          </table:table-cell>
          <table:table-cell table:number-columns-repeated="16286"/>
        </table:table-row>
        <table:table-row table:style-name="ro1">
          <table:table-cell table:number-columns-repeated="49" table:style-name="ce11" office:value-type="float" office:value="0" calcext:value-type="float">
            <text:p>0</text:p>
          </table:table-cell>
          <table:table-cell table:style-name="ce11" office:value-type="float" office:value="-0.9774" calcext:value-type="float">
            <text:p>-0,9774</text:p>
          </table:table-cell>
          <table:table-cell table:style-name="ce11" office:value-type="float" office:value="-6.1087" calcext:value-type="float">
            <text:p>-6,1087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55.8505" calcext:value-type="float">
            <text:p>55,8505</text:p>
          </table:table-cell>
          <table:table-cell table:style-name="ce11" office:value-type="float" office:value="-12.8456" calcext:value-type="float">
            <text:p>-12,8456</text:p>
          </table:table-cell>
          <table:table-cell table:number-columns-repeated="29" table:style-name="ce11" office:value-type="float" office:value="0" calcext:value-type="float">
            <text:p>0</text:p>
          </table:table-cell>
          <table:table-cell/>
          <table:table-cell office:value-type="float" office:value="156.340912" calcext:value-type="float">
            <text:p>156,340912</text:p>
          </table:table-cell>
          <table:table-cell table:number-columns-repeated="16286"/>
        </table:table-row>
        <table:table-row table:style-name="ro1">
          <table:table-cell table:number-columns-repeated="49" table:style-name="ce11" office:value-type="float" office:value="0" calcext:value-type="float">
            <text:p>0</text:p>
          </table:table-cell>
          <table:table-cell table:style-name="ce11" office:value-type="float" office:value="-6.1087" calcext:value-type="float">
            <text:p>-6,1087</text:p>
          </table:table-cell>
          <table:table-cell table:style-name="ce11" office:value-type="float" office:value="-0.9774" calcext:value-type="float">
            <text:p>-0,9774</text:p>
          </table:table-cell>
          <table:table-cell table:style-name="ce11" office:value-type="float" office:value="-6.1087" calcext:value-type="float">
            <text:p>-6,1087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12.8456" calcext:value-type="float">
            <text:p>-12,8456</text:p>
          </table:table-cell>
          <table:table-cell table:style-name="ce11" office:value-type="float" office:value="55.8505" calcext:value-type="float">
            <text:p>55,8505</text:p>
          </table:table-cell>
          <table:table-cell table:style-name="ce11" office:value-type="float" office:value="-12.8456" calcext:value-type="float">
            <text:p>-12,8456</text:p>
          </table:table-cell>
          <table:table-cell table:number-columns-repeated="28" table:style-name="ce11" office:value-type="float" office:value="0" calcext:value-type="float">
            <text:p>0</text:p>
          </table:table-cell>
          <table:table-cell/>
          <table:table-cell office:value-type="float" office:value="190.063538" calcext:value-type="float">
            <text:p>190,063538</text:p>
          </table:table-cell>
          <table:table-cell table:number-columns-repeated="16286"/>
        </table:table-row>
        <table:table-row table:style-name="ro1">
          <table:table-cell table:number-columns-repeated="50" table:style-name="ce11" office:value-type="float" office:value="0" calcext:value-type="float">
            <text:p>0</text:p>
          </table:table-cell>
          <table:table-cell table:style-name="ce11" office:value-type="float" office:value="-6.1087" calcext:value-type="float">
            <text:p>-6,1087</text:p>
          </table:table-cell>
          <table:table-cell table:style-name="ce11" office:value-type="float" office:value="-0.9774" calcext:value-type="float">
            <text:p>-0,9774</text:p>
          </table:table-cell>
          <table:table-cell table:style-name="ce11" office:value-type="float" office:value="-6.1087" calcext:value-type="float">
            <text:p>-6,1087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12.8456" calcext:value-type="float">
            <text:p>-12,8456</text:p>
          </table:table-cell>
          <table:table-cell table:style-name="ce11" office:value-type="float" office:value="55.8505" calcext:value-type="float">
            <text:p>55,8505</text:p>
          </table:table-cell>
          <table:table-cell table:style-name="ce11" office:value-type="float" office:value="-12.8456" calcext:value-type="float">
            <text:p>-12,8456</text:p>
          </table:table-cell>
          <table:table-cell table:number-columns-repeated="27" table:style-name="ce11" office:value-type="float" office:value="0" calcext:value-type="float">
            <text:p>0</text:p>
          </table:table-cell>
          <table:table-cell/>
          <table:table-cell office:value-type="float" office:value="190.063538" calcext:value-type="float">
            <text:p>190,063538</text:p>
          </table:table-cell>
          <table:table-cell table:number-columns-repeated="16286"/>
        </table:table-row>
        <table:table-row table:style-name="ro1">
          <table:table-cell table:number-columns-repeated="51" table:style-name="ce11" office:value-type="float" office:value="0" calcext:value-type="float">
            <text:p>0</text:p>
          </table:table-cell>
          <table:table-cell table:style-name="ce11" office:value-type="float" office:value="-6.1087" calcext:value-type="float">
            <text:p>-6,1087</text:p>
          </table:table-cell>
          <table:table-cell table:style-name="ce11" office:value-type="float" office:value="-0.9774" calcext:value-type="float">
            <text:p>-0,9774</text:p>
          </table:table-cell>
          <table:table-cell table:style-name="ce11" office:value-type="float" office:value="-6.1087" calcext:value-type="float">
            <text:p>-6,1087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12.8456" calcext:value-type="float">
            <text:p>-12,8456</text:p>
          </table:table-cell>
          <table:table-cell table:style-name="ce11" office:value-type="float" office:value="55.8505" calcext:value-type="float">
            <text:p>55,8505</text:p>
          </table:table-cell>
          <table:table-cell table:style-name="ce11" office:value-type="float" office:value="-12.8456" calcext:value-type="float">
            <text:p>-12,8456</text:p>
          </table:table-cell>
          <table:table-cell table:number-columns-repeated="26" table:style-name="ce11" office:value-type="float" office:value="0" calcext:value-type="float">
            <text:p>0</text:p>
          </table:table-cell>
          <table:table-cell/>
          <table:table-cell office:value-type="float" office:value="190.063507" calcext:value-type="float">
            <text:p>190,063507</text:p>
          </table:table-cell>
          <table:table-cell table:number-columns-repeated="16286"/>
        </table:table-row>
        <table:table-row table:style-name="ro1">
          <table:table-cell table:number-columns-repeated="52" table:style-name="ce11" office:value-type="float" office:value="0" calcext:value-type="float">
            <text:p>0</text:p>
          </table:table-cell>
          <table:table-cell table:style-name="ce11" office:value-type="float" office:value="-6.1087" calcext:value-type="float">
            <text:p>-6,1087</text:p>
          </table:table-cell>
          <table:table-cell table:style-name="ce11" office:value-type="float" office:value="-1.3236" calcext:value-type="float">
            <text:p>-1,3236</text:p>
          </table:table-cell>
          <table:table-cell table:style-name="ce11" office:value-type="float" office:value="-8.0229" calcext:value-type="float">
            <text:p>-8,0229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12.8456" calcext:value-type="float">
            <text:p>-12,8456</text:p>
          </table:table-cell>
          <table:table-cell table:style-name="ce11" office:value-type="float" office:value="56.3919" calcext:value-type="float">
            <text:p>56,3919</text:p>
          </table:table-cell>
          <table:table-cell table:style-name="ce11" office:value-type="float" office:value="-11.704" calcext:value-type="float">
            <text:p>-11,704</text:p>
          </table:table-cell>
          <table:table-cell table:number-columns-repeated="25" table:style-name="ce11" office:value-type="float" office:value="0" calcext:value-type="float">
            <text:p>0</text:p>
          </table:table-cell>
          <table:table-cell/>
          <table:table-cell office:value-type="float" office:value="185.444244" calcext:value-type="float">
            <text:p>185,444244</text:p>
          </table:table-cell>
          <table:table-cell table:number-columns-repeated="16286"/>
        </table:table-row>
        <table:table-row table:style-name="ro1">
          <table:table-cell table:number-columns-repeated="53" table:style-name="ce11" office:value-type="float" office:value="0" calcext:value-type="float">
            <text:p>0</text:p>
          </table:table-cell>
          <table:table-cell table:style-name="ce11" office:value-type="float" office:value="-4.4819" calcext:value-type="float">
            <text:p>-4,4819</text:p>
          </table:table-cell>
          <table:table-cell table:style-name="ce11" office:value-type="float" office:value="-3.2806" calcext:value-type="float">
            <text:p>-3,2806</text:p>
          </table:table-cell>
          <table:table-cell table:style-name="ce11" office:value-type="float" office:value="-8.2506" calcext:value-type="float">
            <text:p>-8,2506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11.704" calcext:value-type="float">
            <text:p>-11,704</text:p>
          </table:table-cell>
          <table:table-cell table:style-name="ce11" office:value-type="float" office:value="56.3856" calcext:value-type="float">
            <text:p>56,3856</text:p>
          </table:table-cell>
          <table:table-cell table:style-name="ce11" office:value-type="float" office:value="-9.4752" calcext:value-type="float">
            <text:p>-9,4752</text:p>
          </table:table-cell>
          <table:table-cell table:number-columns-repeated="24" table:style-name="ce11" office:value-type="float" office:value="0" calcext:value-type="float">
            <text:p>0</text:p>
          </table:table-cell>
          <table:table-cell/>
          <table:table-cell office:value-type="float" office:value="207.892349" calcext:value-type="float">
            <text:p>207,892349</text:p>
          </table:table-cell>
          <table:table-cell table:number-columns-repeated="16286"/>
        </table:table-row>
        <table:table-row table:style-name="ro1">
          <table:table-cell table:number-columns-repeated="54" table:style-name="ce11" office:value-type="float" office:value="0" calcext:value-type="float">
            <text:p>0</text:p>
          </table:table-cell>
          <table:table-cell table:style-name="ce11" office:value-type="float" office:value="-4.5533" calcext:value-type="float">
            <text:p>-4,5533</text:p>
          </table:table-cell>
          <table:table-cell table:style-name="ce11" office:value-type="float" office:value="-5.6521" calcext:value-type="float">
            <text:p>-5,6521</text:p>
          </table:table-cell>
          <table:table-cell table:style-name="ce11" office:value-type="float" office:value="-8.5536" calcext:value-type="float">
            <text:p>-8,5536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9.4752" calcext:value-type="float">
            <text:p>-9,4752</text:p>
          </table:table-cell>
          <table:table-cell table:style-name="ce11" office:value-type="float" office:value="57.0227" calcext:value-type="float">
            <text:p>57,0227</text:p>
          </table:table-cell>
          <table:table-cell table:style-name="ce11" office:value-type="float" office:value="-6.9431" calcext:value-type="float">
            <text:p>-6,9431</text:p>
          </table:table-cell>
          <table:table-cell table:number-columns-repeated="23" table:style-name="ce11" office:value-type="float" office:value="0" calcext:value-type="float">
            <text:p>0</text:p>
          </table:table-cell>
          <table:table-cell/>
          <table:table-cell office:value-type="float" office:value="229.109283" calcext:value-type="float">
            <text:p>229,109283</text:p>
          </table:table-cell>
          <table:table-cell table:number-columns-repeated="16286"/>
        </table:table-row>
        <table:table-row table:style-name="ro1">
          <table:table-cell table:number-columns-repeated="55" table:style-name="ce11" office:value-type="float" office:value="0" calcext:value-type="float">
            <text:p>0</text:p>
          </table:table-cell>
          <table:table-cell table:style-name="ce11" office:value-type="float" office:value="-4.6999" calcext:value-type="float">
            <text:p>-4,6999</text:p>
          </table:table-cell>
          <table:table-cell table:style-name="ce11" office:value-type="float" office:value="-8.6141" calcext:value-type="float">
            <text:p>-8,6141</text:p>
          </table:table-cell>
          <table:table-cell table:style-name="ce11" office:value-type="float" office:value="-8.9825" calcext:value-type="float">
            <text:p>-8,9825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6.9431" calcext:value-type="float">
            <text:p>-6,9431</text:p>
          </table:table-cell>
          <table:table-cell table:style-name="ce11" office:value-type="float" office:value="58.5103" calcext:value-type="float">
            <text:p>58,5103</text:p>
          </table:table-cell>
          <table:table-cell table:style-name="ce11" office:value-type="float" office:value="-4.0084" calcext:value-type="float">
            <text:p>-4,0084</text:p>
          </table:table-cell>
          <table:table-cell table:number-columns-repeated="22" table:style-name="ce11" office:value-type="float" office:value="0" calcext:value-type="float">
            <text:p>0</text:p>
          </table:table-cell>
          <table:table-cell/>
          <table:table-cell office:value-type="float" office:value="256.443756" calcext:value-type="float">
            <text:p>256,443756</text:p>
          </table:table-cell>
          <table:table-cell table:number-columns-repeated="16286"/>
        </table:table-row>
        <table:table-row table:style-name="ro1">
          <table:table-cell table:number-columns-repeated="56" table:style-name="ce11" office:value-type="float" office:value="0" calcext:value-type="float">
            <text:p>0</text:p>
          </table:table-cell>
          <table:table-cell table:style-name="ce11" office:value-type="float" office:value="-4.9724" calcext:value-type="float">
            <text:p>-4,9724</text:p>
          </table:table-cell>
          <table:table-cell table:style-name="ce11" office:value-type="float" office:value="-12.4305" calcext:value-type="float">
            <text:p>-12,4305</text:p>
          </table:table-cell>
          <table:table-cell table:style-name="ce11" office:value-type="float" office:value="-9.625" calcext:value-type="float">
            <text:p>-9,625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4.0084" calcext:value-type="float">
            <text:p>-4,0084</text:p>
          </table:table-cell>
          <table:table-cell table:style-name="ce11" office:value-type="float" office:value="61.367" calcext:value-type="float">
            <text:p>61,367</text:p>
          </table:table-cell>
          <table:table-cell table:style-name="ce11" office:value-type="float" office:value="-0.4986" calcext:value-type="float">
            <text:p>-0,4986</text:p>
          </table:table-cell>
          <table:table-cell table:number-columns-repeated="21" table:style-name="ce11" office:value-type="float" office:value="0" calcext:value-type="float">
            <text:p>0</text:p>
          </table:table-cell>
          <table:table-cell/>
          <table:table-cell office:value-type="float" office:value="293.002808" calcext:value-type="float">
            <text:p>293,002808</text:p>
          </table:table-cell>
          <table:table-cell table:number-columns-repeated="16286"/>
        </table:table-row>
        <table:table-row table:style-name="ro1">
          <table:table-cell table:number-columns-repeated="57" table:style-name="ce11" office:value-type="float" office:value="0" calcext:value-type="float">
            <text:p>0</text:p>
          </table:table-cell>
          <table:table-cell table:style-name="ce11" office:value-type="float" office:value="-5.4585" calcext:value-type="float">
            <text:p>-5,4585</text:p>
          </table:table-cell>
          <table:table-cell table:style-name="ce11" office:value-type="float" office:value="-16.4384" calcext:value-type="float">
            <text:p>-16,4384</text:p>
          </table:table-cell>
          <table:table-cell table:style-name="ce11" office:value-type="float" office:value="-7.7144" calcext:value-type="float">
            <text:p>-7,7144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-0.4986" calcext:value-type="float">
            <text:p>-0,4986</text:p>
          </table:table-cell>
          <table:table-cell table:style-name="ce11" office:value-type="float" office:value="64.6433" calcext:value-type="float">
            <text:p>64,6433</text:p>
          </table:table-cell>
          <table:table-cell table:style-name="ce11" office:value-type="float" office:value="1.2567" calcext:value-type="float">
            <text:p>1,2567</text:p>
          </table:table-cell>
          <table:table-cell table:number-columns-repeated="20" table:style-name="ce11" office:value-type="float" office:value="0" calcext:value-type="float">
            <text:p>0</text:p>
          </table:table-cell>
          <table:table-cell/>
          <table:table-cell office:value-type="float" office:value="340.666595" calcext:value-type="float">
            <text:p>340,666595</text:p>
          </table:table-cell>
          <table:table-cell table:number-columns-repeated="16286"/>
        </table:table-row>
        <table:table-row table:style-name="ro1">
          <table:table-cell table:number-columns-repeated="58" table:style-name="ce11" office:value-type="float" office:value="0" calcext:value-type="float">
            <text:p>0</text:p>
          </table:table-cell>
          <table:table-cell table:style-name="ce11" office:value-type="float" office:value="-7.7144" calcext:value-type="float">
            <text:p>-7,7144</text:p>
          </table:table-cell>
          <table:table-cell table:style-name="ce11" office:value-type="float" office:value="-16.6156" calcext:value-type="float">
            <text:p>-16,6156</text:p>
          </table:table-cell>
          <table:table-cell table:style-name="ce11" office:value-type="float" office:value="-7.7144" calcext:value-type="float">
            <text:p>-7,7144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1.2567" calcext:value-type="float">
            <text:p>1,2567</text:p>
          </table:table-cell>
          <table:table-cell table:style-name="ce11" office:value-type="float" office:value="65.3451" calcext:value-type="float">
            <text:p>65,3451</text:p>
          </table:table-cell>
          <table:table-cell table:style-name="ce11" office:value-type="float" office:value="1.2566" calcext:value-type="float">
            <text:p>1,2566</text:p>
          </table:table-cell>
          <table:table-cell table:number-columns-repeated="19" table:style-name="ce11" office:value-type="float" office:value="0" calcext:value-type="float">
            <text:p>0</text:p>
          </table:table-cell>
          <table:table-cell/>
          <table:table-cell office:value-type="float" office:value="340.859741" calcext:value-type="float">
            <text:p>340,859741</text:p>
          </table:table-cell>
          <table:table-cell table:number-columns-repeated="16286"/>
        </table:table-row>
        <table:table-row table:style-name="ro1">
          <table:table-cell table:number-columns-repeated="59" table:style-name="ce11" office:value-type="float" office:value="0" calcext:value-type="float">
            <text:p>0</text:p>
          </table:table-cell>
          <table:table-cell table:style-name="ce11" office:value-type="float" office:value="-7.7144" calcext:value-type="float">
            <text:p>-7,7144</text:p>
          </table:table-cell>
          <table:table-cell table:style-name="ce11" office:value-type="float" office:value="-16.6156" calcext:value-type="float">
            <text:p>-16,6156</text:p>
          </table:table-cell>
          <table:table-cell table:style-name="ce11" office:value-type="float" office:value="-7.7144" calcext:value-type="float">
            <text:p>-7,7144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1.2566" calcext:value-type="float">
            <text:p>1,2566</text:p>
          </table:table-cell>
          <table:table-cell table:style-name="ce11" office:value-type="float" office:value="65.3451" calcext:value-type="float">
            <text:p>65,3451</text:p>
          </table:table-cell>
          <table:table-cell table:style-name="ce11" office:value-type="float" office:value="1.2567" calcext:value-type="float">
            <text:p>1,2567</text:p>
          </table:table-cell>
          <table:table-cell table:number-columns-repeated="18" table:style-name="ce11" office:value-type="float" office:value="0" calcext:value-type="float">
            <text:p>0</text:p>
          </table:table-cell>
          <table:table-cell/>
          <table:table-cell office:value-type="float" office:value="340.859772" calcext:value-type="float">
            <text:p>340,859772</text:p>
          </table:table-cell>
          <table:table-cell table:number-columns-repeated="16286"/>
        </table:table-row>
        <table:table-row table:style-name="ro1">
          <table:table-cell table:number-columns-repeated="60" table:style-name="ce11" office:value-type="float" office:value="0" calcext:value-type="float">
            <text:p>0</text:p>
          </table:table-cell>
          <table:table-cell table:style-name="ce11" office:value-type="float" office:value="-7.7144" calcext:value-type="float">
            <text:p>-7,7144</text:p>
          </table:table-cell>
          <table:table-cell table:style-name="ce11" office:value-type="float" office:value="-16.6156" calcext:value-type="float">
            <text:p>-16,6156</text:p>
          </table:table-cell>
          <table:table-cell table:style-name="ce11" office:value-type="float" office:value="-7.7144" calcext:value-type="float">
            <text:p>-7,7144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 table:style-name="ce11" office:value-type="float" office:value="1.2567" calcext:value-type="float">
            <text:p>1,2567</text:p>
          </table:table-cell>
          <table:table-cell table:style-name="ce11" office:value-type="float" office:value="65.3451" calcext:value-type="float">
            <text:p>65,3451</text:p>
          </table:table-cell>
          <table:table-cell table:style-name="ce11" office:value-type="float" office:value="1.2566" calcext:value-type="float">
            <text:p>1,2566</text:p>
          </table:table-cell>
          <table:table-cell table:number-columns-repeated="17" table:style-name="ce11" office:value-type="float" office:value="0" calcext:value-type="float">
            <text:p>0</text:p>
          </table:table-cell>
          <table:table-cell/>
          <table:table-cell office:value-type="float" office:value="340.859833" calcext:value-type="float">
            <text:p>340,859833</text:p>
          </table:table-cell>
          <table:table-cell table:number-columns-repeated="16286"/>
        </table:table-row>
        <table:table-row table:style-name="ro1">
          <table:table-cell table:number-columns-repeated="61" table:style-name="ce11" office:value-type="float" office:value="0" calcext:value-type="float">
            <text:p>0</text:p>
          </table:table-cell>
          <table:table-cell table:style-name="ce11" office:value-type="float" office:value="-7.7144" calcext:value-type="float">
            <text:p>-7,7144</text:p>
          </table:table-cell>
          <table:table-cell table:style-name="ce11" office:value-type="float" office:value="-16.6156" calcext:value-type="float">
            <text:p>-16,6156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 table:style-name="ce11" office:value-type="float" office:value="1.2566" calcext:value-type="float">
            <text:p>1,2566</text:p>
          </table:table-cell>
          <table:table-cell table:style-name="ce11" office:value-type="float" office:value="65.3451" calcext:value-type="float">
            <text:p>65,3451</text:p>
          </table:table-cell>
          <table:table-cell table:number-columns-repeated="17" table:style-name="ce11" office:value-type="float" office:value="0" calcext:value-type="float">
            <text:p>0</text:p>
          </table:table-cell>
          <table:table-cell/>
          <table:table-cell office:value-type="float" office:value="226.875854" calcext:value-type="float">
            <text:p>226,875854</text:p>
          </table:table-cell>
          <table:table-cell table:number-columns-repeated="16286"/>
        </table:table-row>
        <table:table-row table:style-name="ro1">
          <table:table-cell table:number-columns-repeated="79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6" table:style-name="ce11" office:value-type="float" office:value="0" calcext:value-type="float">
            <text:p>0</text:p>
          </table:table-cell>
          <table:table-cell/>
          <table:table-cell office:value-type="float" office:value="12.9599991" calcext:value-type="float">
            <text:p>12,9599991</text:p>
          </table:table-cell>
          <table:table-cell table:number-columns-repeated="16286"/>
        </table:table-row>
        <table:table-row table:style-name="ro1">
          <table:table-cell table:number-columns-repeated="8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5" table:style-name="ce11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6"/>
        </table:table-row>
        <table:table-row table:style-name="ro1">
          <table:table-cell table:number-columns-repeated="81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4" table:style-name="ce11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6"/>
        </table:table-row>
        <table:table-row table:style-name="ro1">
          <table:table-cell table:number-columns-repeated="8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3" table:style-name="ce1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286"/>
        </table:table-row>
        <table:table-row table:style-name="ro1">
          <table:table-cell table:number-columns-repeated="8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2" table:style-name="ce1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286"/>
        </table:table-row>
        <table:table-row table:style-name="ro1">
          <table:table-cell table:number-columns-repeated="84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1" table:style-name="ce1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286"/>
        </table:table-row>
        <table:table-row table:style-name="ro1">
          <table:table-cell table:number-columns-repeated="85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286"/>
        </table:table-row>
        <table:table-row table:style-name="ro1">
          <table:table-cell table:number-columns-repeated="86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286"/>
        </table:table-row>
        <table:table-row table:style-name="ro1">
          <table:table-cell table:number-columns-repeated="87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286"/>
        </table:table-row>
        <table:table-row table:style-name="ro1">
          <table:table-cell table:number-columns-repeated="88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286"/>
        </table:table-row>
        <table:table-row table:style-name="ro1">
          <table:table-cell table:number-columns-repeated="89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286"/>
        </table:table-row>
        <table:table-row table:style-name="ro1">
          <table:table-cell table:number-columns-repeated="90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286"/>
        </table:table-row>
        <table:table-row table:style-name="ro1">
          <table:table-cell table:number-columns-repeated="91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286"/>
        </table:table-row>
        <table:table-row table:style-name="ro1">
          <table:table-cell table:number-columns-repeated="9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286"/>
        </table:table-row>
        <table:table-row table:style-name="ro1">
          <table:table-cell table:number-columns-repeated="93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286"/>
        </table:table-row>
        <table:table-row table:style-name="ro1">
          <table:table-cell table:number-columns-repeated="94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6"/>
        </table:table-row>
        <table:table-row table:style-name="ro1">
          <table:table-cell table:number-columns-repeated="9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6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ECK_GLOBAL_STIFFNESS_MATRIX.A1:CHECK_GLOBAL_STIFFNESS_MATRIX.CR96">
            <calcext:condition calcext:apply-style-name="Untitled1" calcext:value="!=0" calcext:base-cell-address="CHECK_GLOBAL_STIFFNESS_MATRIX.A1"/>
            <calcext:condition calcext:apply-style-name="Accent" calcext:value="=0" calcext:base-cell-address="CHECK_GLOBAL_STIFFNESS_MATRIX.A1"/>
          </calcext:conditional-format>
        </calcext:conditional-formats>
      </table:table>
      <table:table table:name="CHECK_FORCE_MAT" table:style-name="ta1">
        <table:table-column table:style-name="co2" table:number-columns-repeated="16384" table:default-cell-style-name="ce12"/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Force_mat_1</text:p>
          </table:table-cell>
          <table:table-cell/>
          <table:table-cell office:value-type="string" calcext:value-type="string">
            <text:p>U_2</text:p>
          </table:table-cell>
          <table:table-cell table:number-columns-repeated="1638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*4^2/(4*4-2*2)" office:value-type="float" office:value="1.33333333333333" calcext:value-type="float">
            <text:p>1,33333333333333</text:p>
          </table:table-cell>
          <table:table-cell table:number-columns-repeated="16380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0.5*1*(0.8 * 1)^2" office:value-type="float" office:value="0.32" calcext:value-type="float">
            <text:p>0,32</text:p>
          </table:table-cell>
          <table:table-cell office:value-type="float" office:value="0.320000023" calcext:value-type="float">
            <text:p>0,320000023</text:p>
          </table:table-cell>
          <table:table-cell table:number-columns-repeated="16381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0.5*[.$D$2]*((2 + 0.4)^2-2*2)" office:value-type="float" office:value="1.17333333333333" calcext:value-type="float">
            <text:p>1,17333333333333</text:p>
          </table:table-cell>
          <table:table-cell office:value-type="float" office:value="1.17333353" calcext:value-type="float">
            <text:p>1,17333353</text:p>
          </table:table-cell>
          <table:table-cell table:number-columns-repeated="16381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0.5*1*(0.8 * 2)^2" office:value-type="float" office:value="1.28" calcext:value-type="float">
            <text:p>1,28</text:p>
          </table:table-cell>
          <table:table-cell office:value-type="float" office:value="1.28000009" calcext:value-type="float">
            <text:p>1,28000009</text:p>
          </table:table-cell>
          <table:table-cell table:number-columns-repeated="16381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0.5*[.$D$2]*((2 + 0.4*2)^2-2*2)" office:value-type="float" office:value="2.56" calcext:value-type="float">
            <text:p>2,56</text:p>
          </table:table-cell>
          <table:table-cell office:value-type="float" office:value="2.55999994" calcext:value-type="float">
            <text:p>2,55999994</text:p>
          </table:table-cell>
          <table:table-cell table:number-columns-repeated="16381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0.5*1*(0.8 * 3)^2" office:value-type="float" office:value="2.88" calcext:value-type="float">
            <text:p>2,88</text:p>
          </table:table-cell>
          <table:table-cell office:value-type="float" office:value="2.88000011" calcext:value-type="float">
            <text:p>2,88000011</text:p>
          </table:table-cell>
          <table:table-cell table:number-columns-repeated="16381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0.5*[.$D$2]*((2 + 0.4*3)^2-2*2)" office:value-type="float" office:value="4.16" calcext:value-type="float">
            <text:p>4,16</text:p>
          </table:table-cell>
          <table:table-cell office:value-type="float" office:value="4.1600008" calcext:value-type="float">
            <text:p>4,1600008</text:p>
          </table:table-cell>
          <table:table-cell table:number-columns-repeated="16381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0.5*1*(0.8 * 4)^2" office:value-type="float" office:value="5.12" calcext:value-type="float">
            <text:p>5,12</text:p>
          </table:table-cell>
          <table:table-cell office:value-type="float" office:value="5.12000036" calcext:value-type="float">
            <text:p>5,12000036</text:p>
          </table:table-cell>
          <table:table-cell table:number-columns-repeated="16381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0.5*[.$D$2]*((2 + 0.4*4)^2-2*2)" office:value-type="float" office:value="5.97333333333333" calcext:value-type="float">
            <text:p>5,97333333333333</text:p>
          </table:table-cell>
          <table:table-cell office:value-type="float" office:value="5.97333288" calcext:value-type="float">
            <text:p>5,97333288</text:p>
          </table:table-cell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0.5*1*(0.8 * 5)^2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0.5*[.$D$2]*((2 + 0.4*5)^2-2*2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2" table:number-rows-repeated="104847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ECK_SPARSE_MATRIX" table:style-name="ta1">
        <table:table-column table:style-name="co2" table:number-columns-repeated="9" table:default-cell-style-name="Default"/>
        <table:table-row table:style-name="ro2">
          <table:table-cell table:number-columns-repeated="2" office:value-type="float" office:value="1" calcext:value-type="float">
            <text:p>1</text:p>
          </table:table-cell>
          <table:table-cell/>
          <table:table-cell table:style-name="ce13" office:value-type="float" office:value="-0.0644509271" calcext:value-type="float">
            <text:p>-6,45E-02</text:p>
          </table:table-cell>
          <table:table-cell office:value-type="float" office:value="-0.06445086" calcext:value-type="float">
            <text:p>-0,06445086</text:p>
          </table:table-cell>
          <table:table-cell table:formula="of:=ABS([.E1]-[.D1])" office:value-type="float" office:value="0.0000000671000000007638" calcext:value-type="float">
            <text:p>6,71000000007638E-0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/>
          <table:table-cell table:style-name="ce13" office:value-type="float" office:value="0.0763634816" calcext:value-type="float">
            <text:p>7,64E-02</text:p>
          </table:table-cell>
          <table:table-cell office:value-type="float" office:value="0.07636311" calcext:value-type="float">
            <text:p>0,07636311</text:p>
          </table:table-cell>
          <table:table-cell table:formula="of:=ABS([.E2]-[.D2])" office:value-type="float" office:value="0.000000371600000007022" calcext:value-type="float">
            <text:p>3,71600000007022E-0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218149379" calcext:value-type="float">
            <text:p>0,218149379</text:p>
          </table:table-cell>
          <table:table-cell office:value-type="float" office:value="0.21814944" calcext:value-type="float">
            <text:p>0,21814944</text:p>
          </table:table-cell>
          <table:table-cell table:formula="of:=ABS([.E3]-[.D3])" office:value-type="float" office:value="0.0000000609999999956479" calcext:value-type="float">
            <text:p>6,09999999956479E-0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333535105" calcext:value-type="float">
            <text:p>0,333535105</text:p>
          </table:table-cell>
          <table:table-cell office:value-type="float" office:value="0.33353513" calcext:value-type="float">
            <text:p>0,33353513</text:p>
          </table:table-cell>
          <table:table-cell table:formula="of:=ABS([.E4]-[.D4])" office:value-type="float" office:value="0.0000000250000000145967" calcext:value-type="float">
            <text:p>2,50000000145967E-0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488481671" calcext:value-type="float">
            <text:p>0,488481671</text:p>
          </table:table-cell>
          <table:table-cell office:value-type="float" office:value="0.48848132" calcext:value-type="float">
            <text:p>0,48848132</text:p>
          </table:table-cell>
          <table:table-cell table:formula="of:=ABS([.E5]-[.D5])" office:value-type="float" office:value="0.000000351000000009538" calcext:value-type="float">
            <text:p>3,51000000009538E-0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578260064" calcext:value-type="float">
            <text:p>0,578260064</text:p>
          </table:table-cell>
          <table:table-cell office:value-type="float" office:value="0.57825987" calcext:value-type="float">
            <text:p>0,57825987</text:p>
          </table:table-cell>
          <table:table-cell table:formula="of:=ABS([.E6]-[.D6])" office:value-type="float" office:value="0.000000193999999953398" calcext:value-type="float">
            <text:p>1,93999999953398E-0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562695742" calcext:value-type="float">
            <text:p>0,562695742</text:p>
          </table:table-cell>
          <table:table-cell office:value-type="float" office:value="0.56269604" calcext:value-type="float">
            <text:p>0,56269604</text:p>
          </table:table-cell>
          <table:table-cell table:formula="of:=ABS([.E7]-[.D7])" office:value-type="float" office:value="0.000000297999999898657" calcext:value-type="float">
            <text:p>2,97999999898657E-0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659137666" calcext:value-type="float">
            <text:p>0,659137666</text:p>
          </table:table-cell>
          <table:table-cell office:value-type="float" office:value="0.65913759" calcext:value-type="float">
            <text:p>0,65913759</text:p>
          </table:table-cell>
          <table:table-cell table:formula="of:=ABS([.E8]-[.D8])" office:value-type="float" office:value="0.000000075999999959997" calcext:value-type="float">
            <text:p>7,5999999959997E-08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803303003" calcext:value-type="float">
            <text:p>0,803303003</text:p>
          </table:table-cell>
          <table:table-cell office:value-type="float" office:value="0.80330348" calcext:value-type="float">
            <text:p>0,80330348</text:p>
          </table:table-cell>
          <table:table-cell table:formula="of:=ABS([.E9]-[.D9])" office:value-type="float" office:value="0.000000476999999943217" calcext:value-type="float">
            <text:p>4,76999999943217E-0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0.8815853" calcext:value-type="float">
            <text:p>0,8815853</text:p>
          </table:table-cell>
          <table:table-cell office:value-type="float" office:value="0.88158497" calcext:value-type="float">
            <text:p>0,88158497</text:p>
          </table:table-cell>
          <table:table-cell table:formula="of:=ABS([.E10]-[.D10])" office:value-type="float" office:value="0.000000329999999992836" calcext:value-type="float">
            <text:p>3,29999999992836E-07</text:p>
          </table:table-cell>
          <table:table-cell table:number-columns-repeated="3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7.7144" calcext:value-type="float">
            <text:p>7,7144</text:p>
          </table:table-cell>
          <table:table-cell office:value-type="float" office:value="7.71435452" calcext:value-type="float">
            <text:p>7,71435452</text:p>
          </table:table-cell>
          <table:table-cell table:number-columns-repeated="7"/>
        </table:table-row>
        <table:table-row table:style-name="ro2">
          <table:table-cell office:value-type="float" office:value="1.885" calcext:value-type="float">
            <text:p>1,885</text:p>
          </table:table-cell>
          <table:table-cell office:value-type="float" office:value="1.88495469" calcext:value-type="float">
            <text:p>1,88495469</text:p>
          </table:table-cell>
          <table:table-cell table:number-columns-repeated="7"/>
        </table:table-row>
        <table:table-row table:style-name="ro2">
          <table:table-cell office:value-type="float" office:value="1.885" calcext:value-type="float">
            <text:p>1,885</text:p>
          </table:table-cell>
          <table:table-cell office:value-type="float" office:value="1.88495469" calcext:value-type="float">
            <text:p>1,88495469</text:p>
          </table:table-cell>
          <table:table-cell table:number-columns-repeated="7"/>
        </table:table-row>
        <table:table-row table:style-name="ro2">
          <table:table-cell office:value-type="float" office:value="1.885" calcext:value-type="float">
            <text:p>1,885</text:p>
          </table:table-cell>
          <table:table-cell office:value-type="float" office:value="1.88495493" calcext:value-type="float">
            <text:p>1,88495493</text:p>
          </table:table-cell>
          <table:table-cell table:number-columns-repeated="7"/>
        </table:table-row>
        <table:table-row table:style-name="ro2">
          <table:table-cell office:value-type="float" office:value="3.9162" calcext:value-type="float">
            <text:p>3,9162</text:p>
          </table:table-cell>
          <table:table-cell office:value-type="float" office:value="3.91617393" calcext:value-type="float">
            <text:p>3,91617393</text:p>
          </table:table-cell>
          <table:table-cell table:number-columns-repeated="7"/>
        </table:table-row>
        <table:table-row table:style-name="ro2">
          <table:table-cell office:value-type="float" office:value="6.0577" calcext:value-type="float">
            <text:p>6,0577</text:p>
          </table:table-cell>
          <table:table-cell office:value-type="float" office:value="6.05769539" calcext:value-type="float">
            <text:p>6,05769539</text:p>
          </table:table-cell>
          <table:table-cell table:number-columns-repeated="7"/>
        </table:table-row>
        <table:table-row table:style-name="ro2">
          <table:table-cell office:value-type="float" office:value="9.6472" calcext:value-type="float">
            <text:p>9,6472</text:p>
          </table:table-cell>
          <table:table-cell office:value-type="float" office:value="9.64721203" calcext:value-type="float">
            <text:p>9,64721203</text:p>
          </table:table-cell>
          <table:table-cell table:number-columns-repeated="7"/>
        </table:table-row>
        <table:table-row table:style-name="ro2">
          <table:table-cell office:value-type="float" office:value="14.2717" calcext:value-type="float">
            <text:p>14,2717</text:p>
          </table:table-cell>
          <table:table-cell office:value-type="float" office:value="14.2717466" calcext:value-type="float">
            <text:p>14,2717466</text:p>
          </table:table-cell>
          <table:table-cell table:number-columns-repeated="7"/>
        </table:table-row>
        <table:table-row table:style-name="ro2">
          <table:table-cell office:value-type="float" office:value="20.4569" calcext:value-type="float">
            <text:p>20,4569</text:p>
          </table:table-cell>
          <table:table-cell office:value-type="float" office:value="20.4568844" calcext:value-type="float">
            <text:p>20,4568844</text:p>
          </table:table-cell>
          <table:table-cell table:number-columns-repeated="7"/>
        </table:table-row>
        <table:table-row table:style-name="ro2">
          <table:table-cell office:value-type="float" office:value="19.1078" calcext:value-type="float">
            <text:p>19,1078</text:p>
          </table:table-cell>
          <table:table-cell office:value-type="float" office:value="19.1078453" calcext:value-type="float">
            <text:p>19,1078453</text:p>
          </table:table-cell>
          <table:table-cell table:number-columns-repeated="7"/>
        </table:table-row>
        <table:table-row table:style-name="ro2">
          <table:table-cell office:value-type="float" office:value="20.7345" calcext:value-type="float">
            <text:p>20,7345</text:p>
          </table:table-cell>
          <table:table-cell office:value-type="float" office:value="20.7344971" calcext:value-type="float">
            <text:p>20,7344971</text:p>
          </table:table-cell>
          <table:table-cell table:number-columns-repeated="7"/>
        </table:table-row>
        <table:table-row table:style-name="ro2">
          <table:table-cell office:value-type="float" office:value="20.7345" calcext:value-type="float">
            <text:p>20,7345</text:p>
          </table:table-cell>
          <table:table-cell office:value-type="float" office:value="20.734499" calcext:value-type="float">
            <text:p>20,734499</text:p>
          </table:table-cell>
          <table:table-cell table:number-columns-repeated="7"/>
        </table:table-row>
        <table:table-row table:style-name="ro2">
          <table:table-cell office:value-type="float" office:value="20.7345" calcext:value-type="float">
            <text:p>20,7345</text:p>
          </table:table-cell>
          <table:table-cell office:value-type="float" office:value="20.7345028" calcext:value-type="float">
            <text:p>20,7345028</text:p>
          </table:table-cell>
          <table:table-cell table:number-columns-repeated="7"/>
        </table:table-row>
        <table:table-row table:style-name="ro2">
          <table:table-cell office:value-type="float" office:value="25.7959" calcext:value-type="float">
            <text:p>25,7959</text:p>
          </table:table-cell>
          <table:table-cell office:value-type="float" office:value="25.7959499" calcext:value-type="float">
            <text:p>25,7959499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13.4041" calcext:value-type="float">
            <text:p>13,4041</text:p>
          </table:table-cell>
          <table:table-cell office:value-type="float" office:value="13.4041252" calcext:value-type="float">
            <text:p>13,4041252</text:p>
          </table:table-cell>
          <table:table-cell table:number-columns-repeated="5"/>
          <table:table-cell table:style-name="ce13"/>
          <table:table-cell/>
        </table:table-row>
        <table:table-row table:style-name="ro2">
          <table:table-cell office:value-type="float" office:value="-0" calcext:value-type="float">
            <text:p>0</text:p>
          </table:table-cell>
          <table:table-cell table:style-name="ce13" office:value-type="float" office:value="-0.00000333786011" calcext:value-type="float">
            <text:p>-3,34E-06</text:p>
          </table:table-cell>
          <table:table-cell table:number-columns-repeated="6"/>
          <table:table-cell table:style-name="ce13"/>
        </table:table-row>
        <table:table-row table:style-name="ro2">
          <table:table-cell office:value-type="float" office:value="-0" calcext:value-type="float">
            <text:p>0</text:p>
          </table:table-cell>
          <table:table-cell table:style-name="ce13" office:value-type="float" office:value="-0.00000333786011" calcext:value-type="float">
            <text:p>-3,34E-06</text:p>
          </table:table-cell>
          <table:table-cell table:number-columns-repeated="7"/>
        </table:table-row>
        <table:table-row table:style-name="ro2">
          <table:table-cell office:value-type="float" office:value="-0" calcext:value-type="float">
            <text:p>0</text:p>
          </table:table-cell>
          <table:table-cell table:style-name="ce13" office:value-type="float" office:value="-0.000000953674316" calcext:value-type="float">
            <text:p>-9,54E-07</text:p>
          </table:table-cell>
          <table:table-cell table:number-columns-repeated="7"/>
        </table:table-row>
        <table:table-row table:style-name="ro2">
          <table:table-cell office:value-type="float" office:value="-0" calcext:value-type="float">
            <text:p>0</text:p>
          </table:table-cell>
          <table:table-cell table:style-name="ce13" office:value-type="float" office:value="-0.000000476837158" calcext:value-type="float">
            <text:p>-4,77E-07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3" office:value-type="float" office:value="0.00000238418579" calcext:value-type="float">
            <text:p>2,38E-06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3" office:value-type="float" office:value="0.00000190734863" calcext:value-type="float">
            <text:p>1,91E-06</text:p>
          </table:table-cell>
          <table:table-cell table:number-columns-repeated="7"/>
        </table:table-row>
        <table:table-row table:style-name="ro2">
          <table:table-cell office:value-type="float" office:value="-0" calcext:value-type="float">
            <text:p>0</text:p>
          </table:table-cell>
          <table:table-cell table:style-name="ce13" office:value-type="float" office:value="-0.000000953674316" calcext:value-type="float">
            <text:p>-9,54E-07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3" office:value-type="float" office:value="0.00000476837158" calcext:value-type="float">
            <text:p>4,77E-06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3" office:value-type="float" office:value="0.00000190734863" calcext:value-type="float">
            <text:p>1,91E-06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3" office:value-type="float" office:value="0.00000286102295" calcext:value-type="float">
            <text:p>2,86E-06</text:p>
          </table:table-cell>
          <table:table-cell table:number-columns-repeated="7"/>
        </table:table-row>
        <table:table-row table:style-name="ro2">
          <table:table-cell office:value-type="float" office:value="11.7286" calcext:value-type="float">
            <text:p>11,7286</text:p>
          </table:table-cell>
          <table:table-cell office:value-type="float" office:value="11.7286072" calcext:value-type="float">
            <text:p>11,728607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20.1062" calcext:value-type="float">
            <text:p>20,1062</text:p>
          </table:table-cell>
          <table:table-cell office:value-type="float" office:value="20.1061916" calcext:value-type="float">
            <text:p>20,1061916</text:p>
          </table:table-cell>
          <table:table-cell table:number-columns-repeated="7"/>
        </table:table-row>
        <table:table-row table:style-name="ro2">
          <table:table-cell office:value-type="float" office:value="-0" calcext:value-type="float">
            <text:p>0</text:p>
          </table:table-cell>
          <table:table-cell table:style-name="ce13" office:value-type="float" office:value="-0.00000190734863" calcext:value-type="float">
            <text:p>-1,91E-06</text:p>
          </table:table-cell>
          <table:table-cell table:number-columns-repeated="7"/>
        </table:table-row>
        <table:table-row table:style-name="ro2">
          <table:table-cell office:value-type="float" office:value="-0" calcext:value-type="float">
            <text:p>0</text:p>
          </table:table-cell>
          <table:table-cell table:style-name="ce13" office:value-type="float" office:value="-0.00000190734863" calcext:value-type="float">
            <text:p>-1,91E-06</text:p>
          </table:table-cell>
          <table:table-cell table:number-columns-repeated="7"/>
        </table:table-row>
        <table:table-row table:style-name="ro2">
          <table:table-cell office:value-type="float" office:value="-0" calcext:value-type="float">
            <text:p>0</text:p>
          </table:table-cell>
          <table:table-cell table:style-name="ce13" office:value-type="float" office:value="-0.00000333786011" calcext:value-type="float">
            <text:p>-3,34E-06</text:p>
          </table:table-cell>
          <table:table-cell table:number-columns-repeated="7"/>
        </table:table-row>
        <table:table-row table:style-name="ro2">
          <table:table-cell office:value-type="float" office:value="-0" calcext:value-type="float">
            <text:p>0</text:p>
          </table:table-cell>
          <table:table-cell table:style-name="ce13" office:value-type="float" office:value="-0.00000143051147" calcext:value-type="float">
            <text:p>-1,43E-06</text:p>
          </table:table-cell>
          <table:table-cell table:number-columns-repeated="7"/>
        </table:table-row>
        <table:table-row table:style-name="ro2">
          <table:table-cell office:value-type="float" office:value="-0" calcext:value-type="float">
            <text:p>0</text:p>
          </table:table-cell>
          <table:table-cell table:style-name="ce13" office:value-type="float" office:value="-0.000000953674316" calcext:value-type="float">
            <text:p>-9,54E-07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3" office:value-type="float" office:value="0.00000190734863" calcext:value-type="float">
            <text:p>1,91E-06</text:p>
          </table:table-cell>
          <table:table-cell table:number-columns-repeated="7"/>
        </table:table-row>
        <table:table-row table:style-name="ro2">
          <table:table-cell office:value-type="float" office:value="-0" calcext:value-type="float">
            <text:p>0</text:p>
          </table:table-cell>
          <table:table-cell table:style-name="ce13" office:value-type="float" office:value="-0.00000286102295" calcext:value-type="float">
            <text:p>-2,86E-06</text:p>
          </table:table-cell>
          <table:table-cell table:number-columns-repeated="7"/>
        </table:table-row>
        <table:table-row table:style-name="ro2">
          <table:table-cell office:value-type="float" office:value="-0" calcext:value-type="float">
            <text:p>0</text:p>
          </table:table-cell>
          <table:table-cell table:style-name="ce13" office:value-type="float" office:value="-0.00000238418579" calcext:value-type="float">
            <text:p>-2,38E-06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3" office:value-type="float" office:value="0.00000190734863" calcext:value-type="float">
            <text:p>1,91E-06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3" office:value-type="float" office:value="0.000000953674316" calcext:value-type="float">
            <text:p>9,54E-07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3" office:value-type="float" office:value="0.00000143051147" calcext:value-type="float">
            <text:p>1,43E-06</text:p>
          </table:table-cell>
          <table:table-cell table:number-columns-repeated="7"/>
        </table:table-row>
        <table:table-row table:style-name="ro2">
          <table:table-cell office:value-type="float" office:value="13.4041" calcext:value-type="float">
            <text:p>13,4041</text:p>
          </table:table-cell>
          <table:table-cell office:value-type="float" office:value="13.4041176" calcext:value-type="float">
            <text:p>13,4041176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office:value-type="float" office:value="35.9189" calcext:value-type="float">
            <text:p>35,9189</text:p>
          </table:table-cell>
          <table:table-cell office:value-type="float" office:value="35.9188766" calcext:value-type="float">
            <text:p>35,9188766</text:p>
          </table:table-cell>
          <table:table-cell table:number-columns-repeated="7"/>
        </table:table-row>
        <table:table-row table:style-name="ro2">
          <table:table-cell office:value-type="float" office:value="16.9646" calcext:value-type="float">
            <text:p>16,9646</text:p>
          </table:table-cell>
          <table:table-cell office:value-type="float" office:value="16.9646091" calcext:value-type="float">
            <text:p>16,9646091</text:p>
          </table:table-cell>
          <table:table-cell table:number-columns-repeated="7"/>
        </table:table-row>
        <table:table-row table:style-name="ro2">
          <table:table-cell office:value-type="float" office:value="16.9646" calcext:value-type="float">
            <text:p>16,9646</text:p>
          </table:table-cell>
          <table:table-cell office:value-type="float" office:value="16.9646091" calcext:value-type="float">
            <text:p>16,9646091</text:p>
          </table:table-cell>
          <table:table-cell table:number-columns-repeated="7"/>
        </table:table-row>
        <table:table-row table:style-name="ro2">
          <table:table-cell office:value-type="float" office:value="16.9646" calcext:value-type="float">
            <text:p>16,9646</text:p>
          </table:table-cell>
          <table:table-cell office:value-type="float" office:value="16.9646053" calcext:value-type="float">
            <text:p>16,9646053</text:p>
          </table:table-cell>
          <table:table-cell table:number-columns-repeated="7"/>
        </table:table-row>
        <table:table-row table:style-name="ro2">
          <table:table-cell office:value-type="float" office:value="16.3872" calcext:value-type="float">
            <text:p>16,3872</text:p>
          </table:table-cell>
          <table:table-cell office:value-type="float" office:value="16.3871994" calcext:value-type="float">
            <text:p>16,3871994</text:p>
          </table:table-cell>
          <table:table-cell table:number-columns-repeated="7"/>
        </table:table-row>
        <table:table-row table:style-name="ro2">
          <table:table-cell office:value-type="float" office:value="19.1932" calcext:value-type="float">
            <text:p>19,1932</text:p>
          </table:table-cell>
          <table:table-cell office:value-type="float" office:value="19.1932125" calcext:value-type="float">
            <text:p>19,1932125</text:p>
          </table:table-cell>
          <table:table-cell table:number-columns-repeated="7"/>
        </table:table-row>
        <table:table-row table:style-name="ro2">
          <table:table-cell office:value-type="float" office:value="21.8453" calcext:value-type="float">
            <text:p>21,8453</text:p>
          </table:table-cell>
          <table:table-cell office:value-type="float" office:value="21.8453274" calcext:value-type="float">
            <text:p>21,8453274</text:p>
          </table:table-cell>
          <table:table-cell table:number-columns-repeated="7"/>
        </table:table-row>
        <table:table-row table:style-name="ro2">
          <table:table-cell office:value-type="float" office:value="25.2621" calcext:value-type="float">
            <text:p>25,2621</text:p>
          </table:table-cell>
          <table:table-cell office:value-type="float" office:value="25.2621326" calcext:value-type="float">
            <text:p>25,2621326</text:p>
          </table:table-cell>
          <table:table-cell table:number-columns-repeated="7"/>
        </table:table-row>
        <table:table-row table:style-name="ro2">
          <table:table-cell office:value-type="float" office:value="29.832" calcext:value-type="float">
            <text:p>29,832</text:p>
          </table:table-cell>
          <table:table-cell office:value-type="float" office:value="29.8320179" calcext:value-type="float">
            <text:p>29,8320179</text:p>
          </table:table-cell>
          <table:table-cell table:number-columns-repeated="7"/>
        </table:table-row>
        <table:table-row table:style-name="ro2">
          <table:table-cell office:value-type="float" office:value="35.79" calcext:value-type="float">
            <text:p>35,79</text:p>
          </table:table-cell>
          <table:table-cell office:value-type="float" office:value="35.7899971" calcext:value-type="float">
            <text:p>35,7899971</text:p>
          </table:table-cell>
          <table:table-cell table:number-columns-repeated="7"/>
        </table:table-row>
        <table:table-row table:style-name="ro2">
          <table:table-cell office:value-type="float" office:value="35.8141" calcext:value-type="float">
            <text:p>35,8141</text:p>
          </table:table-cell>
          <table:table-cell office:value-type="float" office:value="35.8141365" calcext:value-type="float">
            <text:p>35,8141365</text:p>
          </table:table-cell>
          <table:table-cell table:number-columns-repeated="7"/>
        </table:table-row>
        <table:table-row table:style-name="ro2">
          <table:table-cell office:value-type="float" office:value="35.8141" calcext:value-type="float">
            <text:p>35,8141</text:p>
          </table:table-cell>
          <table:table-cell office:value-type="float" office:value="35.8141365" calcext:value-type="float">
            <text:p>35,8141365</text:p>
          </table:table-cell>
          <table:table-cell table:number-columns-repeated="7"/>
        </table:table-row>
        <table:table-row table:style-name="ro2">
          <table:table-cell office:value-type="float" office:value="35.8141" calcext:value-type="float">
            <text:p>35,8141</text:p>
          </table:table-cell>
          <table:table-cell office:value-type="float" office:value="35.8141441" calcext:value-type="float">
            <text:p>35,8141441</text:p>
          </table:table-cell>
          <table:table-cell table:number-columns-repeated="7"/>
        </table:table-row>
        <table:table-row table:style-name="ro2">
          <table:table-cell office:value-type="float" office:value="42.2718" calcext:value-type="float">
            <text:p>42,2718</text:p>
          </table:table-cell>
          <table:table-cell office:value-type="float" office:value="42.2718468" calcext:value-type="float">
            <text:p>42,2718468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number-columns-repeated="7"/>
        </table:table-row>
        <table:table-row table:style-name="ro2" table:number-rows-repeated="34">
          <table:table-cell table:number-columns-repeated="9"/>
        </table:table-row>
        <table:table-row table:style-name="ro2" table:number-rows-repeated="5">
          <table:table-cell/>
          <table:table-cell table:style-name="ce13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 table:number-rows-repeated="3">
          <table:table-cell/>
          <table:table-cell table:style-name="ce13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 table:number-rows-repeated="2">
          <table:table-cell/>
          <table:table-cell table:style-name="ce13"/>
          <table:table-cell table:number-columns-repeated="7"/>
        </table:table-row>
        <table:table-row table:style-name="ro2" table:number-rows-repeated="4">
          <table:table-cell table:number-columns-repeated="9"/>
        </table:table-row>
        <table:table-row table:style-name="ro2" table:number-rows-repeated="10">
          <table:table-cell/>
          <table:table-cell table:style-name="ce13"/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3"/>
          <table:table-cell table:number-columns-repeated="7"/>
        </table:table-row>
      </table:table>
      <table:table table:name="CHECK_GLOBAL_STIFFNESS_MATRIX_2" table:style-name="ta1">
        <table:table-column table:style-name="co3" table:number-columns-repeated="95" table:default-cell-style-name="ce12"/>
        <table:table-column table:style-name="co4" table:default-cell-style-name="ce12"/>
        <table:table-column table:style-name="co2" table:number-columns-repeated="6" table:default-cell-style-name="ce12"/>
        <table:table-column table:style-name="co2" table:default-cell-style-name="Default"/>
        <table:table-column table:style-name="co2" table:number-columns-repeated="10" table:default-cell-style-name="ce12"/>
        <table:table-column table:style-name="co2" table:default-cell-style-name="Default"/>
        <table:table-column table:style-name="co2" table:number-columns-repeated="16270" table:default-cell-style-name="ce12"/>
        <table:table-row table:style-name="ro1">
          <table:table-cell table:style-name="ce14" office:value-type="float" office:value="1.1868" calcext:value-type="float">
            <text:p>1,1868</text:p>
          </table:table-cell>
          <table:table-cell table:style-name="ce14" office:value-type="float" office:value="-0.2443" calcext:value-type="float">
            <text:p>-0,2443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-0.0698" calcext:value-type="float">
            <text:p>-0,0698</text:p>
          </table:table-cell>
          <table:table-cell table:style-name="ce14" office:value-type="float" office:value="-0.8727" calcext:value-type="float">
            <text:p>-0,8727</text:p>
          </table:table-cell>
          <table:table-cell table:number-columns-repeated="77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style-name="ce14" office:value-type="float" office:value="-0.2443" calcext:value-type="float">
            <text:p>-0,2443</text:p>
          </table:table-cell>
          <table:table-cell table:style-name="ce14" office:value-type="float" office:value="2.3736" calcext:value-type="float">
            <text:p>2,3736</text:p>
          </table:table-cell>
          <table:table-cell table:style-name="ce14" office:value-type="float" office:value="-0.2443" calcext:value-type="float">
            <text:p>-0,2443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0.8727" calcext:value-type="float">
            <text:p>-0,8727</text:p>
          </table:table-cell>
          <table:table-cell table:style-name="ce14" office:value-type="float" office:value="-0.1396" calcext:value-type="float">
            <text:p>-0,1396</text:p>
          </table:table-cell>
          <table:table-cell table:style-name="ce14" office:value-type="float" office:value="-0.8727" calcext:value-type="float">
            <text:p>-0,8727</text:p>
          </table:table-cell>
          <table:table-cell table:number-columns-repeated="76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4" office:value-type="float" office:value="-0.2443" calcext:value-type="float">
            <text:p>-0,2443</text:p>
          </table:table-cell>
          <table:table-cell table:style-name="ce14" office:value-type="float" office:value="2.3736" calcext:value-type="float">
            <text:p>2,3736</text:p>
          </table:table-cell>
          <table:table-cell table:style-name="ce14" office:value-type="float" office:value="-0.2443" calcext:value-type="float">
            <text:p>-0,2443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0.8727" calcext:value-type="float">
            <text:p>-0,8727</text:p>
          </table:table-cell>
          <table:table-cell table:style-name="ce14" office:value-type="float" office:value="-0.1396" calcext:value-type="float">
            <text:p>-0,1396</text:p>
          </table:table-cell>
          <table:table-cell table:style-name="ce14" office:value-type="float" office:value="-0.8727" calcext:value-type="float">
            <text:p>-0,8727</text:p>
          </table:table-cell>
          <table:table-cell table:number-columns-repeated="75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-0.2443" calcext:value-type="float">
            <text:p>-0,2443</text:p>
          </table:table-cell>
          <table:table-cell table:style-name="ce14" office:value-type="float" office:value="2.3736" calcext:value-type="float">
            <text:p>2,3736</text:p>
          </table:table-cell>
          <table:table-cell table:style-name="ce14" office:value-type="float" office:value="-0.2443" calcext:value-type="float">
            <text:p>-0,2443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0.8727" calcext:value-type="float">
            <text:p>-0,8727</text:p>
          </table:table-cell>
          <table:table-cell table:style-name="ce14" office:value-type="float" office:value="-0.1396" calcext:value-type="float">
            <text:p>-0,1396</text:p>
          </table:table-cell>
          <table:table-cell table:style-name="ce14" office:value-type="float" office:value="-0.8727" calcext:value-type="float">
            <text:p>-0,8727</text:p>
          </table:table-cell>
          <table:table-cell table:number-columns-repeated="74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-0.2443" calcext:value-type="float">
            <text:p>-0,2443</text:p>
          </table:table-cell>
          <table:table-cell table:style-name="ce14" office:value-type="float" office:value="2.3736" calcext:value-type="float">
            <text:p>2,3736</text:p>
          </table:table-cell>
          <table:table-cell table:style-name="ce14" office:value-type="float" office:value="-0.2443" calcext:value-type="float">
            <text:p>-0,2443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0.8727" calcext:value-type="float">
            <text:p>-0,8727</text:p>
          </table:table-cell>
          <table:table-cell table:style-name="ce14" office:value-type="float" office:value="-0.1396" calcext:value-type="float">
            <text:p>-0,1396</text:p>
          </table:table-cell>
          <table:table-cell table:style-name="ce14" office:value-type="float" office:value="-0.8727" calcext:value-type="float">
            <text:p>-0,8727</text:p>
          </table:table-cell>
          <table:table-cell table:number-columns-repeated="7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-0.2443" calcext:value-type="float">
            <text:p>-0,2443</text:p>
          </table:table-cell>
          <table:table-cell table:style-name="ce14" office:value-type="float" office:value="2.5261" calcext:value-type="float">
            <text:p>2,5261</text:p>
          </table:table-cell>
          <table:table-cell table:style-name="ce14" office:value-type="float" office:value="-0.4991" calcext:value-type="float">
            <text:p>-0,499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0.8727" calcext:value-type="float">
            <text:p>-0,8727</text:p>
          </table:table-cell>
          <table:table-cell table:style-name="ce14" office:value-type="float" office:value="-0.5714" calcext:value-type="float">
            <text:p>-0,5714</text:p>
          </table:table-cell>
          <table:table-cell table:style-name="ce14" office:value-type="float" office:value="-0.3387" calcext:value-type="float">
            <text:p>-0,3387</text:p>
          </table:table-cell>
          <table:table-cell table:number-columns-repeated="72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-0.4991" calcext:value-type="float">
            <text:p>-0,4991</text:p>
          </table:table-cell>
          <table:table-cell table:style-name="ce14" office:value-type="float" office:value="5.9549" calcext:value-type="float">
            <text:p>5,9549</text:p>
          </table:table-cell>
          <table:table-cell table:style-name="ce14" office:value-type="float" office:value="-0.7608" calcext:value-type="float">
            <text:p>-0,760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2.4721" calcext:value-type="float">
            <text:p>-2,4721</text:p>
          </table:table-cell>
          <table:table-cell table:style-name="ce14" office:value-type="float" office:value="-1.6879" calcext:value-type="float">
            <text:p>-1,6879</text:p>
          </table:table-cell>
          <table:table-cell table:style-name="ce14" office:value-type="float" office:value="-0.5349" calcext:value-type="float">
            <text:p>-0,5349</text:p>
          </table:table-cell>
          <table:table-cell table:number-columns-repeated="71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-0.7608" calcext:value-type="float">
            <text:p>-0,7608</text:p>
          </table:table-cell>
          <table:table-cell table:style-name="ce14" office:value-type="float" office:value="9.7134" calcext:value-type="float">
            <text:p>9,7134</text:p>
          </table:table-cell>
          <table:table-cell table:style-name="ce14" office:value-type="float" office:value="-0.6681" calcext:value-type="float">
            <text:p>-0,668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4.0311" calcext:value-type="float">
            <text:p>-4,0311</text:p>
          </table:table-cell>
          <table:table-cell table:style-name="ce14" office:value-type="float" office:value="-3.4805" calcext:value-type="float">
            <text:p>-3,4805</text:p>
          </table:table-cell>
          <table:table-cell table:style-name="ce14" office:value-type="float" office:value="-0.7728" calcext:value-type="float">
            <text:p>-0,7728</text:p>
          </table:table-cell>
          <table:table-cell table:number-columns-repeated="70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-0.6681" calcext:value-type="float">
            <text:p>-0,6681</text:p>
          </table:table-cell>
          <table:table-cell table:style-name="ce14" office:value-type="float" office:value="13.7319" calcext:value-type="float">
            <text:p>13,7319</text:p>
          </table:table-cell>
          <table:table-cell table:style-name="ce14" office:value-type="float" office:value="-0.1548" calcext:value-type="float">
            <text:p>-0,154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5.6318" calcext:value-type="float">
            <text:p>-5,6318</text:p>
          </table:table-cell>
          <table:table-cell table:style-name="ce14" office:value-type="float" office:value="-6.1586" calcext:value-type="float">
            <text:p>-6,1586</text:p>
          </table:table-cell>
          <table:table-cell table:style-name="ce14" office:value-type="float" office:value="-1.1186" calcext:value-type="float">
            <text:p>-1,1186</text:p>
          </table:table-cell>
          <table:table-cell table:number-columns-repeated="69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-0.1548" calcext:value-type="float">
            <text:p>-0,1548</text:p>
          </table:table-cell>
          <table:table-cell table:style-name="ce14" office:value-type="float" office:value="18.3552" calcext:value-type="float">
            <text:p>18,3552</text:p>
          </table:table-cell>
          <table:table-cell table:style-name="ce14" office:value-type="float" office:value="0.8937" calcext:value-type="float">
            <text:p>0,893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3403" calcext:value-type="float">
            <text:p>-7,3403</text:p>
          </table:table-cell>
          <table:table-cell table:style-name="ce14" office:value-type="float" office:value="-10.067" calcext:value-type="float">
            <text:p>-10,067</text:p>
          </table:table-cell>
          <table:table-cell table:style-name="ce14" office:value-type="float" office:value="-1.6868" calcext:value-type="float">
            <text:p>-1,6868</text:p>
          </table:table-cell>
          <table:table-cell table:number-columns-repeated="68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0.8937" calcext:value-type="float">
            <text:p>0,8937</text:p>
          </table:table-cell>
          <table:table-cell table:style-name="ce14" office:value-type="float" office:value="25.275" calcext:value-type="float">
            <text:p>25,275</text:p>
          </table:table-cell>
          <table:table-cell table:style-name="ce14" office:value-type="float" office:value="0.5236" calcext:value-type="float">
            <text:p>0,523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9.2713" calcext:value-type="float">
            <text:p>-9,2713</text:p>
          </table:table-cell>
          <table:table-cell table:style-name="ce14" office:value-type="float" office:value="-12.4294" calcext:value-type="float">
            <text:p>-12,4294</text:p>
          </table:table-cell>
          <table:table-cell table:style-name="ce14" office:value-type="float" office:value="-4.9916" calcext:value-type="float">
            <text:p>-4,9916</text:p>
          </table:table-cell>
          <table:table-cell table:number-columns-repeated="67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0.5236" calcext:value-type="float">
            <text:p>0,5236</text:p>
          </table:table-cell>
          <table:table-cell table:style-name="ce14" office:value-type="float" office:value="19.6873" calcext:value-type="float">
            <text:p>19,6873</text:p>
          </table:table-cell>
          <table:table-cell table:style-name="ce14" office:value-type="float" office:value="0.5236" calcext:value-type="float">
            <text:p>0,523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4.9916" calcext:value-type="float">
            <text:p>-4,9916</text:p>
          </table:table-cell>
          <table:table-cell table:style-name="ce14" office:value-type="float" office:value="-10.7512" calcext:value-type="float">
            <text:p>-10,7512</text:p>
          </table:table-cell>
          <table:table-cell table:style-name="ce14" office:value-type="float" office:value="-4.9916" calcext:value-type="float">
            <text:p>-4,9916</text:p>
          </table:table-cell>
          <table:table-cell table:number-columns-repeated="66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0.5236" calcext:value-type="float">
            <text:p>0,5236</text:p>
          </table:table-cell>
          <table:table-cell table:style-name="ce14" office:value-type="float" office:value="19.6873" calcext:value-type="float">
            <text:p>19,6873</text:p>
          </table:table-cell>
          <table:table-cell table:style-name="ce14" office:value-type="float" office:value="0.5236" calcext:value-type="float">
            <text:p>0,523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4.9916" calcext:value-type="float">
            <text:p>-4,9916</text:p>
          </table:table-cell>
          <table:table-cell table:style-name="ce14" office:value-type="float" office:value="-10.7512" calcext:value-type="float">
            <text:p>-10,7512</text:p>
          </table:table-cell>
          <table:table-cell table:style-name="ce14" office:value-type="float" office:value="-4.9916" calcext:value-type="float">
            <text:p>-4,9916</text:p>
          </table:table-cell>
          <table:table-cell table:number-columns-repeated="65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0.5236" calcext:value-type="float">
            <text:p>0,5236</text:p>
          </table:table-cell>
          <table:table-cell table:style-name="ce14" office:value-type="float" office:value="19.6873" calcext:value-type="float">
            <text:p>19,6873</text:p>
          </table:table-cell>
          <table:table-cell table:style-name="ce14" office:value-type="float" office:value="0.5236" calcext:value-type="float">
            <text:p>0,523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4.9916" calcext:value-type="float">
            <text:p>-4,9916</text:p>
          </table:table-cell>
          <table:table-cell table:style-name="ce14" office:value-type="float" office:value="-10.7512" calcext:value-type="float">
            <text:p>-10,7512</text:p>
          </table:table-cell>
          <table:table-cell table:style-name="ce14" office:value-type="float" office:value="-4.9916" calcext:value-type="float">
            <text:p>-4,9916</text:p>
          </table:table-cell>
          <table:table-cell table:number-columns-repeated="64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5236" calcext:value-type="float">
            <text:p>0,5236</text:p>
          </table:table-cell>
          <table:table-cell table:style-name="ce14" office:value-type="float" office:value="19.6873" calcext:value-type="float">
            <text:p>19,6873</text:p>
          </table:table-cell>
          <table:table-cell table:style-name="ce14" office:value-type="float" office:value="0.5236" calcext:value-type="float">
            <text:p>0,523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4.9916" calcext:value-type="float">
            <text:p>-4,9916</text:p>
          </table:table-cell>
          <table:table-cell table:style-name="ce14" office:value-type="float" office:value="-10.7512" calcext:value-type="float">
            <text:p>-10,7512</text:p>
          </table:table-cell>
          <table:table-cell table:style-name="ce14" office:value-type="float" office:value="-4.9916" calcext:value-type="float">
            <text:p>-4,9916</text:p>
          </table:table-cell>
          <table:table-cell table:number-columns-repeated="6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0.5236" calcext:value-type="float">
            <text:p>0,5236</text:p>
          </table:table-cell>
          <table:table-cell table:style-name="ce14" office:value-type="float" office:value="9.8437" calcext:value-type="float">
            <text:p>9,8437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-4.9916" calcext:value-type="float">
            <text:p>-4,9916</text:p>
          </table:table-cell>
          <table:table-cell table:style-name="ce14" office:value-type="float" office:value="-5.3756" calcext:value-type="float">
            <text:p>-5,3756</text:p>
          </table:table-cell>
          <table:table-cell table:number-columns-repeated="6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style-name="ce14" office:value-type="float" office:value="-0.0698" calcext:value-type="float">
            <text:p>-0,0698</text:p>
          </table:table-cell>
          <table:table-cell table:style-name="ce14" office:value-type="float" office:value="-0.8727" calcext:value-type="float">
            <text:p>-0,8727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6.9813" calcext:value-type="float">
            <text:p>6,9813</text:p>
          </table:table-cell>
          <table:table-cell table:style-name="ce14" office:value-type="float" office:value="-3.2114" calcext:value-type="float">
            <text:p>-3,2114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-0.2094" calcext:value-type="float">
            <text:p>-0,2094</text:p>
          </table:table-cell>
          <table:table-cell table:style-name="ce14" office:value-type="float" office:value="-2.618" calcext:value-type="float">
            <text:p>-2,618</text:p>
          </table:table-cell>
          <table:table-cell table:number-columns-repeated="61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.32" calcext:value-type="float">
            <text:p>0,32</text:p>
          </table:table-cell>
          <table:table-cell/>
          <table:table-cell office:value-type="float" office:value="0.32" calcext:value-type="float">
            <text:p>0,32</text:p>
          </table:table-cell>
          <table:table-cell table:number-columns-repeated="16284"/>
        </table:table-row>
        <table:table-row table:style-name="ro1">
          <table:table-cell table:style-name="ce14" office:value-type="float" office:value="-0.8727" calcext:value-type="float">
            <text:p>-0,8727</text:p>
          </table:table-cell>
          <table:table-cell table:style-name="ce14" office:value-type="float" office:value="-0.1396" calcext:value-type="float">
            <text:p>-0,1396</text:p>
          </table:table-cell>
          <table:table-cell table:style-name="ce14" office:value-type="float" office:value="-0.8727" calcext:value-type="float">
            <text:p>-0,872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3.2114" calcext:value-type="float">
            <text:p>-3,2114</text:p>
          </table:table-cell>
          <table:table-cell table:style-name="ce14" office:value-type="float" office:value="13.9626" calcext:value-type="float">
            <text:p>13,9626</text:p>
          </table:table-cell>
          <table:table-cell table:style-name="ce14" office:value-type="float" office:value="-3.2114" calcext:value-type="float">
            <text:p>-3,211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2.618" calcext:value-type="float">
            <text:p>-2,618</text:p>
          </table:table-cell>
          <table:table-cell table:style-name="ce14" office:value-type="float" office:value="-0.4189" calcext:value-type="float">
            <text:p>-0,4189</text:p>
          </table:table-cell>
          <table:table-cell table:style-name="ce14" office:value-type="float" office:value="-2.618" calcext:value-type="float">
            <text:p>-2,618</text:p>
          </table:table-cell>
          <table:table-cell table:number-columns-repeated="60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4" office:value-type="float" office:value="-0.8727" calcext:value-type="float">
            <text:p>-0,8727</text:p>
          </table:table-cell>
          <table:table-cell table:style-name="ce14" office:value-type="float" office:value="-0.1396" calcext:value-type="float">
            <text:p>-0,1396</text:p>
          </table:table-cell>
          <table:table-cell table:style-name="ce14" office:value-type="float" office:value="-0.8727" calcext:value-type="float">
            <text:p>-0,872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3.2114" calcext:value-type="float">
            <text:p>-3,2114</text:p>
          </table:table-cell>
          <table:table-cell table:style-name="ce14" office:value-type="float" office:value="13.9626" calcext:value-type="float">
            <text:p>13,9626</text:p>
          </table:table-cell>
          <table:table-cell table:style-name="ce14" office:value-type="float" office:value="-3.2114" calcext:value-type="float">
            <text:p>-3,211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2.618" calcext:value-type="float">
            <text:p>-2,618</text:p>
          </table:table-cell>
          <table:table-cell table:style-name="ce14" office:value-type="float" office:value="-0.4189" calcext:value-type="float">
            <text:p>-0,4189</text:p>
          </table:table-cell>
          <table:table-cell table:style-name="ce14" office:value-type="float" office:value="-2.618" calcext:value-type="float">
            <text:p>-2,618</text:p>
          </table:table-cell>
          <table:table-cell table:number-columns-repeated="59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-0.8727" calcext:value-type="float">
            <text:p>-0,8727</text:p>
          </table:table-cell>
          <table:table-cell table:style-name="ce14" office:value-type="float" office:value="-0.1396" calcext:value-type="float">
            <text:p>-0,1396</text:p>
          </table:table-cell>
          <table:table-cell table:style-name="ce14" office:value-type="float" office:value="-0.8727" calcext:value-type="float">
            <text:p>-0,872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3.2114" calcext:value-type="float">
            <text:p>-3,2114</text:p>
          </table:table-cell>
          <table:table-cell table:style-name="ce14" office:value-type="float" office:value="13.9626" calcext:value-type="float">
            <text:p>13,9626</text:p>
          </table:table-cell>
          <table:table-cell table:style-name="ce14" office:value-type="float" office:value="-3.2114" calcext:value-type="float">
            <text:p>-3,211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2.618" calcext:value-type="float">
            <text:p>-2,618</text:p>
          </table:table-cell>
          <table:table-cell table:style-name="ce14" office:value-type="float" office:value="-0.4189" calcext:value-type="float">
            <text:p>-0,4189</text:p>
          </table:table-cell>
          <table:table-cell table:style-name="ce14" office:value-type="float" office:value="-2.618" calcext:value-type="float">
            <text:p>-2,618</text:p>
          </table:table-cell>
          <table:table-cell table:number-columns-repeated="58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-0.8727" calcext:value-type="float">
            <text:p>-0,8727</text:p>
          </table:table-cell>
          <table:table-cell table:style-name="ce14" office:value-type="float" office:value="-0.1396" calcext:value-type="float">
            <text:p>-0,1396</text:p>
          </table:table-cell>
          <table:table-cell table:style-name="ce14" office:value-type="float" office:value="-0.8727" calcext:value-type="float">
            <text:p>-0,872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3.2114" calcext:value-type="float">
            <text:p>-3,2114</text:p>
          </table:table-cell>
          <table:table-cell table:style-name="ce14" office:value-type="float" office:value="13.9626" calcext:value-type="float">
            <text:p>13,9626</text:p>
          </table:table-cell>
          <table:table-cell table:style-name="ce14" office:value-type="float" office:value="-3.2114" calcext:value-type="float">
            <text:p>-3,211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2.618" calcext:value-type="float">
            <text:p>-2,618</text:p>
          </table:table-cell>
          <table:table-cell table:style-name="ce14" office:value-type="float" office:value="-0.4189" calcext:value-type="float">
            <text:p>-0,4189</text:p>
          </table:table-cell>
          <table:table-cell table:style-name="ce14" office:value-type="float" office:value="-2.618" calcext:value-type="float">
            <text:p>-2,618</text:p>
          </table:table-cell>
          <table:table-cell table:number-columns-repeated="57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-0.8727" calcext:value-type="float">
            <text:p>-0,8727</text:p>
          </table:table-cell>
          <table:table-cell table:style-name="ce14" office:value-type="float" office:value="-0.5714" calcext:value-type="float">
            <text:p>-0,5714</text:p>
          </table:table-cell>
          <table:table-cell table:style-name="ce14" office:value-type="float" office:value="-2.4721" calcext:value-type="float">
            <text:p>-2,472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3.2114" calcext:value-type="float">
            <text:p>-3,2114</text:p>
          </table:table-cell>
          <table:table-cell table:style-name="ce14" office:value-type="float" office:value="14.9929" calcext:value-type="float">
            <text:p>14,9929</text:p>
          </table:table-cell>
          <table:table-cell table:style-name="ce14" office:value-type="float" office:value="-3.0523" calcext:value-type="float">
            <text:p>-3,0523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2.618" calcext:value-type="float">
            <text:p>-2,618</text:p>
          </table:table-cell>
          <table:table-cell table:style-name="ce14" office:value-type="float" office:value="-1.0174" calcext:value-type="float">
            <text:p>-1,0174</text:p>
          </table:table-cell>
          <table:table-cell table:style-name="ce14" office:value-type="float" office:value="-1.1776" calcext:value-type="float">
            <text:p>-1,1776</text:p>
          </table:table-cell>
          <table:table-cell table:number-columns-repeated="56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-0.3387" calcext:value-type="float">
            <text:p>-0,3387</text:p>
          </table:table-cell>
          <table:table-cell table:style-name="ce14" office:value-type="float" office:value="-1.6879" calcext:value-type="float">
            <text:p>-1,6879</text:p>
          </table:table-cell>
          <table:table-cell table:style-name="ce14" office:value-type="float" office:value="-4.0311" calcext:value-type="float">
            <text:p>-4,031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3.0523" calcext:value-type="float">
            <text:p>-3,0523</text:p>
          </table:table-cell>
          <table:table-cell table:style-name="ce14" office:value-type="float" office:value="21.1479" calcext:value-type="float">
            <text:p>21,1479</text:p>
          </table:table-cell>
          <table:table-cell table:style-name="ce14" office:value-type="float" office:value="-3.0281" calcext:value-type="float">
            <text:p>-3,028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5.0536" calcext:value-type="float">
            <text:p>-5,0536</text:p>
          </table:table-cell>
          <table:table-cell table:style-name="ce14" office:value-type="float" office:value="-2.5708" calcext:value-type="float">
            <text:p>-2,5708</text:p>
          </table:table-cell>
          <table:table-cell table:style-name="ce14" office:value-type="float" office:value="-1.3853" calcext:value-type="float">
            <text:p>-1,3853</text:p>
          </table:table-cell>
          <table:table-cell table:number-columns-repeated="55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-0.5349" calcext:value-type="float">
            <text:p>-0,5349</text:p>
          </table:table-cell>
          <table:table-cell table:style-name="ce14" office:value-type="float" office:value="-3.4805" calcext:value-type="float">
            <text:p>-3,4805</text:p>
          </table:table-cell>
          <table:table-cell table:style-name="ce14" office:value-type="float" office:value="-5.6318" calcext:value-type="float">
            <text:p>-5,631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3.0281" calcext:value-type="float">
            <text:p>-3,0281</text:p>
          </table:table-cell>
          <table:table-cell table:style-name="ce14" office:value-type="float" office:value="27.2765" calcext:value-type="float">
            <text:p>27,2765</text:p>
          </table:table-cell>
          <table:table-cell table:style-name="ce14" office:value-type="float" office:value="-2.3768" calcext:value-type="float">
            <text:p>-2,376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088" calcext:value-type="float">
            <text:p>-6,088</text:p>
          </table:table-cell>
          <table:table-cell table:style-name="ce14" office:value-type="float" office:value="-4.494" calcext:value-type="float">
            <text:p>-4,494</text:p>
          </table:table-cell>
          <table:table-cell table:style-name="ce14" office:value-type="float" office:value="-1.6423" calcext:value-type="float">
            <text:p>-1,6423</text:p>
          </table:table-cell>
          <table:table-cell table:number-columns-repeated="54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-0.7728" calcext:value-type="float">
            <text:p>-0,7728</text:p>
          </table:table-cell>
          <table:table-cell table:style-name="ce14" office:value-type="float" office:value="-6.1586" calcext:value-type="float">
            <text:p>-6,1586</text:p>
          </table:table-cell>
          <table:table-cell table:style-name="ce14" office:value-type="float" office:value="-7.3403" calcext:value-type="float">
            <text:p>-7,3403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2.3768" calcext:value-type="float">
            <text:p>-2,3768</text:p>
          </table:table-cell>
          <table:table-cell table:style-name="ce14" office:value-type="float" office:value="33.9875" calcext:value-type="float">
            <text:p>33,9875</text:p>
          </table:table-cell>
          <table:table-cell table:style-name="ce14" office:value-type="float" office:value="-0.9732" calcext:value-type="float">
            <text:p>-0,9732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1715" calcext:value-type="float">
            <text:p>-7,1715</text:p>
          </table:table-cell>
          <table:table-cell table:style-name="ce14" office:value-type="float" office:value="-7.1866" calcext:value-type="float">
            <text:p>-7,1866</text:p>
          </table:table-cell>
          <table:table-cell table:style-name="ce14" office:value-type="float" office:value="-2.0076" calcext:value-type="float">
            <text:p>-2,0076</text:p>
          </table:table-cell>
          <table:table-cell table:number-columns-repeated="5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-1.1186" calcext:value-type="float">
            <text:p>-1,1186</text:p>
          </table:table-cell>
          <table:table-cell table:style-name="ce14" office:value-type="float" office:value="-10.067" calcext:value-type="float">
            <text:p>-10,067</text:p>
          </table:table-cell>
          <table:table-cell table:style-name="ce14" office:value-type="float" office:value="-9.2713" calcext:value-type="float">
            <text:p>-9,2713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0.9732" calcext:value-type="float">
            <text:p>-0,9732</text:p>
          </table:table-cell>
          <table:table-cell table:style-name="ce14" office:value-type="float" office:value="41.9348" calcext:value-type="float">
            <text:p>41,9348</text:p>
          </table:table-cell>
          <table:table-cell table:style-name="ce14" office:value-type="float" office:value="1.4001" calcext:value-type="float">
            <text:p>1,400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3634" calcext:value-type="float">
            <text:p>-8,3634</text:p>
          </table:table-cell>
          <table:table-cell table:style-name="ce14" office:value-type="float" office:value="-10.9573" calcext:value-type="float">
            <text:p>-10,9573</text:p>
          </table:table-cell>
          <table:table-cell table:style-name="ce14" office:value-type="float" office:value="-2.584" calcext:value-type="float">
            <text:p>-2,584</text:p>
          </table:table-cell>
          <table:table-cell table:number-columns-repeated="52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9" table:style-name="ce14" office:value-type="float" office:value="0" calcext:value-type="float">
            <text:p>0</text:p>
          </table:table-cell>
          <table:table-cell table:style-name="ce14" office:value-type="float" office:value="-1.6868" calcext:value-type="float">
            <text:p>-1,6868</text:p>
          </table:table-cell>
          <table:table-cell table:style-name="ce14" office:value-type="float" office:value="-12.4294" calcext:value-type="float">
            <text:p>-12,4294</text:p>
          </table:table-cell>
          <table:table-cell table:style-name="ce14" office:value-type="float" office:value="-4.9916" calcext:value-type="float">
            <text:p>-4,991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.4001" calcext:value-type="float">
            <text:p>1,4001</text:p>
          </table:table-cell>
          <table:table-cell table:style-name="ce14" office:value-type="float" office:value="46.3" calcext:value-type="float">
            <text:p>46,3</text:p>
          </table:table-cell>
          <table:table-cell table:style-name="ce14" office:value-type="float" office:value="0.8378" calcext:value-type="float">
            <text:p>0,837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9.7664" calcext:value-type="float">
            <text:p>-9,7664</text:p>
          </table:table-cell>
          <table:table-cell table:style-name="ce14" office:value-type="float" office:value="-13.7644" calcext:value-type="float">
            <text:p>-13,7644</text:p>
          </table:table-cell>
          <table:table-cell table:style-name="ce14" office:value-type="float" office:value="-5.8992" calcext:value-type="float">
            <text:p>-5,8992</text:p>
          </table:table-cell>
          <table:table-cell table:number-columns-repeated="51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10" table:style-name="ce14" office:value-type="float" office:value="0" calcext:value-type="float">
            <text:p>0</text:p>
          </table:table-cell>
          <table:table-cell table:style-name="ce14" office:value-type="float" office:value="-4.9916" calcext:value-type="float">
            <text:p>-4,9916</text:p>
          </table:table-cell>
          <table:table-cell table:style-name="ce14" office:value-type="float" office:value="-10.7512" calcext:value-type="float">
            <text:p>-10,7512</text:p>
          </table:table-cell>
          <table:table-cell table:style-name="ce14" office:value-type="float" office:value="-4.9916" calcext:value-type="float">
            <text:p>-4,991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8378" calcext:value-type="float">
            <text:p>0,8378</text:p>
          </table:table-cell>
          <table:table-cell table:style-name="ce14" office:value-type="float" office:value="43.5634" calcext:value-type="float">
            <text:p>43,5634</text:p>
          </table:table-cell>
          <table:table-cell table:style-name="ce14" office:value-type="float" office:value="0.8377" calcext:value-type="float">
            <text:p>0,837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5.8992" calcext:value-type="float">
            <text:p>-5,8992</text:p>
          </table:table-cell>
          <table:table-cell table:style-name="ce14" office:value-type="float" office:value="-12.706" calcext:value-type="float">
            <text:p>-12,706</text:p>
          </table:table-cell>
          <table:table-cell table:style-name="ce14" office:value-type="float" office:value="-5.8992" calcext:value-type="float">
            <text:p>-5,8992</text:p>
          </table:table-cell>
          <table:table-cell table:number-columns-repeated="50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-4.9916" calcext:value-type="float">
            <text:p>-4,9916</text:p>
          </table:table-cell>
          <table:table-cell table:style-name="ce14" office:value-type="float" office:value="-10.7512" calcext:value-type="float">
            <text:p>-10,7512</text:p>
          </table:table-cell>
          <table:table-cell table:style-name="ce14" office:value-type="float" office:value="-4.9916" calcext:value-type="float">
            <text:p>-4,991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8377" calcext:value-type="float">
            <text:p>0,8377</text:p>
          </table:table-cell>
          <table:table-cell table:style-name="ce14" office:value-type="float" office:value="43.5634" calcext:value-type="float">
            <text:p>43,5634</text:p>
          </table:table-cell>
          <table:table-cell table:style-name="ce14" office:value-type="float" office:value="0.8378" calcext:value-type="float">
            <text:p>0,837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5.8992" calcext:value-type="float">
            <text:p>-5,8992</text:p>
          </table:table-cell>
          <table:table-cell table:style-name="ce14" office:value-type="float" office:value="-12.706" calcext:value-type="float">
            <text:p>-12,706</text:p>
          </table:table-cell>
          <table:table-cell table:style-name="ce14" office:value-type="float" office:value="-5.8992" calcext:value-type="float">
            <text:p>-5,8992</text:p>
          </table:table-cell>
          <table:table-cell table:number-columns-repeated="49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-4.9916" calcext:value-type="float">
            <text:p>-4,9916</text:p>
          </table:table-cell>
          <table:table-cell table:style-name="ce14" office:value-type="float" office:value="-10.7512" calcext:value-type="float">
            <text:p>-10,7512</text:p>
          </table:table-cell>
          <table:table-cell table:style-name="ce14" office:value-type="float" office:value="-4.9916" calcext:value-type="float">
            <text:p>-4,991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8378" calcext:value-type="float">
            <text:p>0,8378</text:p>
          </table:table-cell>
          <table:table-cell table:style-name="ce14" office:value-type="float" office:value="43.5634" calcext:value-type="float">
            <text:p>43,5634</text:p>
          </table:table-cell>
          <table:table-cell table:style-name="ce14" office:value-type="float" office:value="0.8377" calcext:value-type="float">
            <text:p>0,837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5.8992" calcext:value-type="float">
            <text:p>-5,8992</text:p>
          </table:table-cell>
          <table:table-cell table:style-name="ce14" office:value-type="float" office:value="-12.706" calcext:value-type="float">
            <text:p>-12,706</text:p>
          </table:table-cell>
          <table:table-cell table:style-name="ce14" office:value-type="float" office:value="-5.8992" calcext:value-type="float">
            <text:p>-5,8992</text:p>
          </table:table-cell>
          <table:table-cell table:number-columns-repeated="48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4.9916" calcext:value-type="float">
            <text:p>-4,9916</text:p>
          </table:table-cell>
          <table:table-cell table:style-name="ce14" office:value-type="float" office:value="-10.7512" calcext:value-type="float">
            <text:p>-10,7512</text:p>
          </table:table-cell>
          <table:table-cell table:style-name="ce14" office:value-type="float" office:value="-4.9916" calcext:value-type="float">
            <text:p>-4,991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8377" calcext:value-type="float">
            <text:p>0,8377</text:p>
          </table:table-cell>
          <table:table-cell table:style-name="ce14" office:value-type="float" office:value="43.5634" calcext:value-type="float">
            <text:p>43,5634</text:p>
          </table:table-cell>
          <table:table-cell table:style-name="ce14" office:value-type="float" office:value="0.8378" calcext:value-type="float">
            <text:p>0,837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5.8992" calcext:value-type="float">
            <text:p>-5,8992</text:p>
          </table:table-cell>
          <table:table-cell table:style-name="ce14" office:value-type="float" office:value="-12.706" calcext:value-type="float">
            <text:p>-12,706</text:p>
          </table:table-cell>
          <table:table-cell table:style-name="ce14" office:value-type="float" office:value="-5.8992" calcext:value-type="float">
            <text:p>-5,8992</text:p>
          </table:table-cell>
          <table:table-cell table:number-columns-repeated="47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-4.9916" calcext:value-type="float">
            <text:p>-4,9916</text:p>
          </table:table-cell>
          <table:table-cell table:style-name="ce14" office:value-type="float" office:value="-5.3756" calcext:value-type="float">
            <text:p>-5,3756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0.8378" calcext:value-type="float">
            <text:p>0,8378</text:p>
          </table:table-cell>
          <table:table-cell table:style-name="ce14" office:value-type="float" office:value="21.7817" calcext:value-type="float">
            <text:p>21,7817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-5.8992" calcext:value-type="float">
            <text:p>-5,8992</text:p>
          </table:table-cell>
          <table:table-cell table:style-name="ce14" office:value-type="float" office:value="-6.353" calcext:value-type="float">
            <text:p>-6,353</text:p>
          </table:table-cell>
          <table:table-cell table:number-columns-repeated="47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table:formula="of:=88/75" office:value-type="float" office:value="1.17333333333333" calcext:value-type="float">
            <text:p>1,17333333333333</text:p>
          </table:table-cell>
          <table:table-cell/>
          <table:table-cell office:value-type="float" office:value="-2.56" calcext:value-type="float">
            <text:p>-2,56</text:p>
          </table:table-cell>
          <table:table-cell table:number-columns-repeated="16284"/>
        </table:table-row>
        <table:table-row table:style-name="ro1">
          <table:table-cell table:number-columns-repeated="16" table:style-name="ce14" office:value-type="float" office:value="0" calcext:value-type="float">
            <text:p>0</text:p>
          </table:table-cell>
          <table:table-cell table:style-name="ce14" office:value-type="float" office:value="-0.2094" calcext:value-type="float">
            <text:p>-0,2094</text:p>
          </table:table-cell>
          <table:table-cell table:style-name="ce14" office:value-type="float" office:value="-2.618" calcext:value-type="float">
            <text:p>-2,618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13.9626" calcext:value-type="float">
            <text:p>13,9626</text:p>
          </table:table-cell>
          <table:table-cell table:style-name="ce14" office:value-type="float" office:value="-6.4228" calcext:value-type="float">
            <text:p>-6,4228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-0.3491" calcext:value-type="float">
            <text:p>-0,3491</text:p>
          </table:table-cell>
          <table:table-cell table:style-name="ce14" office:value-type="float" office:value="-4.3633" calcext:value-type="float">
            <text:p>-4,3633</text:p>
          </table:table-cell>
          <table:table-cell table:number-columns-repeated="45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1.28" calcext:value-type="float">
            <text:p>1,28</text:p>
          </table:table-cell>
          <table:table-cell/>
          <table:table-cell office:value-type="float" office:value="1.28" calcext:value-type="float">
            <text:p>1,28</text:p>
          </table:table-cell>
          <table:table-cell table:number-columns-repeated="16284"/>
        </table:table-row>
        <table:table-row table:style-name="ro1">
          <table:table-cell table:number-columns-repeated="16" table:style-name="ce14" office:value-type="float" office:value="0" calcext:value-type="float">
            <text:p>0</text:p>
          </table:table-cell>
          <table:table-cell table:style-name="ce14" office:value-type="float" office:value="-2.618" calcext:value-type="float">
            <text:p>-2,618</text:p>
          </table:table-cell>
          <table:table-cell table:style-name="ce14" office:value-type="float" office:value="-0.4189" calcext:value-type="float">
            <text:p>-0,4189</text:p>
          </table:table-cell>
          <table:table-cell table:style-name="ce14" office:value-type="float" office:value="-2.618" calcext:value-type="float">
            <text:p>-2,61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4228" calcext:value-type="float">
            <text:p>-6,4228</text:p>
          </table:table-cell>
          <table:table-cell table:style-name="ce14" office:value-type="float" office:value="27.9253" calcext:value-type="float">
            <text:p>27,9253</text:p>
          </table:table-cell>
          <table:table-cell table:style-name="ce14" office:value-type="float" office:value="-6.4228" calcext:value-type="float">
            <text:p>-6,422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4.3633" calcext:value-type="float">
            <text:p>-4,3633</text:p>
          </table:table-cell>
          <table:table-cell table:style-name="ce14" office:value-type="float" office:value="-0.6981" calcext:value-type="float">
            <text:p>-0,6981</text:p>
          </table:table-cell>
          <table:table-cell table:style-name="ce14" office:value-type="float" office:value="-4.3633" calcext:value-type="float">
            <text:p>-4,3633</text:p>
          </table:table-cell>
          <table:table-cell table:number-columns-repeated="44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17" table:style-name="ce14" office:value-type="float" office:value="0" calcext:value-type="float">
            <text:p>0</text:p>
          </table:table-cell>
          <table:table-cell table:style-name="ce14" office:value-type="float" office:value="-2.618" calcext:value-type="float">
            <text:p>-2,618</text:p>
          </table:table-cell>
          <table:table-cell table:style-name="ce14" office:value-type="float" office:value="-0.4189" calcext:value-type="float">
            <text:p>-0,4189</text:p>
          </table:table-cell>
          <table:table-cell table:style-name="ce14" office:value-type="float" office:value="-2.618" calcext:value-type="float">
            <text:p>-2,61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4228" calcext:value-type="float">
            <text:p>-6,4228</text:p>
          </table:table-cell>
          <table:table-cell table:style-name="ce14" office:value-type="float" office:value="27.9253" calcext:value-type="float">
            <text:p>27,9253</text:p>
          </table:table-cell>
          <table:table-cell table:style-name="ce14" office:value-type="float" office:value="-6.4228" calcext:value-type="float">
            <text:p>-6,422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4.3633" calcext:value-type="float">
            <text:p>-4,3633</text:p>
          </table:table-cell>
          <table:table-cell table:style-name="ce14" office:value-type="float" office:value="-0.6981" calcext:value-type="float">
            <text:p>-0,6981</text:p>
          </table:table-cell>
          <table:table-cell table:style-name="ce14" office:value-type="float" office:value="-4.3633" calcext:value-type="float">
            <text:p>-4,3633</text:p>
          </table:table-cell>
          <table:table-cell table:number-columns-repeated="4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18" table:style-name="ce14" office:value-type="float" office:value="0" calcext:value-type="float">
            <text:p>0</text:p>
          </table:table-cell>
          <table:table-cell table:style-name="ce14" office:value-type="float" office:value="-2.618" calcext:value-type="float">
            <text:p>-2,618</text:p>
          </table:table-cell>
          <table:table-cell table:style-name="ce14" office:value-type="float" office:value="-0.4189" calcext:value-type="float">
            <text:p>-0,4189</text:p>
          </table:table-cell>
          <table:table-cell table:style-name="ce14" office:value-type="float" office:value="-2.618" calcext:value-type="float">
            <text:p>-2,61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4228" calcext:value-type="float">
            <text:p>-6,4228</text:p>
          </table:table-cell>
          <table:table-cell table:style-name="ce14" office:value-type="float" office:value="27.9253" calcext:value-type="float">
            <text:p>27,9253</text:p>
          </table:table-cell>
          <table:table-cell table:style-name="ce14" office:value-type="float" office:value="-6.4228" calcext:value-type="float">
            <text:p>-6,422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4.3633" calcext:value-type="float">
            <text:p>-4,3633</text:p>
          </table:table-cell>
          <table:table-cell table:style-name="ce14" office:value-type="float" office:value="-0.6981" calcext:value-type="float">
            <text:p>-0,6981</text:p>
          </table:table-cell>
          <table:table-cell table:style-name="ce14" office:value-type="float" office:value="-4.3633" calcext:value-type="float">
            <text:p>-4,3633</text:p>
          </table:table-cell>
          <table:table-cell table:number-columns-repeated="42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19" table:style-name="ce14" office:value-type="float" office:value="0" calcext:value-type="float">
            <text:p>0</text:p>
          </table:table-cell>
          <table:table-cell table:style-name="ce14" office:value-type="float" office:value="-2.618" calcext:value-type="float">
            <text:p>-2,618</text:p>
          </table:table-cell>
          <table:table-cell table:style-name="ce14" office:value-type="float" office:value="-0.4189" calcext:value-type="float">
            <text:p>-0,4189</text:p>
          </table:table-cell>
          <table:table-cell table:style-name="ce14" office:value-type="float" office:value="-2.618" calcext:value-type="float">
            <text:p>-2,61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4228" calcext:value-type="float">
            <text:p>-6,4228</text:p>
          </table:table-cell>
          <table:table-cell table:style-name="ce14" office:value-type="float" office:value="27.9253" calcext:value-type="float">
            <text:p>27,9253</text:p>
          </table:table-cell>
          <table:table-cell table:style-name="ce14" office:value-type="float" office:value="-6.4228" calcext:value-type="float">
            <text:p>-6,422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4.3633" calcext:value-type="float">
            <text:p>-4,3633</text:p>
          </table:table-cell>
          <table:table-cell table:style-name="ce14" office:value-type="float" office:value="-0.6981" calcext:value-type="float">
            <text:p>-0,6981</text:p>
          </table:table-cell>
          <table:table-cell table:style-name="ce14" office:value-type="float" office:value="-4.3633" calcext:value-type="float">
            <text:p>-4,3633</text:p>
          </table:table-cell>
          <table:table-cell table:number-columns-repeated="41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20" table:style-name="ce14" office:value-type="float" office:value="0" calcext:value-type="float">
            <text:p>0</text:p>
          </table:table-cell>
          <table:table-cell table:style-name="ce14" office:value-type="float" office:value="-2.618" calcext:value-type="float">
            <text:p>-2,618</text:p>
          </table:table-cell>
          <table:table-cell table:style-name="ce14" office:value-type="float" office:value="-1.0174" calcext:value-type="float">
            <text:p>-1,0174</text:p>
          </table:table-cell>
          <table:table-cell table:style-name="ce14" office:value-type="float" office:value="-5.0536" calcext:value-type="float">
            <text:p>-5,053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4228" calcext:value-type="float">
            <text:p>-6,4228</text:p>
          </table:table-cell>
          <table:table-cell table:style-name="ce14" office:value-type="float" office:value="29.0491" calcext:value-type="float">
            <text:p>29,0491</text:p>
          </table:table-cell>
          <table:table-cell table:style-name="ce14" office:value-type="float" office:value="-5.8142" calcext:value-type="float">
            <text:p>-5,8142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4.3633" calcext:value-type="float">
            <text:p>-4,3633</text:p>
          </table:table-cell>
          <table:table-cell table:style-name="ce14" office:value-type="float" office:value="-1.2234" calcext:value-type="float">
            <text:p>-1,2234</text:p>
          </table:table-cell>
          <table:table-cell table:style-name="ce14" office:value-type="float" office:value="-2.5363" calcext:value-type="float">
            <text:p>-2,5363</text:p>
          </table:table-cell>
          <table:table-cell table:number-columns-repeated="40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21" table:style-name="ce14" office:value-type="float" office:value="0" calcext:value-type="float">
            <text:p>0</text:p>
          </table:table-cell>
          <table:table-cell table:style-name="ce14" office:value-type="float" office:value="-1.1776" calcext:value-type="float">
            <text:p>-1,1776</text:p>
          </table:table-cell>
          <table:table-cell table:style-name="ce14" office:value-type="float" office:value="-2.5708" calcext:value-type="float">
            <text:p>-2,5708</text:p>
          </table:table-cell>
          <table:table-cell table:style-name="ce14" office:value-type="float" office:value="-6.088" calcext:value-type="float">
            <text:p>-6,08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5.8142" calcext:value-type="float">
            <text:p>-5,8142</text:p>
          </table:table-cell>
          <table:table-cell table:style-name="ce14" office:value-type="float" office:value="33.3297" calcext:value-type="float">
            <text:p>33,3297</text:p>
          </table:table-cell>
          <table:table-cell table:style-name="ce14" office:value-type="float" office:value="-5.0829" calcext:value-type="float">
            <text:p>-5,0829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8815" calcext:value-type="float">
            <text:p>-6,8815</text:p>
          </table:table-cell>
          <table:table-cell table:style-name="ce14" office:value-type="float" office:value="-3.0123" calcext:value-type="float">
            <text:p>-3,0123</text:p>
          </table:table-cell>
          <table:table-cell table:style-name="ce14" office:value-type="float" office:value="-2.7025" calcext:value-type="float">
            <text:p>-2,7025</text:p>
          </table:table-cell>
          <table:table-cell table:number-columns-repeated="39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22" table:style-name="ce14" office:value-type="float" office:value="0" calcext:value-type="float">
            <text:p>0</text:p>
          </table:table-cell>
          <table:table-cell table:style-name="ce14" office:value-type="float" office:value="-1.3853" calcext:value-type="float">
            <text:p>-1,3853</text:p>
          </table:table-cell>
          <table:table-cell table:style-name="ce14" office:value-type="float" office:value="-4.494" calcext:value-type="float">
            <text:p>-4,494</text:p>
          </table:table-cell>
          <table:table-cell table:style-name="ce14" office:value-type="float" office:value="-7.1715" calcext:value-type="float">
            <text:p>-7,1715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5.0829" calcext:value-type="float">
            <text:p>-5,0829</text:p>
          </table:table-cell>
          <table:table-cell table:style-name="ce14" office:value-type="float" office:value="37.5032" calcext:value-type="float">
            <text:p>37,5032</text:p>
          </table:table-cell>
          <table:table-cell table:style-name="ce14" office:value-type="float" office:value="-3.8398" calcext:value-type="float">
            <text:p>-3,839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4721" calcext:value-type="float">
            <text:p>-7,4721</text:p>
          </table:table-cell>
          <table:table-cell table:style-name="ce14" office:value-type="float" office:value="-5.1285" calcext:value-type="float">
            <text:p>-5,1285</text:p>
          </table:table-cell>
          <table:table-cell table:style-name="ce14" office:value-type="float" office:value="-2.929" calcext:value-type="float">
            <text:p>-2,929</text:p>
          </table:table-cell>
          <table:table-cell table:number-columns-repeated="38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23" table:style-name="ce14" office:value-type="float" office:value="0" calcext:value-type="float">
            <text:p>0</text:p>
          </table:table-cell>
          <table:table-cell table:style-name="ce14" office:value-type="float" office:value="-1.6423" calcext:value-type="float">
            <text:p>-1,6423</text:p>
          </table:table-cell>
          <table:table-cell table:style-name="ce14" office:value-type="float" office:value="-7.1866" calcext:value-type="float">
            <text:p>-7,1866</text:p>
          </table:table-cell>
          <table:table-cell table:style-name="ce14" office:value-type="float" office:value="-8.3634" calcext:value-type="float">
            <text:p>-8,363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3.8398" calcext:value-type="float">
            <text:p>-3,8398</text:p>
          </table:table-cell>
          <table:table-cell table:style-name="ce14" office:value-type="float" office:value="42.3128" calcext:value-type="float">
            <text:p>42,3128</text:p>
          </table:table-cell>
          <table:table-cell table:style-name="ce14" office:value-type="float" office:value="-1.9719" calcext:value-type="float">
            <text:p>-1,9719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1231" calcext:value-type="float">
            <text:p>-8,1231</text:p>
          </table:table-cell>
          <table:table-cell table:style-name="ce14" office:value-type="float" office:value="-7.9158" calcext:value-type="float">
            <text:p>-7,9158</text:p>
          </table:table-cell>
          <table:table-cell table:style-name="ce14" office:value-type="float" office:value="-3.2699" calcext:value-type="float">
            <text:p>-3,2699</text:p>
          </table:table-cell>
          <table:table-cell table:number-columns-repeated="37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24" table:style-name="ce14" office:value-type="float" office:value="0" calcext:value-type="float">
            <text:p>0</text:p>
          </table:table-cell>
          <table:table-cell table:style-name="ce14" office:value-type="float" office:value="-2.0076" calcext:value-type="float">
            <text:p>-2,0076</text:p>
          </table:table-cell>
          <table:table-cell table:style-name="ce14" office:value-type="float" office:value="-10.9573" calcext:value-type="float">
            <text:p>-10,9573</text:p>
          </table:table-cell>
          <table:table-cell table:style-name="ce14" office:value-type="float" office:value="-9.7664" calcext:value-type="float">
            <text:p>-9,766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1.9719" calcext:value-type="float">
            <text:p>-1,9719</text:p>
          </table:table-cell>
          <table:table-cell table:style-name="ce14" office:value-type="float" office:value="48.3491" calcext:value-type="float">
            <text:p>48,3491</text:p>
          </table:table-cell>
          <table:table-cell table:style-name="ce14" office:value-type="float" office:value="0.7173" calcext:value-type="float">
            <text:p>0,7173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8885" calcext:value-type="float">
            <text:p>-8,8885</text:p>
          </table:table-cell>
          <table:table-cell table:style-name="ce14" office:value-type="float" office:value="-11.6558" calcext:value-type="float">
            <text:p>-11,6558</text:p>
          </table:table-cell>
          <table:table-cell table:style-name="ce14" office:value-type="float" office:value="-3.8189" calcext:value-type="float">
            <text:p>-3,8189</text:p>
          </table:table-cell>
          <table:table-cell table:number-columns-repeated="36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25" table:style-name="ce14" office:value-type="float" office:value="0" calcext:value-type="float">
            <text:p>0</text:p>
          </table:table-cell>
          <table:table-cell table:style-name="ce14" office:value-type="float" office:value="-2.584" calcext:value-type="float">
            <text:p>-2,584</text:p>
          </table:table-cell>
          <table:table-cell table:style-name="ce14" office:value-type="float" office:value="-13.7644" calcext:value-type="float">
            <text:p>-13,7644</text:p>
          </table:table-cell>
          <table:table-cell table:style-name="ce14" office:value-type="float" office:value="-5.8992" calcext:value-type="float">
            <text:p>-5,8992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7173" calcext:value-type="float">
            <text:p>0,7173</text:p>
          </table:table-cell>
          <table:table-cell table:style-name="ce14" office:value-type="float" office:value="52.2776" calcext:value-type="float">
            <text:p>52,2776</text:p>
          </table:table-cell>
          <table:table-cell table:style-name="ce14" office:value-type="float" office:value="0.9774" calcext:value-type="float">
            <text:p>0,977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9.8619" calcext:value-type="float">
            <text:p>-9,8619</text:p>
          </table:table-cell>
          <table:table-cell table:style-name="ce14" office:value-type="float" office:value="-15.056" calcext:value-type="float">
            <text:p>-15,056</text:p>
          </table:table-cell>
          <table:table-cell table:style-name="ce14" office:value-type="float" office:value="-6.8068" calcext:value-type="float">
            <text:p>-6,8068</text:p>
          </table:table-cell>
          <table:table-cell table:number-columns-repeated="35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26" table:style-name="ce14" office:value-type="float" office:value="0" calcext:value-type="float">
            <text:p>0</text:p>
          </table:table-cell>
          <table:table-cell table:style-name="ce14" office:value-type="float" office:value="-5.8992" calcext:value-type="float">
            <text:p>-5,8992</text:p>
          </table:table-cell>
          <table:table-cell table:style-name="ce14" office:value-type="float" office:value="-12.706" calcext:value-type="float">
            <text:p>-12,706</text:p>
          </table:table-cell>
          <table:table-cell table:style-name="ce14" office:value-type="float" office:value="-5.8992" calcext:value-type="float">
            <text:p>-5,8992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9774" calcext:value-type="float">
            <text:p>0,9774</text:p>
          </table:table-cell>
          <table:table-cell table:style-name="ce14" office:value-type="float" office:value="50.824" calcext:value-type="float">
            <text:p>50,824</text:p>
          </table:table-cell>
          <table:table-cell table:style-name="ce14" office:value-type="float" office:value="0.9774" calcext:value-type="float">
            <text:p>0,977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8068" calcext:value-type="float">
            <text:p>-6,8068</text:p>
          </table:table-cell>
          <table:table-cell table:style-name="ce14" office:value-type="float" office:value="-14.6607" calcext:value-type="float">
            <text:p>-14,6607</text:p>
          </table:table-cell>
          <table:table-cell table:style-name="ce14" office:value-type="float" office:value="-6.8068" calcext:value-type="float">
            <text:p>-6,8068</text:p>
          </table:table-cell>
          <table:table-cell table:number-columns-repeated="34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27" table:style-name="ce14" office:value-type="float" office:value="0" calcext:value-type="float">
            <text:p>0</text:p>
          </table:table-cell>
          <table:table-cell table:style-name="ce14" office:value-type="float" office:value="-5.8992" calcext:value-type="float">
            <text:p>-5,8992</text:p>
          </table:table-cell>
          <table:table-cell table:style-name="ce14" office:value-type="float" office:value="-12.706" calcext:value-type="float">
            <text:p>-12,706</text:p>
          </table:table-cell>
          <table:table-cell table:style-name="ce14" office:value-type="float" office:value="-5.8992" calcext:value-type="float">
            <text:p>-5,8992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9774" calcext:value-type="float">
            <text:p>0,9774</text:p>
          </table:table-cell>
          <table:table-cell table:style-name="ce14" office:value-type="float" office:value="50.824" calcext:value-type="float">
            <text:p>50,824</text:p>
          </table:table-cell>
          <table:table-cell table:style-name="ce14" office:value-type="float" office:value="0.9774" calcext:value-type="float">
            <text:p>0,977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8068" calcext:value-type="float">
            <text:p>-6,8068</text:p>
          </table:table-cell>
          <table:table-cell table:style-name="ce14" office:value-type="float" office:value="-14.6607" calcext:value-type="float">
            <text:p>-14,6607</text:p>
          </table:table-cell>
          <table:table-cell table:style-name="ce14" office:value-type="float" office:value="-6.8068" calcext:value-type="float">
            <text:p>-6,8068</text:p>
          </table:table-cell>
          <table:table-cell table:number-columns-repeated="3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28" table:style-name="ce14" office:value-type="float" office:value="0" calcext:value-type="float">
            <text:p>0</text:p>
          </table:table-cell>
          <table:table-cell table:style-name="ce14" office:value-type="float" office:value="-5.8992" calcext:value-type="float">
            <text:p>-5,8992</text:p>
          </table:table-cell>
          <table:table-cell table:style-name="ce14" office:value-type="float" office:value="-12.706" calcext:value-type="float">
            <text:p>-12,706</text:p>
          </table:table-cell>
          <table:table-cell table:style-name="ce14" office:value-type="float" office:value="-5.8992" calcext:value-type="float">
            <text:p>-5,8992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9774" calcext:value-type="float">
            <text:p>0,9774</text:p>
          </table:table-cell>
          <table:table-cell table:style-name="ce14" office:value-type="float" office:value="50.824" calcext:value-type="float">
            <text:p>50,824</text:p>
          </table:table-cell>
          <table:table-cell table:style-name="ce14" office:value-type="float" office:value="0.9774" calcext:value-type="float">
            <text:p>0,977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8068" calcext:value-type="float">
            <text:p>-6,8068</text:p>
          </table:table-cell>
          <table:table-cell table:style-name="ce14" office:value-type="float" office:value="-14.6608" calcext:value-type="float">
            <text:p>-14,6608</text:p>
          </table:table-cell>
          <table:table-cell table:style-name="ce14" office:value-type="float" office:value="-6.8068" calcext:value-type="float">
            <text:p>-6,8068</text:p>
          </table:table-cell>
          <table:table-cell table:number-columns-repeated="32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29" table:style-name="ce14" office:value-type="float" office:value="0" calcext:value-type="float">
            <text:p>0</text:p>
          </table:table-cell>
          <table:table-cell table:style-name="ce14" office:value-type="float" office:value="-5.8992" calcext:value-type="float">
            <text:p>-5,8992</text:p>
          </table:table-cell>
          <table:table-cell table:style-name="ce14" office:value-type="float" office:value="-12.706" calcext:value-type="float">
            <text:p>-12,706</text:p>
          </table:table-cell>
          <table:table-cell table:style-name="ce14" office:value-type="float" office:value="-5.8992" calcext:value-type="float">
            <text:p>-5,8992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9774" calcext:value-type="float">
            <text:p>0,9774</text:p>
          </table:table-cell>
          <table:table-cell table:style-name="ce14" office:value-type="float" office:value="50.824" calcext:value-type="float">
            <text:p>50,824</text:p>
          </table:table-cell>
          <table:table-cell table:style-name="ce14" office:value-type="float" office:value="0.9774" calcext:value-type="float">
            <text:p>0,977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8068" calcext:value-type="float">
            <text:p>-6,8068</text:p>
          </table:table-cell>
          <table:table-cell table:style-name="ce14" office:value-type="float" office:value="-14.6607" calcext:value-type="float">
            <text:p>-14,6607</text:p>
          </table:table-cell>
          <table:table-cell table:style-name="ce14" office:value-type="float" office:value="-6.8068" calcext:value-type="float">
            <text:p>-6,8068</text:p>
          </table:table-cell>
          <table:table-cell table:number-columns-repeated="31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30" table:style-name="ce14" office:value-type="float" office:value="0" calcext:value-type="float">
            <text:p>0</text:p>
          </table:table-cell>
          <table:table-cell table:style-name="ce14" office:value-type="float" office:value="-5.8992" calcext:value-type="float">
            <text:p>-5,8992</text:p>
          </table:table-cell>
          <table:table-cell table:style-name="ce14" office:value-type="float" office:value="-6.353" calcext:value-type="float">
            <text:p>-6,353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0.9774" calcext:value-type="float">
            <text:p>0,9774</text:p>
          </table:table-cell>
          <table:table-cell table:style-name="ce14" office:value-type="float" office:value="25.412" calcext:value-type="float">
            <text:p>25,412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-6.8068" calcext:value-type="float">
            <text:p>-6,8068</text:p>
          </table:table-cell>
          <table:table-cell table:style-name="ce14" office:value-type="float" office:value="-7.3304" calcext:value-type="float">
            <text:p>-7,3304</text:p>
          </table:table-cell>
          <table:table-cell table:number-columns-repeated="31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2.56" calcext:value-type="float">
            <text:p>2,56</text:p>
          </table:table-cell>
          <table:table-cell/>
          <table:table-cell office:value-type="float" office:value="-2.24" calcext:value-type="float">
            <text:p>-2,24</text:p>
          </table:table-cell>
          <table:table-cell table:number-columns-repeated="16284"/>
        </table:table-row>
        <table:table-row table:style-name="ro1">
          <table:table-cell table:number-columns-repeated="32" table:style-name="ce14" office:value-type="float" office:value="0" calcext:value-type="float">
            <text:p>0</text:p>
          </table:table-cell>
          <table:table-cell table:style-name="ce14" office:value-type="float" office:value="-0.3491" calcext:value-type="float">
            <text:p>-0,3491</text:p>
          </table:table-cell>
          <table:table-cell table:style-name="ce14" office:value-type="float" office:value="-4.3633" calcext:value-type="float">
            <text:p>-4,3633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20.944" calcext:value-type="float">
            <text:p>20,944</text:p>
          </table:table-cell>
          <table:table-cell table:style-name="ce14" office:value-type="float" office:value="-9.6342" calcext:value-type="float">
            <text:p>-9,6342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-0.4887" calcext:value-type="float">
            <text:p>-0,4887</text:p>
          </table:table-cell>
          <table:table-cell table:style-name="ce14" office:value-type="float" office:value="-6.1087" calcext:value-type="float">
            <text:p>-6,1087</text:p>
          </table:table-cell>
          <table:table-cell table:number-columns-repeated="29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2.88" calcext:value-type="float">
            <text:p>2,88</text:p>
          </table:table-cell>
          <table:table-cell/>
          <table:table-cell office:value-type="float" office:value="2.88" calcext:value-type="float">
            <text:p>2,88</text:p>
          </table:table-cell>
          <table:table-cell table:number-columns-repeated="16284"/>
        </table:table-row>
        <table:table-row table:style-name="ro1">
          <table:table-cell table:number-columns-repeated="32" table:style-name="ce14" office:value-type="float" office:value="0" calcext:value-type="float">
            <text:p>0</text:p>
          </table:table-cell>
          <table:table-cell table:style-name="ce14" office:value-type="float" office:value="-4.3633" calcext:value-type="float">
            <text:p>-4,3633</text:p>
          </table:table-cell>
          <table:table-cell table:style-name="ce14" office:value-type="float" office:value="-0.6981" calcext:value-type="float">
            <text:p>-0,6981</text:p>
          </table:table-cell>
          <table:table-cell table:style-name="ce14" office:value-type="float" office:value="-4.3633" calcext:value-type="float">
            <text:p>-4,3633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9.6342" calcext:value-type="float">
            <text:p>-9,6342</text:p>
          </table:table-cell>
          <table:table-cell table:style-name="ce14" office:value-type="float" office:value="41.8879" calcext:value-type="float">
            <text:p>41,8879</text:p>
          </table:table-cell>
          <table:table-cell table:style-name="ce14" office:value-type="float" office:value="-9.6342" calcext:value-type="float">
            <text:p>-9,6342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1087" calcext:value-type="float">
            <text:p>-6,1087</text:p>
          </table:table-cell>
          <table:table-cell table:style-name="ce14" office:value-type="float" office:value="-0.9774" calcext:value-type="float">
            <text:p>-0,9774</text:p>
          </table:table-cell>
          <table:table-cell table:style-name="ce14" office:value-type="float" office:value="-6.1087" calcext:value-type="float">
            <text:p>-6,1087</text:p>
          </table:table-cell>
          <table:table-cell table:number-columns-repeated="28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33" table:style-name="ce14" office:value-type="float" office:value="0" calcext:value-type="float">
            <text:p>0</text:p>
          </table:table-cell>
          <table:table-cell table:style-name="ce14" office:value-type="float" office:value="-4.3633" calcext:value-type="float">
            <text:p>-4,3633</text:p>
          </table:table-cell>
          <table:table-cell table:style-name="ce14" office:value-type="float" office:value="-0.6981" calcext:value-type="float">
            <text:p>-0,6981</text:p>
          </table:table-cell>
          <table:table-cell table:style-name="ce14" office:value-type="float" office:value="-4.3633" calcext:value-type="float">
            <text:p>-4,3633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9.6342" calcext:value-type="float">
            <text:p>-9,6342</text:p>
          </table:table-cell>
          <table:table-cell table:style-name="ce14" office:value-type="float" office:value="41.8879" calcext:value-type="float">
            <text:p>41,8879</text:p>
          </table:table-cell>
          <table:table-cell table:style-name="ce14" office:value-type="float" office:value="-9.6342" calcext:value-type="float">
            <text:p>-9,6342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1087" calcext:value-type="float">
            <text:p>-6,1087</text:p>
          </table:table-cell>
          <table:table-cell table:style-name="ce14" office:value-type="float" office:value="-0.9774" calcext:value-type="float">
            <text:p>-0,9774</text:p>
          </table:table-cell>
          <table:table-cell table:style-name="ce14" office:value-type="float" office:value="-6.1087" calcext:value-type="float">
            <text:p>-6,1087</text:p>
          </table:table-cell>
          <table:table-cell table:number-columns-repeated="27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34" table:style-name="ce14" office:value-type="float" office:value="0" calcext:value-type="float">
            <text:p>0</text:p>
          </table:table-cell>
          <table:table-cell table:style-name="ce14" office:value-type="float" office:value="-4.3633" calcext:value-type="float">
            <text:p>-4,3633</text:p>
          </table:table-cell>
          <table:table-cell table:style-name="ce14" office:value-type="float" office:value="-0.6981" calcext:value-type="float">
            <text:p>-0,6981</text:p>
          </table:table-cell>
          <table:table-cell table:style-name="ce14" office:value-type="float" office:value="-4.3633" calcext:value-type="float">
            <text:p>-4,3633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9.6342" calcext:value-type="float">
            <text:p>-9,6342</text:p>
          </table:table-cell>
          <table:table-cell table:style-name="ce14" office:value-type="float" office:value="41.8879" calcext:value-type="float">
            <text:p>41,8879</text:p>
          </table:table-cell>
          <table:table-cell table:style-name="ce14" office:value-type="float" office:value="-9.6342" calcext:value-type="float">
            <text:p>-9,6342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1087" calcext:value-type="float">
            <text:p>-6,1087</text:p>
          </table:table-cell>
          <table:table-cell table:style-name="ce14" office:value-type="float" office:value="-0.9774" calcext:value-type="float">
            <text:p>-0,9774</text:p>
          </table:table-cell>
          <table:table-cell table:style-name="ce14" office:value-type="float" office:value="-6.1087" calcext:value-type="float">
            <text:p>-6,1087</text:p>
          </table:table-cell>
          <table:table-cell table:number-columns-repeated="26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35" table:style-name="ce14" office:value-type="float" office:value="0" calcext:value-type="float">
            <text:p>0</text:p>
          </table:table-cell>
          <table:table-cell table:style-name="ce14" office:value-type="float" office:value="-4.3633" calcext:value-type="float">
            <text:p>-4,3633</text:p>
          </table:table-cell>
          <table:table-cell table:style-name="ce14" office:value-type="float" office:value="-0.6981" calcext:value-type="float">
            <text:p>-0,6981</text:p>
          </table:table-cell>
          <table:table-cell table:style-name="ce14" office:value-type="float" office:value="-4.3633" calcext:value-type="float">
            <text:p>-4,3633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9.6342" calcext:value-type="float">
            <text:p>-9,6342</text:p>
          </table:table-cell>
          <table:table-cell table:style-name="ce14" office:value-type="float" office:value="41.8879" calcext:value-type="float">
            <text:p>41,8879</text:p>
          </table:table-cell>
          <table:table-cell table:style-name="ce14" office:value-type="float" office:value="-9.6342" calcext:value-type="float">
            <text:p>-9,6342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1087" calcext:value-type="float">
            <text:p>-6,1087</text:p>
          </table:table-cell>
          <table:table-cell table:style-name="ce14" office:value-type="float" office:value="-0.9774" calcext:value-type="float">
            <text:p>-0,9774</text:p>
          </table:table-cell>
          <table:table-cell table:style-name="ce14" office:value-type="float" office:value="-6.1087" calcext:value-type="float">
            <text:p>-6,1087</text:p>
          </table:table-cell>
          <table:table-cell table:number-columns-repeated="25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36" table:style-name="ce14" office:value-type="float" office:value="0" calcext:value-type="float">
            <text:p>0</text:p>
          </table:table-cell>
          <table:table-cell table:style-name="ce14" office:value-type="float" office:value="-4.3633" calcext:value-type="float">
            <text:p>-4,3633</text:p>
          </table:table-cell>
          <table:table-cell table:style-name="ce14" office:value-type="float" office:value="-1.2234" calcext:value-type="float">
            <text:p>-1,2234</text:p>
          </table:table-cell>
          <table:table-cell table:style-name="ce14" office:value-type="float" office:value="-6.8815" calcext:value-type="float">
            <text:p>-6,8815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9.6342" calcext:value-type="float">
            <text:p>-9,6342</text:p>
          </table:table-cell>
          <table:table-cell table:style-name="ce14" office:value-type="float" office:value="42.7594" calcext:value-type="float">
            <text:p>42,7594</text:p>
          </table:table-cell>
          <table:table-cell table:style-name="ce14" office:value-type="float" office:value="-8.7428" calcext:value-type="float">
            <text:p>-8,742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1087" calcext:value-type="float">
            <text:p>-6,1087</text:p>
          </table:table-cell>
          <table:table-cell table:style-name="ce14" office:value-type="float" office:value="-1.3236" calcext:value-type="float">
            <text:p>-1,3236</text:p>
          </table:table-cell>
          <table:table-cell table:style-name="ce14" office:value-type="float" office:value="-4.4819" calcext:value-type="float">
            <text:p>-4,4819</text:p>
          </table:table-cell>
          <table:table-cell table:number-columns-repeated="24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37" table:style-name="ce14" office:value-type="float" office:value="0" calcext:value-type="float">
            <text:p>0</text:p>
          </table:table-cell>
          <table:table-cell table:style-name="ce14" office:value-type="float" office:value="-2.5363" calcext:value-type="float">
            <text:p>-2,5363</text:p>
          </table:table-cell>
          <table:table-cell table:style-name="ce14" office:value-type="float" office:value="-3.0123" calcext:value-type="float">
            <text:p>-3,0123</text:p>
          </table:table-cell>
          <table:table-cell table:style-name="ce14" office:value-type="float" office:value="-7.4721" calcext:value-type="float">
            <text:p>-7,472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7428" calcext:value-type="float">
            <text:p>-8,7428</text:p>
          </table:table-cell>
          <table:table-cell table:style-name="ce14" office:value-type="float" office:value="44.8968" calcext:value-type="float">
            <text:p>44,8968</text:p>
          </table:table-cell>
          <table:table-cell table:style-name="ce14" office:value-type="float" office:value="-7.2766" calcext:value-type="float">
            <text:p>-7,276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0229" calcext:value-type="float">
            <text:p>-8,0229</text:p>
          </table:table-cell>
          <table:table-cell table:style-name="ce14" office:value-type="float" office:value="-3.2806" calcext:value-type="float">
            <text:p>-3,2806</text:p>
          </table:table-cell>
          <table:table-cell table:style-name="ce14" office:value-type="float" office:value="-4.5533" calcext:value-type="float">
            <text:p>-4,5533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38" table:style-name="ce14" office:value-type="float" office:value="0" calcext:value-type="float">
            <text:p>0</text:p>
          </table:table-cell>
          <table:table-cell table:style-name="ce14" office:value-type="float" office:value="-2.7025" calcext:value-type="float">
            <text:p>-2,7025</text:p>
          </table:table-cell>
          <table:table-cell table:style-name="ce14" office:value-type="float" office:value="-5.1285" calcext:value-type="float">
            <text:p>-5,1285</text:p>
          </table:table-cell>
          <table:table-cell table:style-name="ce14" office:value-type="float" office:value="-8.1231" calcext:value-type="float">
            <text:p>-8,123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2766" calcext:value-type="float">
            <text:p>-7,2766</text:p>
          </table:table-cell>
          <table:table-cell table:style-name="ce14" office:value-type="float" office:value="47.2399" calcext:value-type="float">
            <text:p>47,2399</text:p>
          </table:table-cell>
          <table:table-cell table:style-name="ce14" office:value-type="float" office:value="-5.4066" calcext:value-type="float">
            <text:p>-5,406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2506" calcext:value-type="float">
            <text:p>-8,2506</text:p>
          </table:table-cell>
          <table:table-cell table:style-name="ce14" office:value-type="float" office:value="-5.6521" calcext:value-type="float">
            <text:p>-5,6521</text:p>
          </table:table-cell>
          <table:table-cell table:style-name="ce14" office:value-type="float" office:value="-4.6999" calcext:value-type="float">
            <text:p>-4,6999</text:p>
          </table:table-cell>
          <table:table-cell table:number-columns-repeated="22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39" table:style-name="ce14" office:value-type="float" office:value="0" calcext:value-type="float">
            <text:p>0</text:p>
          </table:table-cell>
          <table:table-cell table:style-name="ce14" office:value-type="float" office:value="-2.929" calcext:value-type="float">
            <text:p>-2,929</text:p>
          </table:table-cell>
          <table:table-cell table:style-name="ce14" office:value-type="float" office:value="-7.9158" calcext:value-type="float">
            <text:p>-7,9158</text:p>
          </table:table-cell>
          <table:table-cell table:style-name="ce14" office:value-type="float" office:value="-8.8885" calcext:value-type="float">
            <text:p>-8,8885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5.4066" calcext:value-type="float">
            <text:p>-5,4066</text:p>
          </table:table-cell>
          <table:table-cell table:style-name="ce14" office:value-type="float" office:value="50.3083" calcext:value-type="float">
            <text:p>50,3083</text:p>
          </table:table-cell>
          <table:table-cell table:style-name="ce14" office:value-type="float" office:value="-3.0283" calcext:value-type="float">
            <text:p>-3,0283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5536" calcext:value-type="float">
            <text:p>-8,5536</text:p>
          </table:table-cell>
          <table:table-cell table:style-name="ce14" office:value-type="float" office:value="-8.6141" calcext:value-type="float">
            <text:p>-8,6141</text:p>
          </table:table-cell>
          <table:table-cell table:style-name="ce14" office:value-type="float" office:value="-4.9724" calcext:value-type="float">
            <text:p>-4,9724</text:p>
          </table:table-cell>
          <table:table-cell table:number-columns-repeated="21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40" table:style-name="ce14" office:value-type="float" office:value="0" calcext:value-type="float">
            <text:p>0</text:p>
          </table:table-cell>
          <table:table-cell table:style-name="ce14" office:value-type="float" office:value="-3.2699" calcext:value-type="float">
            <text:p>-3,2699</text:p>
          </table:table-cell>
          <table:table-cell table:style-name="ce14" office:value-type="float" office:value="-11.6558" calcext:value-type="float">
            <text:p>-11,6558</text:p>
          </table:table-cell>
          <table:table-cell table:style-name="ce14" office:value-type="float" office:value="-9.8619" calcext:value-type="float">
            <text:p>-9,8619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3.0283" calcext:value-type="float">
            <text:p>-3,0283</text:p>
          </table:table-cell>
          <table:table-cell table:style-name="ce14" office:value-type="float" office:value="54.6478" calcext:value-type="float">
            <text:p>54,6478</text:p>
          </table:table-cell>
          <table:table-cell table:style-name="ce14" office:value-type="float" office:value="0.0397" calcext:value-type="float">
            <text:p>0,039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9825" calcext:value-type="float">
            <text:p>-8,9825</text:p>
          </table:table-cell>
          <table:table-cell table:style-name="ce14" office:value-type="float" office:value="-12.4305" calcext:value-type="float">
            <text:p>-12,4305</text:p>
          </table:table-cell>
          <table:table-cell table:style-name="ce14" office:value-type="float" office:value="-5.4585" calcext:value-type="float">
            <text:p>-5,4585</text:p>
          </table:table-cell>
          <table:table-cell table:number-columns-repeated="20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41" table:style-name="ce14" office:value-type="float" office:value="0" calcext:value-type="float">
            <text:p>0</text:p>
          </table:table-cell>
          <table:table-cell table:style-name="ce14" office:value-type="float" office:value="-3.8189" calcext:value-type="float">
            <text:p>-3,8189</text:p>
          </table:table-cell>
          <table:table-cell table:style-name="ce14" office:value-type="float" office:value="-15.056" calcext:value-type="float">
            <text:p>-15,056</text:p>
          </table:table-cell>
          <table:table-cell table:style-name="ce14" office:value-type="float" office:value="-6.8068" calcext:value-type="float">
            <text:p>-6,806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0397" calcext:value-type="float">
            <text:p>0,0397</text:p>
          </table:table-cell>
          <table:table-cell table:style-name="ce14" office:value-type="float" office:value="58.3027" calcext:value-type="float">
            <text:p>58,3027</text:p>
          </table:table-cell>
          <table:table-cell table:style-name="ce14" office:value-type="float" office:value="1.117" calcext:value-type="float">
            <text:p>1,11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9.625" calcext:value-type="float">
            <text:p>-9,625</text:p>
          </table:table-cell>
          <table:table-cell table:style-name="ce14" office:value-type="float" office:value="-16.4384" calcext:value-type="float">
            <text:p>-16,4384</text:p>
          </table:table-cell>
          <table:table-cell table:style-name="ce14" office:value-type="float" office:value="-7.7144" calcext:value-type="float">
            <text:p>-7,7144</text:p>
          </table:table-cell>
          <table:table-cell table:number-columns-repeated="19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42" table:style-name="ce14" office:value-type="float" office:value="0" calcext:value-type="float">
            <text:p>0</text:p>
          </table:table-cell>
          <table:table-cell table:style-name="ce14" office:value-type="float" office:value="-6.8068" calcext:value-type="float">
            <text:p>-6,8068</text:p>
          </table:table-cell>
          <table:table-cell table:style-name="ce14" office:value-type="float" office:value="-14.6607" calcext:value-type="float">
            <text:p>-14,6607</text:p>
          </table:table-cell>
          <table:table-cell table:style-name="ce14" office:value-type="float" office:value="-6.8068" calcext:value-type="float">
            <text:p>-6,806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.117" calcext:value-type="float">
            <text:p>1,117</text:p>
          </table:table-cell>
          <table:table-cell table:style-name="ce14" office:value-type="float" office:value="58.0846" calcext:value-type="float">
            <text:p>58,0846</text:p>
          </table:table-cell>
          <table:table-cell table:style-name="ce14" office:value-type="float" office:value="1.117" calcext:value-type="float">
            <text:p>1,11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7144" calcext:value-type="float">
            <text:p>-7,7144</text:p>
          </table:table-cell>
          <table:table-cell table:style-name="ce14" office:value-type="float" office:value="-16.6156" calcext:value-type="float">
            <text:p>-16,6156</text:p>
          </table:table-cell>
          <table:table-cell table:style-name="ce14" office:value-type="float" office:value="-7.7144" calcext:value-type="float">
            <text:p>-7,7144</text:p>
          </table:table-cell>
          <table:table-cell table:number-columns-repeated="18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43" table:style-name="ce14" office:value-type="float" office:value="0" calcext:value-type="float">
            <text:p>0</text:p>
          </table:table-cell>
          <table:table-cell table:style-name="ce14" office:value-type="float" office:value="-6.8068" calcext:value-type="float">
            <text:p>-6,8068</text:p>
          </table:table-cell>
          <table:table-cell table:style-name="ce14" office:value-type="float" office:value="-14.6607" calcext:value-type="float">
            <text:p>-14,6607</text:p>
          </table:table-cell>
          <table:table-cell table:style-name="ce14" office:value-type="float" office:value="-6.8068" calcext:value-type="float">
            <text:p>-6,806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.117" calcext:value-type="float">
            <text:p>1,117</text:p>
          </table:table-cell>
          <table:table-cell table:style-name="ce14" office:value-type="float" office:value="58.0846" calcext:value-type="float">
            <text:p>58,0846</text:p>
          </table:table-cell>
          <table:table-cell table:style-name="ce14" office:value-type="float" office:value="1.117" calcext:value-type="float">
            <text:p>1,11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7144" calcext:value-type="float">
            <text:p>-7,7144</text:p>
          </table:table-cell>
          <table:table-cell table:style-name="ce14" office:value-type="float" office:value="-16.6156" calcext:value-type="float">
            <text:p>-16,6156</text:p>
          </table:table-cell>
          <table:table-cell table:style-name="ce14" office:value-type="float" office:value="-7.7144" calcext:value-type="float">
            <text:p>-7,7144</text:p>
          </table:table-cell>
          <table:table-cell table:number-columns-repeated="17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44" table:style-name="ce14" office:value-type="float" office:value="0" calcext:value-type="float">
            <text:p>0</text:p>
          </table:table-cell>
          <table:table-cell table:style-name="ce14" office:value-type="float" office:value="-6.8068" calcext:value-type="float">
            <text:p>-6,8068</text:p>
          </table:table-cell>
          <table:table-cell table:style-name="ce14" office:value-type="float" office:value="-14.6608" calcext:value-type="float">
            <text:p>-14,6608</text:p>
          </table:table-cell>
          <table:table-cell table:style-name="ce14" office:value-type="float" office:value="-6.8068" calcext:value-type="float">
            <text:p>-6,806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.117" calcext:value-type="float">
            <text:p>1,117</text:p>
          </table:table-cell>
          <table:table-cell table:style-name="ce14" office:value-type="float" office:value="58.0846" calcext:value-type="float">
            <text:p>58,0846</text:p>
          </table:table-cell>
          <table:table-cell table:style-name="ce14" office:value-type="float" office:value="1.117" calcext:value-type="float">
            <text:p>1,11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7144" calcext:value-type="float">
            <text:p>-7,7144</text:p>
          </table:table-cell>
          <table:table-cell table:style-name="ce14" office:value-type="float" office:value="-16.6156" calcext:value-type="float">
            <text:p>-16,6156</text:p>
          </table:table-cell>
          <table:table-cell table:style-name="ce14" office:value-type="float" office:value="-7.7144" calcext:value-type="float">
            <text:p>-7,7144</text:p>
          </table:table-cell>
          <table:table-cell table:number-columns-repeated="16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45" table:style-name="ce14" office:value-type="float" office:value="0" calcext:value-type="float">
            <text:p>0</text:p>
          </table:table-cell>
          <table:table-cell table:style-name="ce14" office:value-type="float" office:value="-6.8068" calcext:value-type="float">
            <text:p>-6,8068</text:p>
          </table:table-cell>
          <table:table-cell table:style-name="ce14" office:value-type="float" office:value="-14.6607" calcext:value-type="float">
            <text:p>-14,6607</text:p>
          </table:table-cell>
          <table:table-cell table:style-name="ce14" office:value-type="float" office:value="-6.8068" calcext:value-type="float">
            <text:p>-6,8068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.117" calcext:value-type="float">
            <text:p>1,117</text:p>
          </table:table-cell>
          <table:table-cell table:style-name="ce14" office:value-type="float" office:value="58.0846" calcext:value-type="float">
            <text:p>58,0846</text:p>
          </table:table-cell>
          <table:table-cell table:style-name="ce14" office:value-type="float" office:value="1.117" calcext:value-type="float">
            <text:p>1,11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7144" calcext:value-type="float">
            <text:p>-7,7144</text:p>
          </table:table-cell>
          <table:table-cell table:style-name="ce14" office:value-type="float" office:value="-16.6156" calcext:value-type="float">
            <text:p>-16,6156</text:p>
          </table:table-cell>
          <table:table-cell table:style-name="ce14" office:value-type="float" office:value="-7.7144" calcext:value-type="float">
            <text:p>-7,7144</text:p>
          </table:table-cell>
          <table:table-cell table:number-columns-repeated="15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46" table:style-name="ce14" office:value-type="float" office:value="0" calcext:value-type="float">
            <text:p>0</text:p>
          </table:table-cell>
          <table:table-cell table:style-name="ce14" office:value-type="float" office:value="-6.8068" calcext:value-type="float">
            <text:p>-6,8068</text:p>
          </table:table-cell>
          <table:table-cell table:style-name="ce14" office:value-type="float" office:value="-7.3304" calcext:value-type="float">
            <text:p>-7,3304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1.117" calcext:value-type="float">
            <text:p>1,117</text:p>
          </table:table-cell>
          <table:table-cell table:style-name="ce14" office:value-type="float" office:value="29.0423" calcext:value-type="float">
            <text:p>29,0423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-7.7144" calcext:value-type="float">
            <text:p>-7,7144</text:p>
          </table:table-cell>
          <table:table-cell table:style-name="ce14" office:value-type="float" office:value="-8.3078" calcext:value-type="float">
            <text:p>-8,3078</text:p>
          </table:table-cell>
          <table:table-cell table:number-columns-repeated="15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4.16" calcext:value-type="float">
            <text:p>4,16</text:p>
          </table:table-cell>
          <table:table-cell/>
          <table:table-cell office:value-type="float" office:value="-1.7067" calcext:value-type="float">
            <text:p>-1,7067</text:p>
          </table:table-cell>
          <table:table-cell table:number-columns-repeated="16284"/>
        </table:table-row>
        <table:table-row table:style-name="ro1">
          <table:table-cell table:number-columns-repeated="48" table:style-name="ce14" office:value-type="float" office:value="0" calcext:value-type="float">
            <text:p>0</text:p>
          </table:table-cell>
          <table:table-cell table:style-name="ce14" office:value-type="float" office:value="-0.4887" calcext:value-type="float">
            <text:p>-0,4887</text:p>
          </table:table-cell>
          <table:table-cell table:style-name="ce14" office:value-type="float" office:value="-6.1087" calcext:value-type="float">
            <text:p>-6,1087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27.9253" calcext:value-type="float">
            <text:p>27,9253</text:p>
          </table:table-cell>
          <table:table-cell table:style-name="ce14" office:value-type="float" office:value="-12.8456" calcext:value-type="float">
            <text:p>-12,8456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-0.6283" calcext:value-type="float">
            <text:p>-0,6283</text:p>
          </table:table-cell>
          <table:table-cell table:style-name="ce14" office:value-type="float" office:value="-7.854" calcext:value-type="float">
            <text:p>-7,85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5.12" calcext:value-type="float">
            <text:p>5,12</text:p>
          </table:table-cell>
          <table:table-cell/>
          <table:table-cell office:value-type="float" office:value="5.12" calcext:value-type="float">
            <text:p>5,12</text:p>
          </table:table-cell>
          <table:table-cell table:number-columns-repeated="16284"/>
        </table:table-row>
        <table:table-row table:style-name="ro1">
          <table:table-cell table:number-columns-repeated="48" table:style-name="ce14" office:value-type="float" office:value="0" calcext:value-type="float">
            <text:p>0</text:p>
          </table:table-cell>
          <table:table-cell table:style-name="ce14" office:value-type="float" office:value="-6.1087" calcext:value-type="float">
            <text:p>-6,1087</text:p>
          </table:table-cell>
          <table:table-cell table:style-name="ce14" office:value-type="float" office:value="-0.9774" calcext:value-type="float">
            <text:p>-0,9774</text:p>
          </table:table-cell>
          <table:table-cell table:style-name="ce14" office:value-type="float" office:value="-6.1087" calcext:value-type="float">
            <text:p>-6,108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12.8456" calcext:value-type="float">
            <text:p>-12,8456</text:p>
          </table:table-cell>
          <table:table-cell table:style-name="ce14" office:value-type="float" office:value="55.8505" calcext:value-type="float">
            <text:p>55,8505</text:p>
          </table:table-cell>
          <table:table-cell table:style-name="ce14" office:value-type="float" office:value="-12.8456" calcext:value-type="float">
            <text:p>-12,845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854" calcext:value-type="float">
            <text:p>-7,854</text:p>
          </table:table-cell>
          <table:table-cell table:style-name="ce14" office:value-type="float" office:value="-1.2566" calcext:value-type="float">
            <text:p>-1,2566</text:p>
          </table:table-cell>
          <table:table-cell table:style-name="ce14" office:value-type="float" office:value="-7.854" calcext:value-type="float">
            <text:p>-7,854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49" table:style-name="ce14" office:value-type="float" office:value="0" calcext:value-type="float">
            <text:p>0</text:p>
          </table:table-cell>
          <table:table-cell table:style-name="ce14" office:value-type="float" office:value="-6.1087" calcext:value-type="float">
            <text:p>-6,1087</text:p>
          </table:table-cell>
          <table:table-cell table:style-name="ce14" office:value-type="float" office:value="-0.9774" calcext:value-type="float">
            <text:p>-0,9774</text:p>
          </table:table-cell>
          <table:table-cell table:style-name="ce14" office:value-type="float" office:value="-6.1087" calcext:value-type="float">
            <text:p>-6,108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12.8456" calcext:value-type="float">
            <text:p>-12,8456</text:p>
          </table:table-cell>
          <table:table-cell table:style-name="ce14" office:value-type="float" office:value="55.8505" calcext:value-type="float">
            <text:p>55,8505</text:p>
          </table:table-cell>
          <table:table-cell table:style-name="ce14" office:value-type="float" office:value="-12.8456" calcext:value-type="float">
            <text:p>-12,845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854" calcext:value-type="float">
            <text:p>-7,854</text:p>
          </table:table-cell>
          <table:table-cell table:style-name="ce14" office:value-type="float" office:value="-1.2566" calcext:value-type="float">
            <text:p>-1,2566</text:p>
          </table:table-cell>
          <table:table-cell table:style-name="ce14" office:value-type="float" office:value="-7.854" calcext:value-type="float">
            <text:p>-7,854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50" table:style-name="ce14" office:value-type="float" office:value="0" calcext:value-type="float">
            <text:p>0</text:p>
          </table:table-cell>
          <table:table-cell table:style-name="ce14" office:value-type="float" office:value="-6.1087" calcext:value-type="float">
            <text:p>-6,1087</text:p>
          </table:table-cell>
          <table:table-cell table:style-name="ce14" office:value-type="float" office:value="-0.9774" calcext:value-type="float">
            <text:p>-0,9774</text:p>
          </table:table-cell>
          <table:table-cell table:style-name="ce14" office:value-type="float" office:value="-6.1087" calcext:value-type="float">
            <text:p>-6,108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12.8456" calcext:value-type="float">
            <text:p>-12,8456</text:p>
          </table:table-cell>
          <table:table-cell table:style-name="ce14" office:value-type="float" office:value="55.8505" calcext:value-type="float">
            <text:p>55,8505</text:p>
          </table:table-cell>
          <table:table-cell table:style-name="ce14" office:value-type="float" office:value="-12.8456" calcext:value-type="float">
            <text:p>-12,845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854" calcext:value-type="float">
            <text:p>-7,854</text:p>
          </table:table-cell>
          <table:table-cell table:style-name="ce14" office:value-type="float" office:value="-1.2566" calcext:value-type="float">
            <text:p>-1,2566</text:p>
          </table:table-cell>
          <table:table-cell table:style-name="ce14" office:value-type="float" office:value="-7.854" calcext:value-type="float">
            <text:p>-7,854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51" table:style-name="ce14" office:value-type="float" office:value="0" calcext:value-type="float">
            <text:p>0</text:p>
          </table:table-cell>
          <table:table-cell table:style-name="ce14" office:value-type="float" office:value="-6.1087" calcext:value-type="float">
            <text:p>-6,1087</text:p>
          </table:table-cell>
          <table:table-cell table:style-name="ce14" office:value-type="float" office:value="-0.9774" calcext:value-type="float">
            <text:p>-0,9774</text:p>
          </table:table-cell>
          <table:table-cell table:style-name="ce14" office:value-type="float" office:value="-6.1087" calcext:value-type="float">
            <text:p>-6,108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12.8456" calcext:value-type="float">
            <text:p>-12,8456</text:p>
          </table:table-cell>
          <table:table-cell table:style-name="ce14" office:value-type="float" office:value="55.8505" calcext:value-type="float">
            <text:p>55,8505</text:p>
          </table:table-cell>
          <table:table-cell table:style-name="ce14" office:value-type="float" office:value="-12.8456" calcext:value-type="float">
            <text:p>-12,845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854" calcext:value-type="float">
            <text:p>-7,854</text:p>
          </table:table-cell>
          <table:table-cell table:style-name="ce14" office:value-type="float" office:value="-1.2566" calcext:value-type="float">
            <text:p>-1,2566</text:p>
          </table:table-cell>
          <table:table-cell table:style-name="ce14" office:value-type="float" office:value="-7.854" calcext:value-type="float">
            <text:p>-7,854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52" table:style-name="ce14" office:value-type="float" office:value="0" calcext:value-type="float">
            <text:p>0</text:p>
          </table:table-cell>
          <table:table-cell table:style-name="ce14" office:value-type="float" office:value="-6.1087" calcext:value-type="float">
            <text:p>-6,1087</text:p>
          </table:table-cell>
          <table:table-cell table:style-name="ce14" office:value-type="float" office:value="-1.3236" calcext:value-type="float">
            <text:p>-1,3236</text:p>
          </table:table-cell>
          <table:table-cell table:style-name="ce14" office:value-type="float" office:value="-8.0229" calcext:value-type="float">
            <text:p>-8,0229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12.8456" calcext:value-type="float">
            <text:p>-12,8456</text:p>
          </table:table-cell>
          <table:table-cell table:style-name="ce14" office:value-type="float" office:value="56.3919" calcext:value-type="float">
            <text:p>56,3919</text:p>
          </table:table-cell>
          <table:table-cell table:style-name="ce14" office:value-type="float" office:value="-11.704" calcext:value-type="float">
            <text:p>-11,70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854" calcext:value-type="float">
            <text:p>-7,854</text:p>
          </table:table-cell>
          <table:table-cell table:style-name="ce14" office:value-type="float" office:value="-1.4518" calcext:value-type="float">
            <text:p>-1,4518</text:p>
          </table:table-cell>
          <table:table-cell table:style-name="ce14" office:value-type="float" office:value="-7.0814" calcext:value-type="float">
            <text:p>-7,0814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53" table:style-name="ce14" office:value-type="float" office:value="0" calcext:value-type="float">
            <text:p>0</text:p>
          </table:table-cell>
          <table:table-cell table:style-name="ce14" office:value-type="float" office:value="-4.4819" calcext:value-type="float">
            <text:p>-4,4819</text:p>
          </table:table-cell>
          <table:table-cell table:style-name="ce14" office:value-type="float" office:value="-3.2806" calcext:value-type="float">
            <text:p>-3,2806</text:p>
          </table:table-cell>
          <table:table-cell table:style-name="ce14" office:value-type="float" office:value="-8.2506" calcext:value-type="float">
            <text:p>-8,250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11.704" calcext:value-type="float">
            <text:p>-11,704</text:p>
          </table:table-cell>
          <table:table-cell table:style-name="ce14" office:value-type="float" office:value="56.3856" calcext:value-type="float">
            <text:p>56,3856</text:p>
          </table:table-cell>
          <table:table-cell table:style-name="ce14" office:value-type="float" office:value="-9.4752" calcext:value-type="float">
            <text:p>-9,4752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5447" calcext:value-type="float">
            <text:p>-8,5447</text:p>
          </table:table-cell>
          <table:table-cell table:style-name="ce14" office:value-type="float" office:value="-3.6438" calcext:value-type="float">
            <text:p>-3,6438</text:p>
          </table:table-cell>
          <table:table-cell table:style-name="ce14" office:value-type="float" office:value="-7.0048" calcext:value-type="float">
            <text:p>-7,0048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54" table:style-name="ce14" office:value-type="float" office:value="0" calcext:value-type="float">
            <text:p>0</text:p>
          </table:table-cell>
          <table:table-cell table:style-name="ce14" office:value-type="float" office:value="-4.5533" calcext:value-type="float">
            <text:p>-4,5533</text:p>
          </table:table-cell>
          <table:table-cell table:style-name="ce14" office:value-type="float" office:value="-5.6521" calcext:value-type="float">
            <text:p>-5,6521</text:p>
          </table:table-cell>
          <table:table-cell table:style-name="ce14" office:value-type="float" office:value="-8.5536" calcext:value-type="float">
            <text:p>-8,553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9.4752" calcext:value-type="float">
            <text:p>-9,4752</text:p>
          </table:table-cell>
          <table:table-cell table:style-name="ce14" office:value-type="float" office:value="57.0227" calcext:value-type="float">
            <text:p>57,0227</text:p>
          </table:table-cell>
          <table:table-cell table:style-name="ce14" office:value-type="float" office:value="-6.9431" calcext:value-type="float">
            <text:p>-6,943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4904" calcext:value-type="float">
            <text:p>-8,4904</text:p>
          </table:table-cell>
          <table:table-cell table:style-name="ce14" office:value-type="float" office:value="-6.3327" calcext:value-type="float">
            <text:p>-6,3327</text:p>
          </table:table-cell>
          <table:table-cell table:style-name="ce14" office:value-type="float" office:value="-7.0222" calcext:value-type="float">
            <text:p>-7,0222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55" table:style-name="ce14" office:value-type="float" office:value="0" calcext:value-type="float">
            <text:p>0</text:p>
          </table:table-cell>
          <table:table-cell table:style-name="ce14" office:value-type="float" office:value="-4.6999" calcext:value-type="float">
            <text:p>-4,6999</text:p>
          </table:table-cell>
          <table:table-cell table:style-name="ce14" office:value-type="float" office:value="-8.6141" calcext:value-type="float">
            <text:p>-8,6141</text:p>
          </table:table-cell>
          <table:table-cell table:style-name="ce14" office:value-type="float" office:value="-8.9825" calcext:value-type="float">
            <text:p>-8,9825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6.9431" calcext:value-type="float">
            <text:p>-6,9431</text:p>
          </table:table-cell>
          <table:table-cell table:style-name="ce14" office:value-type="float" office:value="58.5103" calcext:value-type="float">
            <text:p>58,5103</text:p>
          </table:table-cell>
          <table:table-cell table:style-name="ce14" office:value-type="float" office:value="-4.0084" calcext:value-type="float">
            <text:p>-4,008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5301" calcext:value-type="float">
            <text:p>-8,5301</text:p>
          </table:table-cell>
          <table:table-cell table:style-name="ce14" office:value-type="float" office:value="-9.5497" calcext:value-type="float">
            <text:p>-9,5497</text:p>
          </table:table-cell>
          <table:table-cell table:style-name="ce14" office:value-type="float" office:value="-7.1823" calcext:value-type="float">
            <text:p>-7,182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56" table:style-name="ce14" office:value-type="float" office:value="0" calcext:value-type="float">
            <text:p>0</text:p>
          </table:table-cell>
          <table:table-cell table:style-name="ce14" office:value-type="float" office:value="-4.9724" calcext:value-type="float">
            <text:p>-4,9724</text:p>
          </table:table-cell>
          <table:table-cell table:style-name="ce14" office:value-type="float" office:value="-12.4305" calcext:value-type="float">
            <text:p>-12,4305</text:p>
          </table:table-cell>
          <table:table-cell table:style-name="ce14" office:value-type="float" office:value="-9.625" calcext:value-type="float">
            <text:p>-9,625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4.0084" calcext:value-type="float">
            <text:p>-4,0084</text:p>
          </table:table-cell>
          <table:table-cell table:style-name="ce14" office:value-type="float" office:value="61.367" calcext:value-type="float">
            <text:p>61,367</text:p>
          </table:table-cell>
          <table:table-cell table:style-name="ce14" office:value-type="float" office:value="-0.4986" calcext:value-type="float">
            <text:p>-0,498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7126" calcext:value-type="float">
            <text:p>-8,7126</text:p>
          </table:table-cell>
          <table:table-cell table:style-name="ce14" office:value-type="float" office:value="-13.5496" calcext:value-type="float">
            <text:p>-13,5496</text:p>
          </table:table-cell>
          <table:table-cell table:style-name="ce14" office:value-type="float" office:value="-7.5699" calcext:value-type="float">
            <text:p>-7,5699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57" table:style-name="ce14" office:value-type="float" office:value="0" calcext:value-type="float">
            <text:p>0</text:p>
          </table:table-cell>
          <table:table-cell table:style-name="ce14" office:value-type="float" office:value="-5.4585" calcext:value-type="float">
            <text:p>-5,4585</text:p>
          </table:table-cell>
          <table:table-cell table:style-name="ce14" office:value-type="float" office:value="-16.4384" calcext:value-type="float">
            <text:p>-16,4384</text:p>
          </table:table-cell>
          <table:table-cell table:style-name="ce14" office:value-type="float" office:value="-7.7144" calcext:value-type="float">
            <text:p>-7,714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0.4986" calcext:value-type="float">
            <text:p>-0,4986</text:p>
          </table:table-cell>
          <table:table-cell table:style-name="ce14" office:value-type="float" office:value="64.6433" calcext:value-type="float">
            <text:p>64,6433</text:p>
          </table:table-cell>
          <table:table-cell table:style-name="ce14" office:value-type="float" office:value="1.2567" calcext:value-type="float">
            <text:p>1,256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9.1225" calcext:value-type="float">
            <text:p>-9,1225</text:p>
          </table:table-cell>
          <table:table-cell table:style-name="ce14" office:value-type="float" office:value="-18.0456" calcext:value-type="float">
            <text:p>-18,0456</text:p>
          </table:table-cell>
          <table:table-cell table:style-name="ce14" office:value-type="float" office:value="-8.6219" calcext:value-type="float">
            <text:p>-8,6219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58" table:style-name="ce14" office:value-type="float" office:value="0" calcext:value-type="float">
            <text:p>0</text:p>
          </table:table-cell>
          <table:table-cell table:style-name="ce14" office:value-type="float" office:value="-7.7144" calcext:value-type="float">
            <text:p>-7,7144</text:p>
          </table:table-cell>
          <table:table-cell table:style-name="ce14" office:value-type="float" office:value="-16.6156" calcext:value-type="float">
            <text:p>-16,6156</text:p>
          </table:table-cell>
          <table:table-cell table:style-name="ce14" office:value-type="float" office:value="-7.7144" calcext:value-type="float">
            <text:p>-7,714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.2567" calcext:value-type="float">
            <text:p>1,2567</text:p>
          </table:table-cell>
          <table:table-cell table:style-name="ce14" office:value-type="float" office:value="65.3451" calcext:value-type="float">
            <text:p>65,3451</text:p>
          </table:table-cell>
          <table:table-cell table:style-name="ce14" office:value-type="float" office:value="1.2566" calcext:value-type="float">
            <text:p>1,256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6219" calcext:value-type="float">
            <text:p>-8,6219</text:p>
          </table:table-cell>
          <table:table-cell table:style-name="ce14" office:value-type="float" office:value="-18.5703" calcext:value-type="float">
            <text:p>-18,5703</text:p>
          </table:table-cell>
          <table:table-cell table:style-name="ce14" office:value-type="float" office:value="-8.6219" calcext:value-type="float">
            <text:p>-8,6219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59" table:style-name="ce14" office:value-type="float" office:value="0" calcext:value-type="float">
            <text:p>0</text:p>
          </table:table-cell>
          <table:table-cell table:style-name="ce14" office:value-type="float" office:value="-7.7144" calcext:value-type="float">
            <text:p>-7,7144</text:p>
          </table:table-cell>
          <table:table-cell table:style-name="ce14" office:value-type="float" office:value="-16.6156" calcext:value-type="float">
            <text:p>-16,6156</text:p>
          </table:table-cell>
          <table:table-cell table:style-name="ce14" office:value-type="float" office:value="-7.7144" calcext:value-type="float">
            <text:p>-7,714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.2566" calcext:value-type="float">
            <text:p>1,2566</text:p>
          </table:table-cell>
          <table:table-cell table:style-name="ce14" office:value-type="float" office:value="65.3451" calcext:value-type="float">
            <text:p>65,3451</text:p>
          </table:table-cell>
          <table:table-cell table:style-name="ce14" office:value-type="float" office:value="1.2567" calcext:value-type="float">
            <text:p>1,256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6219" calcext:value-type="float">
            <text:p>-8,6219</text:p>
          </table:table-cell>
          <table:table-cell table:style-name="ce14" office:value-type="float" office:value="-18.5703" calcext:value-type="float">
            <text:p>-18,5703</text:p>
          </table:table-cell>
          <table:table-cell table:style-name="ce14" office:value-type="float" office:value="-8.6219" calcext:value-type="float">
            <text:p>-8,6219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60" table:style-name="ce14" office:value-type="float" office:value="0" calcext:value-type="float">
            <text:p>0</text:p>
          </table:table-cell>
          <table:table-cell table:style-name="ce14" office:value-type="float" office:value="-7.7144" calcext:value-type="float">
            <text:p>-7,7144</text:p>
          </table:table-cell>
          <table:table-cell table:style-name="ce14" office:value-type="float" office:value="-16.6156" calcext:value-type="float">
            <text:p>-16,6156</text:p>
          </table:table-cell>
          <table:table-cell table:style-name="ce14" office:value-type="float" office:value="-7.7144" calcext:value-type="float">
            <text:p>-7,714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.2567" calcext:value-type="float">
            <text:p>1,2567</text:p>
          </table:table-cell>
          <table:table-cell table:style-name="ce14" office:value-type="float" office:value="65.3451" calcext:value-type="float">
            <text:p>65,3451</text:p>
          </table:table-cell>
          <table:table-cell table:style-name="ce14" office:value-type="float" office:value="1.2566" calcext:value-type="float">
            <text:p>1,256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6219" calcext:value-type="float">
            <text:p>-8,6219</text:p>
          </table:table-cell>
          <table:table-cell table:style-name="ce14" office:value-type="float" office:value="-18.5703" calcext:value-type="float">
            <text:p>-18,5703</text:p>
          </table:table-cell>
          <table:table-cell table:style-name="ce14" office:value-type="float" office:value="-8.6219" calcext:value-type="float">
            <text:p>-8,6219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61" table:style-name="ce14" office:value-type="float" office:value="0" calcext:value-type="float">
            <text:p>0</text:p>
          </table:table-cell>
          <table:table-cell table:style-name="ce14" office:value-type="float" office:value="-7.7144" calcext:value-type="float">
            <text:p>-7,7144</text:p>
          </table:table-cell>
          <table:table-cell table:style-name="ce14" office:value-type="float" office:value="-16.6156" calcext:value-type="float">
            <text:p>-16,6156</text:p>
          </table:table-cell>
          <table:table-cell table:style-name="ce14" office:value-type="float" office:value="-7.7144" calcext:value-type="float">
            <text:p>-7,714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.2566" calcext:value-type="float">
            <text:p>1,2566</text:p>
          </table:table-cell>
          <table:table-cell table:style-name="ce14" office:value-type="float" office:value="65.3451" calcext:value-type="float">
            <text:p>65,3451</text:p>
          </table:table-cell>
          <table:table-cell table:style-name="ce14" office:value-type="float" office:value="1.2567" calcext:value-type="float">
            <text:p>1,256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8.6219" calcext:value-type="float">
            <text:p>-8,6219</text:p>
          </table:table-cell>
          <table:table-cell table:style-name="ce14" office:value-type="float" office:value="-18.5703" calcext:value-type="float">
            <text:p>-18,5703</text:p>
          </table:table-cell>
          <table:table-cell table:style-name="ce15" office:value-type="float" office:value="-8.6219" calcext:value-type="float">
            <text:p>-8,6219</text:p>
          </table:table-cell>
          <table:table-cell table:style-name="ce16"/>
          <table:table-cell table:style-name="ce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284"/>
        </table:table-row>
        <table:table-row table:style-name="ro1">
          <table:table-cell table:number-columns-repeated="62" table:style-name="ce14" office:value-type="float" office:value="0" calcext:value-type="float">
            <text:p>0</text:p>
          </table:table-cell>
          <table:table-cell table:style-name="ce14" office:value-type="float" office:value="-7.7144" calcext:value-type="float">
            <text:p>-7,7144</text:p>
          </table:table-cell>
          <table:table-cell table:style-name="ce14" office:value-type="float" office:value="-8.3078" calcext:value-type="float">
            <text:p>-8,3078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1.2567" calcext:value-type="float">
            <text:p>1,2567</text:p>
          </table:table-cell>
          <table:table-cell table:style-name="ce14" office:value-type="float" office:value="32.6726" calcext:value-type="float">
            <text:p>32,6726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-8.6219" calcext:value-type="float">
            <text:p>-8,6219</text:p>
          </table:table-cell>
          <table:table-cell table:style-name="ce15" office:value-type="float" office:value="-9.2852" calcext:value-type="float">
            <text:p>-9,2852</text:p>
          </table:table-cell>
          <table:table-cell table:style-name="ce16"/>
          <table:table-cell table:style-name="ce16" table:formula="of:=448/75" office:value-type="float" office:value="5.97333333333333" calcext:value-type="float">
            <text:p>5,97333333333333</text:p>
          </table:table-cell>
          <table:table-cell/>
          <table:table-cell office:value-type="float" office:value="-0.96" calcext:value-type="float">
            <text:p>-0,96</text:p>
          </table:table-cell>
          <table:table-cell table:number-columns-repeated="16284"/>
        </table:table-row>
        <table:table-row table:style-name="ro1">
          <table:table-cell table:number-columns-repeated="64" table:style-name="ce14" office:value-type="float" office:value="0" calcext:value-type="float">
            <text:p>0</text:p>
          </table:table-cell>
          <table:table-cell table:style-name="ce14" office:value-type="float" office:value="-0.6283" calcext:value-type="float">
            <text:p>-0,6283</text:p>
          </table:table-cell>
          <table:table-cell table:style-name="ce14" office:value-type="float" office:value="-7.854" calcext:value-type="float">
            <text:p>-7,854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16.2665" calcext:value-type="float">
            <text:p>16,2665</text:p>
          </table:table-cell>
          <table:table-cell table:style-name="ce14" office:value-type="float" office:value="-7.7842" calcext:value-type="float">
            <text:p>-7,7842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64" table:style-name="ce14" office:value-type="float" office:value="0" calcext:value-type="float">
            <text:p>0</text:p>
          </table:table-cell>
          <table:table-cell table:style-name="ce14" office:value-type="float" office:value="-7.854" calcext:value-type="float">
            <text:p>-7,854</text:p>
          </table:table-cell>
          <table:table-cell table:style-name="ce14" office:value-type="float" office:value="-1.2566" calcext:value-type="float">
            <text:p>-1,2566</text:p>
          </table:table-cell>
          <table:table-cell table:style-name="ce14" office:value-type="float" office:value="-7.854" calcext:value-type="float">
            <text:p>-7,85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7842" calcext:value-type="float">
            <text:p>-7,7842</text:p>
          </table:table-cell>
          <table:table-cell table:style-name="ce14" office:value-type="float" office:value="32.5329" calcext:value-type="float">
            <text:p>32,5329</text:p>
          </table:table-cell>
          <table:table-cell table:style-name="ce14" office:value-type="float" office:value="-7.7842" calcext:value-type="float">
            <text:p>-7,7842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65" table:style-name="ce14" office:value-type="float" office:value="0" calcext:value-type="float">
            <text:p>0</text:p>
          </table:table-cell>
          <table:table-cell table:style-name="ce14" office:value-type="float" office:value="-7.854" calcext:value-type="float">
            <text:p>-7,854</text:p>
          </table:table-cell>
          <table:table-cell table:style-name="ce14" office:value-type="float" office:value="-1.2566" calcext:value-type="float">
            <text:p>-1,2566</text:p>
          </table:table-cell>
          <table:table-cell table:style-name="ce14" office:value-type="float" office:value="-7.854" calcext:value-type="float">
            <text:p>-7,85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7842" calcext:value-type="float">
            <text:p>-7,7842</text:p>
          </table:table-cell>
          <table:table-cell table:style-name="ce14" office:value-type="float" office:value="32.5329" calcext:value-type="float">
            <text:p>32,5329</text:p>
          </table:table-cell>
          <table:table-cell table:style-name="ce14" office:value-type="float" office:value="-7.7842" calcext:value-type="float">
            <text:p>-7,7842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66" table:style-name="ce14" office:value-type="float" office:value="0" calcext:value-type="float">
            <text:p>0</text:p>
          </table:table-cell>
          <table:table-cell table:style-name="ce14" office:value-type="float" office:value="-7.854" calcext:value-type="float">
            <text:p>-7,854</text:p>
          </table:table-cell>
          <table:table-cell table:style-name="ce14" office:value-type="float" office:value="-1.2566" calcext:value-type="float">
            <text:p>-1,2566</text:p>
          </table:table-cell>
          <table:table-cell table:style-name="ce14" office:value-type="float" office:value="-7.854" calcext:value-type="float">
            <text:p>-7,85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7842" calcext:value-type="float">
            <text:p>-7,7842</text:p>
          </table:table-cell>
          <table:table-cell table:style-name="ce14" office:value-type="float" office:value="32.5329" calcext:value-type="float">
            <text:p>32,5329</text:p>
          </table:table-cell>
          <table:table-cell table:style-name="ce14" office:value-type="float" office:value="-7.7842" calcext:value-type="float">
            <text:p>-7,7842</text:p>
          </table:table-cell>
          <table:table-cell table:number-columns-repeated="10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67" table:style-name="ce14" office:value-type="float" office:value="0" calcext:value-type="float">
            <text:p>0</text:p>
          </table:table-cell>
          <table:table-cell table:style-name="ce14" office:value-type="float" office:value="-7.854" calcext:value-type="float">
            <text:p>-7,854</text:p>
          </table:table-cell>
          <table:table-cell table:style-name="ce14" office:value-type="float" office:value="-1.2566" calcext:value-type="float">
            <text:p>-1,2566</text:p>
          </table:table-cell>
          <table:table-cell table:style-name="ce14" office:value-type="float" office:value="-7.854" calcext:value-type="float">
            <text:p>-7,85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7842" calcext:value-type="float">
            <text:p>-7,7842</text:p>
          </table:table-cell>
          <table:table-cell table:style-name="ce14" office:value-type="float" office:value="32.5329" calcext:value-type="float">
            <text:p>32,5329</text:p>
          </table:table-cell>
          <table:table-cell table:style-name="ce14" office:value-type="float" office:value="-7.7842" calcext:value-type="float">
            <text:p>-7,7842</text:p>
          </table:table-cell>
          <table:table-cell table:number-columns-repeated="9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68" table:style-name="ce14" office:value-type="float" office:value="0" calcext:value-type="float">
            <text:p>0</text:p>
          </table:table-cell>
          <table:table-cell table:style-name="ce14" office:value-type="float" office:value="-7.854" calcext:value-type="float">
            <text:p>-7,854</text:p>
          </table:table-cell>
          <table:table-cell table:style-name="ce14" office:value-type="float" office:value="-1.4518" calcext:value-type="float">
            <text:p>-1,4518</text:p>
          </table:table-cell>
          <table:table-cell table:style-name="ce14" office:value-type="float" office:value="-8.5447" calcext:value-type="float">
            <text:p>-8,5447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7842" calcext:value-type="float">
            <text:p>-7,7842</text:p>
          </table:table-cell>
          <table:table-cell table:style-name="ce14" office:value-type="float" office:value="32.7281" calcext:value-type="float">
            <text:p>32,7281</text:p>
          </table:table-cell>
          <table:table-cell table:style-name="ce14" office:value-type="float" office:value="-7.0935" calcext:value-type="float">
            <text:p>-7,0935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69" table:style-name="ce14" office:value-type="float" office:value="0" calcext:value-type="float">
            <text:p>0</text:p>
          </table:table-cell>
          <table:table-cell table:style-name="ce14" office:value-type="float" office:value="-7.0814" calcext:value-type="float">
            <text:p>-7,0814</text:p>
          </table:table-cell>
          <table:table-cell table:style-name="ce14" office:value-type="float" office:value="-3.6438" calcext:value-type="float">
            <text:p>-3,6438</text:p>
          </table:table-cell>
          <table:table-cell table:style-name="ce14" office:value-type="float" office:value="-8.4904" calcext:value-type="float">
            <text:p>-8,4904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7.0935" calcext:value-type="float">
            <text:p>-7,0935</text:p>
          </table:table-cell>
          <table:table-cell table:style-name="ce14" office:value-type="float" office:value="31.9935" calcext:value-type="float">
            <text:p>31,9935</text:p>
          </table:table-cell>
          <table:table-cell table:style-name="ce14" office:value-type="float" office:value="-5.6844" calcext:value-type="float">
            <text:p>-5,6844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70" table:style-name="ce14" office:value-type="float" office:value="0" calcext:value-type="float">
            <text:p>0</text:p>
          </table:table-cell>
          <table:table-cell table:style-name="ce14" office:value-type="float" office:value="-7.0048" calcext:value-type="float">
            <text:p>-7,0048</text:p>
          </table:table-cell>
          <table:table-cell table:style-name="ce14" office:value-type="float" office:value="-6.3327" calcext:value-type="float">
            <text:p>-6,3327</text:p>
          </table:table-cell>
          <table:table-cell table:style-name="ce14" office:value-type="float" office:value="-8.5301" calcext:value-type="float">
            <text:p>-8,530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5.6844" calcext:value-type="float">
            <text:p>-5,6844</text:p>
          </table:table-cell>
          <table:table-cell table:style-name="ce14" office:value-type="float" office:value="31.7112" calcext:value-type="float">
            <text:p>31,7112</text:p>
          </table:table-cell>
          <table:table-cell table:style-name="ce14" office:value-type="float" office:value="-4.1591" calcext:value-type="float">
            <text:p>-4,1591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71" table:style-name="ce14" office:value-type="float" office:value="0" calcext:value-type="float">
            <text:p>0</text:p>
          </table:table-cell>
          <table:table-cell table:style-name="ce14" office:value-type="float" office:value="-7.0222" calcext:value-type="float">
            <text:p>-7,0222</text:p>
          </table:table-cell>
          <table:table-cell table:style-name="ce14" office:value-type="float" office:value="-9.5497" calcext:value-type="float">
            <text:p>-9,5497</text:p>
          </table:table-cell>
          <table:table-cell table:style-name="ce14" office:value-type="float" office:value="-8.7126" calcext:value-type="float">
            <text:p>-8,7126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4.1591" calcext:value-type="float">
            <text:p>-4,1591</text:p>
          </table:table-cell>
          <table:table-cell table:style-name="ce14" office:value-type="float" office:value="31.9123" calcext:value-type="float">
            <text:p>31,9123</text:p>
          </table:table-cell>
          <table:table-cell table:style-name="ce14" office:value-type="float" office:value="-2.4687" calcext:value-type="float">
            <text:p>-2,4687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72" table:style-name="ce14" office:value-type="float" office:value="0" calcext:value-type="float">
            <text:p>0</text:p>
          </table:table-cell>
          <table:table-cell table:style-name="ce14" office:value-type="float" office:value="-7.1823" calcext:value-type="float">
            <text:p>-7,1823</text:p>
          </table:table-cell>
          <table:table-cell table:style-name="ce14" office:value-type="float" office:value="-13.5496" calcext:value-type="float">
            <text:p>-13,5496</text:p>
          </table:table-cell>
          <table:table-cell table:style-name="ce14" office:value-type="float" office:value="-9.1225" calcext:value-type="float">
            <text:p>-9,1225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2.4687" calcext:value-type="float">
            <text:p>-2,4687</text:p>
          </table:table-cell>
          <table:table-cell table:style-name="ce14" office:value-type="float" office:value="32.8515" calcext:value-type="float">
            <text:p>32,8515</text:p>
          </table:table-cell>
          <table:table-cell table:style-name="ce14" office:value-type="float" office:value="-0.5285" calcext:value-type="float">
            <text:p>-0,5285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73" table:style-name="ce14" office:value-type="float" office:value="0" calcext:value-type="float">
            <text:p>0</text:p>
          </table:table-cell>
          <table:table-cell table:style-name="ce14" office:value-type="float" office:value="-7.5699" calcext:value-type="float">
            <text:p>-7,5699</text:p>
          </table:table-cell>
          <table:table-cell table:style-name="ce14" office:value-type="float" office:value="-18.0456" calcext:value-type="float">
            <text:p>-18,0456</text:p>
          </table:table-cell>
          <table:table-cell table:style-name="ce14" office:value-type="float" office:value="-8.6219" calcext:value-type="float">
            <text:p>-8,6219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-0.5285" calcext:value-type="float">
            <text:p>-0,5285</text:p>
          </table:table-cell>
          <table:table-cell table:style-name="ce14" office:value-type="float" office:value="34.2422" calcext:value-type="float">
            <text:p>34,2422</text:p>
          </table:table-cell>
          <table:table-cell table:style-name="ce14" office:value-type="float" office:value="0.5236" calcext:value-type="float">
            <text:p>0,5236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74" table:style-name="ce14" office:value-type="float" office:value="0" calcext:value-type="float">
            <text:p>0</text:p>
          </table:table-cell>
          <table:table-cell table:style-name="ce14" office:value-type="float" office:value="-8.6219" calcext:value-type="float">
            <text:p>-8,6219</text:p>
          </table:table-cell>
          <table:table-cell table:style-name="ce14" office:value-type="float" office:value="-18.5703" calcext:value-type="float">
            <text:p>-18,5703</text:p>
          </table:table-cell>
          <table:table-cell table:style-name="ce14" office:value-type="float" office:value="-8.6219" calcext:value-type="float">
            <text:p>-8,6219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5236" calcext:value-type="float">
            <text:p>0,5236</text:p>
          </table:table-cell>
          <table:table-cell table:style-name="ce14" office:value-type="float" office:value="34.767" calcext:value-type="float">
            <text:p>34,767</text:p>
          </table:table-cell>
          <table:table-cell table:style-name="ce14" office:value-type="float" office:value="0.5236" calcext:value-type="float">
            <text:p>0,5236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75" table:style-name="ce14" office:value-type="float" office:value="0" calcext:value-type="float">
            <text:p>0</text:p>
          </table:table-cell>
          <table:table-cell table:style-name="ce14" office:value-type="float" office:value="-8.6219" calcext:value-type="float">
            <text:p>-8,6219</text:p>
          </table:table-cell>
          <table:table-cell table:style-name="ce14" office:value-type="float" office:value="-18.5703" calcext:value-type="float">
            <text:p>-18,5703</text:p>
          </table:table-cell>
          <table:table-cell table:style-name="ce14" office:value-type="float" office:value="-8.6219" calcext:value-type="float">
            <text:p>-8,6219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5236" calcext:value-type="float">
            <text:p>0,5236</text:p>
          </table:table-cell>
          <table:table-cell table:style-name="ce14" office:value-type="float" office:value="34.767" calcext:value-type="float">
            <text:p>34,767</text:p>
          </table:table-cell>
          <table:table-cell table:style-name="ce14" office:value-type="float" office:value="0.5236" calcext:value-type="float">
            <text:p>0,5236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76" table:style-name="ce14" office:value-type="float" office:value="0" calcext:value-type="float">
            <text:p>0</text:p>
          </table:table-cell>
          <table:table-cell table:style-name="ce14" office:value-type="float" office:value="-8.6219" calcext:value-type="float">
            <text:p>-8,6219</text:p>
          </table:table-cell>
          <table:table-cell table:style-name="ce14" office:value-type="float" office:value="-18.5703" calcext:value-type="float">
            <text:p>-18,5703</text:p>
          </table:table-cell>
          <table:table-cell table:style-name="ce14" office:value-type="float" office:value="-8.6219" calcext:value-type="float">
            <text:p>-8,6219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5236" calcext:value-type="float">
            <text:p>0,5236</text:p>
          </table:table-cell>
          <table:table-cell table:style-name="ce14" office:value-type="float" office:value="34.767" calcext:value-type="float">
            <text:p>34,767</text:p>
          </table:table-cell>
          <table:table-cell table:style-name="ce14" office:value-type="float" office:value="0.5236" calcext:value-type="float">
            <text:p>0,5236</text:p>
          </table:table-cell>
          <table:table-cell table:style-name="ce15" office:value-type="float" office:value="0" calcext:value-type="float">
            <text:p>0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77" table:style-name="ce14" office:value-type="float" office:value="0" calcext:value-type="float">
            <text:p>0</text:p>
          </table:table-cell>
          <table:table-cell table:style-name="ce14" office:value-type="float" office:value="-8.6219" calcext:value-type="float">
            <text:p>-8,6219</text:p>
          </table:table-cell>
          <table:table-cell table:style-name="ce14" office:value-type="float" office:value="-18.5703" calcext:value-type="float">
            <text:p>-18,5703</text:p>
          </table:table-cell>
          <table:table-cell table:style-name="ce14" office:value-type="float" office:value="-8.6219" calcext:value-type="float">
            <text:p>-8,6219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0.5236" calcext:value-type="float">
            <text:p>0,5236</text:p>
          </table:table-cell>
          <table:table-cell table:style-name="ce14" office:value-type="float" office:value="34.767" calcext:value-type="float">
            <text:p>34,767</text:p>
          </table:table-cell>
          <table:table-cell table:style-name="ce15" office:value-type="float" office:value="0.5236" calcext:value-type="float">
            <text:p>0,5236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1">
          <table:table-cell table:number-columns-repeated="78" table:style-name="ce14" office:value-type="float" office:value="0" calcext:value-type="float">
            <text:p>0</text:p>
          </table:table-cell>
          <table:table-cell table:style-name="ce14" office:value-type="float" office:value="-8.6219" calcext:value-type="float">
            <text:p>-8,6219</text:p>
          </table:table-cell>
          <table:table-cell table:style-name="ce14" office:value-type="float" office:value="-9.2852" calcext:value-type="float">
            <text:p>-9,2852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14" office:value-type="float" office:value="0.5236" calcext:value-type="float">
            <text:p>0,5236</text:p>
          </table:table-cell>
          <table:table-cell table:style-name="ce15" office:value-type="float" office:value="17.3835" calcext:value-type="float">
            <text:p>17,3835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6284"/>
        </table:table-row>
        <table:table-row table:style-name="ro2" table:number-rows-repeated="104847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CHECK_GLOBAL_STIFFNESS_MATRIX_2.A1:CHECK_GLOBAL_STIFFNESS_MATRIX_2.CQ96">
            <calcext:condition calcext:apply-style-name="Untitled2" calcext:value="!=0" calcext:base-cell-address="CHECK_GLOBAL_STIFFNESS_MATRIX_2.A1"/>
            <calcext:condition calcext:apply-style-name="Accent" calcext:value="=0" calcext:base-cell-address="CHECK_GLOBAL_STIFFNESS_MATRIX_2.A1"/>
          </calcext:conditional-format>
          <calcext:conditional-format calcext:target-range-address="CHECK_GLOBAL_STIFFNESS_MATRIX_2.CS1:CHECK_GLOBAL_STIFFNESS_MATRIX_2.CT96">
            <calcext:condition calcext:apply-style-name="Untitled3" calcext:value="!=0" calcext:base-cell-address="CHECK_GLOBAL_STIFFNESS_MATRIX_2.CS1"/>
          </calcext:conditional-format>
          <calcext:conditional-format calcext:target-range-address="CHECK_GLOBAL_STIFFNESS_MATRIX_2.A1:CHECK_GLOBAL_STIFFNESS_MATRIX_2.CR96">
            <calcext:condition calcext:apply-style-name="Untitled4" calcext:value="!=0" calcext:base-cell-address="CHECK_GLOBAL_STIFFNESS_MATRIX_2.A1"/>
          </calcext:conditional-format>
        </calcext:conditional-formats>
      </table:table>
      <table:table table:name="CHECK_GLOBAL_SYSTEM_2_2_2_2" table:style-name="ta1">
        <table:table-column table:style-name="co5" table:number-columns-repeated="47" table:default-cell-style-name="ce17"/>
        <table:table-column table:style-name="co6" table:default-cell-style-name="ce17"/>
        <table:table-column table:style-name="co5" table:number-columns-repeated="16335" table:default-cell-style-name="ce17"/>
        <table:table-column table:style-name="co2" table:default-cell-style-name="ce17"/>
        <table:table-row table:style-name="ro3">
          <table:table-cell office:value-type="float" office:value="2.9671" calcext:value-type="float">
            <text:p>2,9671</text:p>
          </table:table-cell>
          <table:table-cell office:value-type="float" office:value="-0.6109" calcext:value-type="float">
            <text:p>-0,61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1745" calcext:value-type="float">
            <text:p>-0,1745</text:p>
          </table:table-cell>
          <table:table-cell office:value-type="float" office:value="-2.1817" calcext:value-type="float">
            <text:p>-2,1817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AF1]*[.$W$8]-[.BK1]*[.$W$14]-[.CH1]*[.$W$15]-[.DE1]*[.$W$16]-[.EB1]*[.$W$17]-[.EY1]*[.$W$18]-[.FV1]*[.$W$19]-[.GS1]*[.$W$20]-[.HP1]*[.$W$21]" office:value-type="float" office:value="-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office:value-type="float" office:value="-0.6109" calcext:value-type="float">
            <text:p>-0,6109</text:p>
          </table:table-cell>
          <table:table-cell office:value-type="float" office:value="5.9341" calcext:value-type="float">
            <text:p>5,9341</text:p>
          </table:table-cell>
          <table:table-cell office:value-type="float" office:value="-0.6109" calcext:value-type="float">
            <text:p>-0,61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817" calcext:value-type="float">
            <text:p>-2,1817</text:p>
          </table:table-cell>
          <table:table-cell office:value-type="float" office:value="-0.3491" calcext:value-type="float">
            <text:p>-0,3491</text:p>
          </table:table-cell>
          <table:table-cell office:value-type="float" office:value="-2.1817" calcext:value-type="float">
            <text:p>-2,1817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AF2]*[.$W$8]-[.BK2]*[.$W$14]-[.CH2]*[.$W$15]-[.DE2]*[.$W$16]-[.EB2]*[.$W$17]-[.EY2]*[.$W$18]-[.FV2]*[.$W$19]-[.GS2]*[.$W$20]-[.HP2]*[.$W$21]" office:value-type="float" office:value="-0" calcext:value-type="float">
            <text:p>0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-0.6109" calcext:value-type="float">
            <text:p>-0,6109</text:p>
          </table:table-cell>
          <table:table-cell office:value-type="float" office:value="6.0979" calcext:value-type="float">
            <text:p>6,0979</text:p>
          </table:table-cell>
          <table:table-cell office:value-type="float" office:value="-0.9456" calcext:value-type="float">
            <text:p>-0,94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2.1817" calcext:value-type="float">
            <text:p>-2,1817</text:p>
          </table:table-cell>
          <table:table-cell office:value-type="float" office:value="-1.211" calcext:value-type="float">
            <text:p>-1,211</text:p>
          </table:table-cell>
          <table:table-cell office:value-type="float" office:value="-1.1488" calcext:value-type="float">
            <text:p>-1,1488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AF3]*[.$W$8]-[.BK3]*[.$W$14]-[.CH3]*[.$W$15]-[.DE3]*[.$W$16]-[.EB3]*[.$W$17]-[.EY3]*[.$W$18]-[.FV3]*[.$W$19]-[.GS3]*[.$W$20]-[.HP3]*[.$W$21]" office:value-type="float" office:value="-0" calcext:value-type="float">
            <text:p>0</text:p>
          </table:table-cell>
          <table:table-cell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-0.9456" calcext:value-type="float">
            <text:p>-0,9456</text:p>
          </table:table-cell>
          <table:table-cell office:value-type="float" office:value="13.6227" calcext:value-type="float">
            <text:p>13,6227</text:p>
          </table:table-cell>
          <table:table-cell office:value-type="float" office:value="0.0448" calcext:value-type="float">
            <text:p>0,044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1631" calcext:value-type="float">
            <text:p>-5,1631</text:p>
          </table:table-cell>
          <table:table-cell office:value-type="float" office:value="-5.5942" calcext:value-type="float">
            <text:p>-5,5942</text:p>
          </table:table-cell>
          <table:table-cell office:value-type="float" office:value="-1.9647" calcext:value-type="float">
            <text:p>-1,964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AF4]*[.$W$8]-[.BK4]*[.$W$14]-[.CH4]*[.$W$15]-[.DE4]*[.$W$16]-[.EB4]*[.$W$17]-[.EY4]*[.$W$18]-[.FV4]*[.$W$19]-[.GS4]*[.$W$20]-[.HP4]*[.$W$21]" office:value-type="float" office:value="-0" calcext:value-type="float">
            <text:p>0</text:p>
          </table:table-cell>
          <table:table-cell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0.0448" calcext:value-type="float">
            <text:p>0,0448</text:p>
          </table:table-cell>
          <table:table-cell office:value-type="float" office:value="25.72" calcext:value-type="float">
            <text:p>25,72</text:p>
          </table:table-cell>
          <table:table-cell office:value-type="float" office:value="0.7854" calcext:value-type="float">
            <text:p>0,78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4224" calcext:value-type="float">
            <text:p>-8,4224</text:p>
          </table:table-cell>
          <table:table-cell office:value-type="float" office:value="-12.4555" calcext:value-type="float">
            <text:p>-12,4555</text:p>
          </table:table-cell>
          <table:table-cell office:value-type="float" office:value="-5.6723" calcext:value-type="float">
            <text:p>-5,6723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AF5]*[.$W$8]-[.BK5]*[.$W$14]-[.CH5]*[.$W$15]-[.DE5]*[.$W$16]-[.EB5]*[.$W$17]-[.EY5]*[.$W$18]-[.FV5]*[.$W$19]-[.GS5]*[.$W$20]-[.HP5]*[.$W$21]" office:value-type="float" office:value="-0" calcext:value-type="float">
            <text:p>0</text:p>
          </table:table-cell>
          <table:table-cell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0.7854" calcext:value-type="float">
            <text:p>0,7854</text:p>
          </table:table-cell>
          <table:table-cell office:value-type="float" office:value="21.9911" calcext:value-type="float">
            <text:p>21,9911</text:p>
          </table:table-cell>
          <table:table-cell office:value-type="float" office:value="0.7854" calcext:value-type="float">
            <text:p>0,78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6723" calcext:value-type="float">
            <text:p>-5,6723</text:p>
          </table:table-cell>
          <table:table-cell office:value-type="float" office:value="-12.2173" calcext:value-type="float">
            <text:p>-12,2173</text:p>
          </table:table-cell>
          <table:table-cell office:value-type="float" office:value="-5.6723" calcext:value-type="float">
            <text:p>-5,6723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AF6]*[.$W$8]-[.BK6]*[.$W$14]-[.CH6]*[.$W$15]-[.DE6]*[.$W$16]-[.EB6]*[.$W$17]-[.EY6]*[.$W$18]-[.FV6]*[.$W$19]-[.GS6]*[.$W$20]-[.HP6]*[.$W$21]" office:value-type="float" office:value="-0" calcext:value-type="float">
            <text:p>0</text:p>
          </table:table-cell>
          <table:table-cell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0.7854" calcext:value-type="float">
            <text:p>0,7854</text:p>
          </table:table-cell>
          <table:table-cell office:value-type="float" office:value="10.9956" calcext:value-type="float">
            <text:p>10,99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6723" calcext:value-type="float">
            <text:p>-5,6723</text:p>
          </table:table-cell>
          <table:table-cell office:value-type="float" office:value="-6.1087" calcext:value-type="float">
            <text:p>-6,108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AF7]*[.$W$8]-[.BK7]*[.$W$14]-[.CH7]*[.$W$15]-[.DE7]*[.$W$16]-[.EB7]*[.$W$17]-[.EY7]*[.$W$18]-[.FV7]*[.$W$19]-[.GS7]*[.$W$20]-[.HP7]*[.$W$21]" office:value-type="float" office:value="-0" calcext:value-type="float">
            <text:p>0</text:p>
          </table:table-cell>
          <table:table-cell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office:value-type="float" office:value="-0.1745" calcext:value-type="float">
            <text:p>-0,1745</text:p>
          </table:table-cell>
          <table:table-cell office:value-type="float" office:value="-2.1817" calcext:value-type="float">
            <text:p>-2,18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.4533" calcext:value-type="float">
            <text:p>17,4533</text:p>
          </table:table-cell>
          <table:table-cell office:value-type="float" office:value="-8.0285" calcext:value-type="float">
            <text:p>-8,02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236" calcext:value-type="float">
            <text:p>-0,5236</text:p>
          </table:table-cell>
          <table:table-cell office:value-type="float" office:value="-6.545" calcext:value-type="float">
            <text:p>-6,54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7.4533" calcext:value-type="float">
            <text:p>17,4533</text:p>
          </table:table-cell>
          <table:table-cell office:value-type="float" office:value="-8.0285" calcext:value-type="float">
            <text:p>-8,02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236" calcext:value-type="float">
            <text:p>-0,5236</text:p>
          </table:table-cell>
          <table:table-cell office:value-type="float" office:value="-6.545" calcext:value-type="float">
            <text:p>-6,54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-[.AF8]*[.$W$8]-[.BK8]*[.$W$14]-[.CH8]*[.$W$15]-[.DE8]*[.$W$16]-[.EB8]*[.$W$17]-[.EY8]*[.$W$18]-[.FV8]*[.$W$19]-[.GS8]*[.$W$20]-[.HP8]*[.$W$21]" office:value-type="float" office:value="-34.9066" calcext:value-type="float">
            <text:p>-34,9066</text:p>
          </table:table-cell>
          <table:table-cell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office:value-type="float" office:value="-2.1817" calcext:value-type="float">
            <text:p>-2,1817</text:p>
          </table:table-cell>
          <table:table-cell office:value-type="float" office:value="-0.3491" calcext:value-type="float">
            <text:p>-0,3491</text:p>
          </table:table-cell>
          <table:table-cell office:value-type="float" office:value="-2.1817" calcext:value-type="float">
            <text:p>-2,18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0285" calcext:value-type="float">
            <text:p>-8,0285</text:p>
          </table:table-cell>
          <table:table-cell office:value-type="float" office:value="34.9066" calcext:value-type="float">
            <text:p>34,9066</text:p>
          </table:table-cell>
          <table:table-cell office:value-type="float" office:value="-8.0285" calcext:value-type="float">
            <text:p>-8,0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45" calcext:value-type="float">
            <text:p>-6,545</text:p>
          </table:table-cell>
          <table:table-cell office:value-type="float" office:value="-1.0472" calcext:value-type="float">
            <text:p>-1,0472</text:p>
          </table:table-cell>
          <table:table-cell office:value-type="float" office:value="-6.545" calcext:value-type="float">
            <text:p>-6,5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8.0285" calcext:value-type="float">
            <text:p>-8,0285</text:p>
          </table:table-cell>
          <table:table-cell office:value-type="float" office:value="34.9066" calcext:value-type="float">
            <text:p>34,9066</text:p>
          </table:table-cell>
          <table:table-cell office:value-type="float" office:value="-8.0285" calcext:value-type="float">
            <text:p>-8,02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45" calcext:value-type="float">
            <text:p>-6,545</text:p>
          </table:table-cell>
          <table:table-cell office:value-type="float" office:value="-1.0472" calcext:value-type="float">
            <text:p>-1,0472</text:p>
          </table:table-cell>
          <table:table-cell office:value-type="float" office:value="-6.545" calcext:value-type="float">
            <text:p>-6,54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AF9]*[.$W$8]-[.BK9]*[.$W$14]-[.CH9]*[.$W$15]-[.DE9]*[.$W$16]-[.EB9]*[.$W$17]-[.EY9]*[.$W$18]-[.FV9]*[.$W$19]-[.GS9]*[.$W$20]-[.HP9]*[.$W$21]" office:value-type="float" office:value="129.1546" calcext:value-type="float">
            <text:p>129,1546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0472" calcext:value-type="float">
            <text:p>-1,0472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0472" calcext:value-type="float">
            <text:p>-1,0472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1.0472" calcext:value-type="float">
            <text:p>-1,0472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11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11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11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11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11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-2.1817" calcext:value-type="float">
            <text:p>-2,1817</text:p>
          </table:table-cell>
          <table:table-cell office:value-type="float" office:value="-1.211" calcext:value-type="float">
            <text:p>-1,211</text:p>
          </table:table-cell>
          <table:table-cell office:value-type="float" office:value="-5.1631" calcext:value-type="float">
            <text:p>-5,163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0285" calcext:value-type="float">
            <text:p>-8,0285</text:p>
          </table:table-cell>
          <table:table-cell office:value-type="float" office:value="36.3602" calcext:value-type="float">
            <text:p>36,3602</text:p>
          </table:table-cell>
          <table:table-cell office:value-type="float" office:value="-6.3597" calcext:value-type="float">
            <text:p>-6,35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45" calcext:value-type="float">
            <text:p>-6,545</text:p>
          </table:table-cell>
          <table:table-cell office:value-type="float" office:value="-1.6389" calcext:value-type="float">
            <text:p>-1,6389</text:p>
          </table:table-cell>
          <table:table-cell office:value-type="float" office:value="-5.2324" calcext:value-type="float">
            <text:p>-5,23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8.0285" calcext:value-type="float">
            <text:p>-8,0285</text:p>
          </table:table-cell>
          <table:table-cell office:value-type="float" office:value="36.3602" calcext:value-type="float">
            <text:p>36,3602</text:p>
          </table:table-cell>
          <table:table-cell office:value-type="float" office:value="-6.3597" calcext:value-type="float">
            <text:p>-6,35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545" calcext:value-type="float">
            <text:p>-6,545</text:p>
          </table:table-cell>
          <table:table-cell office:value-type="float" office:value="-1.6389" calcext:value-type="float">
            <text:p>-1,6389</text:p>
          </table:table-cell>
          <table:table-cell office:value-type="float" office:value="-5.2324" calcext:value-type="float">
            <text:p>-5,232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AF10]*[.$W$8]-[.BK10]*[.$W$14]-[.CH10]*[.$W$15]-[.DE10]*[.$W$16]-[.EB10]*[.$W$17]-[.EY10]*[.$W$18]-[.FV10]*[.$W$19]-[.GS10]*[.$W$20]-[.HP10]*[.$W$21]" office:value-type="float" office:value="107.3304" calcext:value-type="float">
            <text:p>107,3304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5.2324" calcext:value-type="float">
            <text:p>-5,232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5.2324" calcext:value-type="float">
            <text:p>-5,232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5.2324" calcext:value-type="float">
            <text:p>-5,232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5.2324" calcext:value-type="float">
            <text:p>-5,232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-5.2324" calcext:value-type="float">
            <text:p>-5,232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10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10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10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10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2" office:value-type="float" office:value="0" calcext:value-type="float">
            <text:p>0</text:p>
          </table:table-cell>
          <table:table-cell office:value-type="float" office:value="-1.1488" calcext:value-type="float">
            <text:p>-1,1488</text:p>
          </table:table-cell>
          <table:table-cell office:value-type="float" office:value="-5.5942" calcext:value-type="float">
            <text:p>-5,5942</text:p>
          </table:table-cell>
          <table:table-cell office:value-type="float" office:value="-8.4224" calcext:value-type="float">
            <text:p>-8,42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6.3597" calcext:value-type="float">
            <text:p>-6,3597</text:p>
          </table:table-cell>
          <table:table-cell office:value-type="float" office:value="44.4302" calcext:value-type="float">
            <text:p>44,4302</text:p>
          </table:table-cell>
          <table:table-cell office:value-type="float" office:value="-1.5661" calcext:value-type="float">
            <text:p>-1,56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1995" calcext:value-type="float">
            <text:p>-8,1995</text:p>
          </table:table-cell>
          <table:table-cell office:value-type="float" office:value="-7.4201" calcext:value-type="float">
            <text:p>-7,4201</text:p>
          </table:table-cell>
          <table:table-cell office:value-type="float" office:value="-5.7195" calcext:value-type="float">
            <text:p>-5,71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-6.3597" calcext:value-type="float">
            <text:p>-6,3597</text:p>
          </table:table-cell>
          <table:table-cell office:value-type="float" office:value="44.4302" calcext:value-type="float">
            <text:p>44,4302</text:p>
          </table:table-cell>
          <table:table-cell office:value-type="float" office:value="-1.5661" calcext:value-type="float">
            <text:p>-1,566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8.1995" calcext:value-type="float">
            <text:p>-8,1995</text:p>
          </table:table-cell>
          <table:table-cell office:value-type="float" office:value="-7.4201" calcext:value-type="float">
            <text:p>-7,4201</text:p>
          </table:table-cell>
          <table:table-cell office:value-type="float" office:value="-5.7195" calcext:value-type="float">
            <text:p>-5,719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AF11]*[.$W$8]-[.BK11]*[.$W$14]-[.CH11]*[.$W$15]-[.DE11]*[.$W$16]-[.EB11]*[.$W$17]-[.EY11]*[.$W$18]-[.FV11]*[.$W$19]-[.GS11]*[.$W$20]-[.HP11]*[.$W$21]" office:value-type="float" office:value="170.7128" calcext:value-type="float">
            <text:p>170,7128</text:p>
          </table:table-cell>
          <table:table-cell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8.1995" calcext:value-type="float">
            <text:p>-8,1995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5.7195" calcext:value-type="float">
            <text:p>-5,719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8.1995" calcext:value-type="float">
            <text:p>-8,1995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5.7195" calcext:value-type="float">
            <text:p>-5,719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8.1995" calcext:value-type="float">
            <text:p>-8,1995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5.7195" calcext:value-type="float">
            <text:p>-5,719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8.1995" calcext:value-type="float">
            <text:p>-8,1995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5.7195" calcext:value-type="float">
            <text:p>-5,719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5.7195" calcext:value-type="float">
            <text:p>-5,719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9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9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9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3" office:value-type="float" office:value="0" calcext:value-type="float">
            <text:p>0</text:p>
          </table:table-cell>
          <table:table-cell office:value-type="float" office:value="-1.9647" calcext:value-type="float">
            <text:p>-1,9647</text:p>
          </table:table-cell>
          <table:table-cell office:value-type="float" office:value="-12.4555" calcext:value-type="float">
            <text:p>-12,4555</text:p>
          </table:table-cell>
          <table:table-cell office:value-type="float" office:value="-5.6723" calcext:value-type="float">
            <text:p>-5,67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5661" calcext:value-type="float">
            <text:p>-1,5661</text:p>
          </table:table-cell>
          <table:table-cell office:value-type="float" office:value="53.6618" calcext:value-type="float">
            <text:p>53,6618</text:p>
          </table:table-cell>
          <table:table-cell office:value-type="float" office:value="1.0472" calcext:value-type="float">
            <text:p>1,0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.0356" calcext:value-type="float">
            <text:p>-9,0356</text:p>
          </table:table-cell>
          <table:table-cell office:value-type="float" office:value="-16.0735" calcext:value-type="float">
            <text:p>-16,0735</text:p>
          </table:table-cell>
          <table:table-cell office:value-type="float" office:value="-7.9412" calcext:value-type="float">
            <text:p>-7,9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-1.5661" calcext:value-type="float">
            <text:p>-1,5661</text:p>
          </table:table-cell>
          <table:table-cell office:value-type="float" office:value="53.6618" calcext:value-type="float">
            <text:p>53,6618</text:p>
          </table:table-cell>
          <table:table-cell office:value-type="float" office:value="1.0472" calcext:value-type="float">
            <text:p>1,0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9.0356" calcext:value-type="float">
            <text:p>-9,0356</text:p>
          </table:table-cell>
          <table:table-cell office:value-type="float" office:value="-16.0735" calcext:value-type="float">
            <text:p>-16,0735</text:p>
          </table:table-cell>
          <table:table-cell office:value-type="float" office:value="-7.9412" calcext:value-type="float">
            <text:p>-7,9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AF12]*[.$W$8]-[.BK12]*[.$W$14]-[.CH12]*[.$W$15]-[.DE12]*[.$W$16]-[.EB12]*[.$W$17]-[.EY12]*[.$W$18]-[.FV12]*[.$W$19]-[.GS12]*[.$W$20]-[.HP12]*[.$W$21]" office:value-type="float" office:value="264.4024" calcext:value-type="float">
            <text:p>264,4024</text:p>
          </table:table-cell>
          <table:table-cell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9.0356" calcext:value-type="float">
            <text:p>-9,0356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9.0356" calcext:value-type="float">
            <text:p>-9,0356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9.0356" calcext:value-type="float">
            <text:p>-9,0356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9.0356" calcext:value-type="float">
            <text:p>-9,0356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9.0356" calcext:value-type="float">
            <text:p>-9,0356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4" office:value-type="float" office:value="0" calcext:value-type="float">
            <text:p>0</text:p>
          </table:table-cell>
          <table:table-cell office:value-type="float" office:value="-5.6723" calcext:value-type="float">
            <text:p>-5,6723</text:p>
          </table:table-cell>
          <table:table-cell office:value-type="float" office:value="-12.2173" calcext:value-type="float">
            <text:p>-12,2173</text:p>
          </table:table-cell>
          <table:table-cell office:value-type="float" office:value="-5.6723" calcext:value-type="float">
            <text:p>-5,672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472" calcext:value-type="float">
            <text:p>1,0472</text:p>
          </table:table-cell>
          <table:table-cell office:value-type="float" office:value="54.4543" calcext:value-type="float">
            <text:p>54,4543</text:p>
          </table:table-cell>
          <table:table-cell office:value-type="float" office:value="1.0472" calcext:value-type="float">
            <text:p>1,0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9412" calcext:value-type="float">
            <text:p>-7,9412</text:p>
          </table:table-cell>
          <table:table-cell office:value-type="float" office:value="-17.1042" calcext:value-type="float">
            <text:p>-17,1042</text:p>
          </table:table-cell>
          <table:table-cell office:value-type="float" office:value="-7.9412" calcext:value-type="float">
            <text:p>-7,941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1.0472" calcext:value-type="float">
            <text:p>1,0472</text:p>
          </table:table-cell>
          <table:table-cell office:value-type="float" office:value="54.4543" calcext:value-type="float">
            <text:p>54,4543</text:p>
          </table:table-cell>
          <table:table-cell office:value-type="float" office:value="1.0472" calcext:value-type="float">
            <text:p>1,04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9412" calcext:value-type="float">
            <text:p>-7,9412</text:p>
          </table:table-cell>
          <table:table-cell office:value-type="float" office:value="-17.1042" calcext:value-type="float">
            <text:p>-17,1042</text:p>
          </table:table-cell>
          <table:table-cell office:value-type="float" office:value="-7.9412" calcext:value-type="float">
            <text:p>-7,9412</text:p>
          </table:table-cell>
          <table:table-cell/>
          <table:table-cell office:value-type="float" office:value="0" calcext:value-type="float">
            <text:p>0</text:p>
          </table:table-cell>
          <table:table-cell table:formula="of:=-[.AF13]*[.$W$8]-[.BK13]*[.$W$14]-[.CH13]*[.$W$15]-[.DE13]*[.$W$16]-[.EB13]*[.$W$17]-[.EY13]*[.$W$18]-[.FV13]*[.$W$19]-[.GS13]*[.$W$20]-[.HP13]*[.$W$21]" office:value-type="float" office:value="260.402133333333" calcext:value-type="float">
            <text:p>260,402133333333</text:p>
          </table:table-cell>
          <table:table-cell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5" office:value-type="float" office:value="0" calcext:value-type="float">
            <text:p>0</text:p>
          </table:table-cell>
          <table:table-cell office:value-type="float" office:value="-5.6723" calcext:value-type="float">
            <text:p>-5,6723</text:p>
          </table:table-cell>
          <table:table-cell office:value-type="float" office:value="-6.1087" calcext:value-type="float">
            <text:p>-6,10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.0472" calcext:value-type="float">
            <text:p>1,0472</text:p>
          </table:table-cell>
          <table:table-cell office:value-type="float" office:value="27.2271" calcext:value-type="float">
            <text:p>27,22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9412" calcext:value-type="float">
            <text:p>-7,9412</text:p>
          </table:table-cell>
          <table:table-cell office:value-type="float" office:value="-8.5521" calcext:value-type="float">
            <text:p>-8,5521</text:p>
          </table:table-cell>
          <table:table-cell/>
          <table:table-cell table:formula="of:=10/3" office:value-type="float" office:value="3.33333333333333" calcext:value-type="float">
            <text:p>3,33333333333333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1.0472" calcext:value-type="float">
            <text:p>1,0472</text:p>
          </table:table-cell>
          <table:table-cell office:value-type="float" office:value="27.2271" calcext:value-type="float">
            <text:p>27,22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9412" calcext:value-type="float">
            <text:p>-7,9412</text:p>
          </table:table-cell>
          <table:table-cell office:value-type="float" office:value="-8.5521" calcext:value-type="float">
            <text:p>-8,5521</text:p>
          </table:table-cell>
          <table:table-cell/>
          <table:table-cell table:formula="of:=10/3" office:value-type="float" office:value="3.33333333333333" calcext:value-type="float">
            <text:p>3,33333333333333</text:p>
          </table:table-cell>
          <table:table-cell table:formula="of:=-[.AF14]*[.$W$8]-[.BK14]*[.$W$14]-[.CH14]*[.$W$15]-[.DE14]*[.$W$16]-[.EB14]*[.$W$17]-[.EY14]*[.$W$18]-[.FV14]*[.$W$19]-[.GS14]*[.$W$20]-[.HP14]*[.$W$21]" office:value-type="float" office:value="-90.757" calcext:value-type="float">
            <text:p>-90,757</text:p>
          </table:table-cell>
          <table:table-cell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27.2271" calcext:value-type="float">
            <text:p>27,227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8.5521" calcext:value-type="float">
            <text:p>-8,5521</text:p>
          </table:table-cell>
          <table:table-cell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7" office:value-type="float" office:value="0" calcext:value-type="float">
            <text:p>0</text:p>
          </table:table-cell>
          <table:table-cell office:value-type="float" office:value="-0.5236" calcext:value-type="float">
            <text:p>-0,5236</text:p>
          </table:table-cell>
          <table:table-cell office:value-type="float" office:value="-6.545" calcext:value-type="float">
            <text:p>-6,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4862" calcext:value-type="float">
            <text:p>14,4862</text:p>
          </table:table-cell>
          <table:table-cell office:value-type="float" office:value="-7.4176" calcext:value-type="float">
            <text:p>-7,417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5236" calcext:value-type="float">
            <text:p>-0,5236</text:p>
          </table:table-cell>
          <table:table-cell office:value-type="float" office:value="-6.545" calcext:value-type="float">
            <text:p>-6,5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.4862" calcext:value-type="float">
            <text:p>14,4862</text:p>
          </table:table-cell>
          <table:table-cell office:value-type="float" office:value="-7.4176" calcext:value-type="float">
            <text:p>-7,417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-[.AF15]*[.$W$8]-[.BK15]*[.$W$14]-[.CH15]*[.$W$15]-[.DE15]*[.$W$16]-[.EB15]*[.$W$17]-[.EY15]*[.$W$18]-[.FV15]*[.$W$19]-[.GS15]*[.$W$20]-[.HP15]*[.$W$21]" office:value-type="float" office:value="-114.8424" calcext:value-type="float">
            <text:p>-114,8424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4.4862" calcext:value-type="float">
            <text:p>14,4862</text:p>
          </table:table-cell>
          <table:table-cell table:style-name="ce19" office:value-type="float" office:value="-7.4176" calcext:value-type="float">
            <text:p>-7,4176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4.4862" calcext:value-type="float">
            <text:p>14,4862</text:p>
          </table:table-cell>
          <table:table-cell table:style-name="ce19" office:value-type="float" office:value="-7.4176" calcext:value-type="float">
            <text:p>-7,4176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0"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0"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0"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0"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0"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0"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7" office:value-type="float" office:value="0" calcext:value-type="float">
            <text:p>0</text:p>
          </table:table-cell>
          <table:table-cell office:value-type="float" office:value="-6.545" calcext:value-type="float">
            <text:p>-6,545</text:p>
          </table:table-cell>
          <table:table-cell office:value-type="float" office:value="-1.0472" calcext:value-type="float">
            <text:p>-1,0472</text:p>
          </table:table-cell>
          <table:table-cell office:value-type="float" office:value="-6.545" calcext:value-type="float">
            <text:p>-6,5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4176" calcext:value-type="float">
            <text:p>-7,4176</text:p>
          </table:table-cell>
          <table:table-cell office:value-type="float" office:value="28.9725" calcext:value-type="float">
            <text:p>28,9725</text:p>
          </table:table-cell>
          <table:table-cell office:value-type="float" office:value="-7.4176" calcext:value-type="float">
            <text:p>-7,41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6.545" calcext:value-type="float">
            <text:p>-6,545</text:p>
          </table:table-cell>
          <table:table-cell office:value-type="float" office:value="-1.0472" calcext:value-type="float">
            <text:p>-1,0472</text:p>
          </table:table-cell>
          <table:table-cell office:value-type="float" office:value="-6.545" calcext:value-type="float">
            <text:p>-6,5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4176" calcext:value-type="float">
            <text:p>-7,4176</text:p>
          </table:table-cell>
          <table:table-cell office:value-type="float" office:value="28.9725" calcext:value-type="float">
            <text:p>28,9725</text:p>
          </table:table-cell>
          <table:table-cell office:value-type="float" office:value="-7.4176" calcext:value-type="float">
            <text:p>-7,417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-[.AF16]*[.$W$8]-[.BK16]*[.$W$14]-[.CH16]*[.$W$15]-[.DE16]*[.$W$16]-[.EB16]*[.$W$17]-[.EY16]*[.$W$18]-[.FV16]*[.$W$19]-[.GS16]*[.$W$20]-[.HP16]*[.$W$21]" office:value-type="float" office:value="-159.3492" calcext:value-type="float">
            <text:p>-159,3492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1.0472" calcext:value-type="float">
            <text:p>-1,0472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7.4176" calcext:value-type="float">
            <text:p>-7,4176</text:p>
          </table:table-cell>
          <table:table-cell table:style-name="ce19" office:value-type="float" office:value="28.9725" calcext:value-type="float">
            <text:p>28,9725</text:p>
          </table:table-cell>
          <table:table-cell table:style-name="ce19" office:value-type="float" office:value="-7.4176" calcext:value-type="float">
            <text:p>-7,417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1.0472" calcext:value-type="float">
            <text:p>-1,0472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7.4176" calcext:value-type="float">
            <text:p>-7,4176</text:p>
          </table:table-cell>
          <table:table-cell table:style-name="ce19" office:value-type="float" office:value="28.9725" calcext:value-type="float">
            <text:p>28,9725</text:p>
          </table:table-cell>
          <table:table-cell table:style-name="ce19" office:value-type="float" office:value="-7.4176" calcext:value-type="float">
            <text:p>-7,417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1.0472" calcext:value-type="float">
            <text:p>-1,0472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28.9725" calcext:value-type="float">
            <text:p>28,9725</text:p>
          </table:table-cell>
          <table:table-cell table:style-name="ce19" office:value-type="float" office:value="-7.4176" calcext:value-type="float">
            <text:p>-7,417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1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/>
          <table:table-cell table:number-columns-repeated="1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/>
          <table:table-cell table:number-columns-repeated="1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/>
          <table:table-cell table:number-columns-repeated="1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/>
          <table:table-cell table:number-columns-repeated="1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/>
          <table:table-cell table:number-columns-repeated="1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8" office:value-type="float" office:value="0" calcext:value-type="float">
            <text:p>0</text:p>
          </table:table-cell>
          <table:table-cell office:value-type="float" office:value="-6.545" calcext:value-type="float">
            <text:p>-6,545</text:p>
          </table:table-cell>
          <table:table-cell office:value-type="float" office:value="-1.6389" calcext:value-type="float">
            <text:p>-1,6389</text:p>
          </table:table-cell>
          <table:table-cell office:value-type="float" office:value="-8.1995" calcext:value-type="float">
            <text:p>-8,19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4176" calcext:value-type="float">
            <text:p>-7,4176</text:p>
          </table:table-cell>
          <table:table-cell office:value-type="float" office:value="29.5642" calcext:value-type="float">
            <text:p>29,5642</text:p>
          </table:table-cell>
          <table:table-cell office:value-type="float" office:value="-5.7632" calcext:value-type="float">
            <text:p>-5,76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6.545" calcext:value-type="float">
            <text:p>-6,545</text:p>
          </table:table-cell>
          <table:table-cell office:value-type="float" office:value="-1.6389" calcext:value-type="float">
            <text:p>-1,6389</text:p>
          </table:table-cell>
          <table:table-cell office:value-type="float" office:value="-8.1995" calcext:value-type="float">
            <text:p>-8,199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7.4176" calcext:value-type="float">
            <text:p>-7,4176</text:p>
          </table:table-cell>
          <table:table-cell office:value-type="float" office:value="29.5642" calcext:value-type="float">
            <text:p>29,5642</text:p>
          </table:table-cell>
          <table:table-cell office:value-type="float" office:value="-5.7632" calcext:value-type="float">
            <text:p>-5,76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-[.AF17]*[.$W$8]-[.BK17]*[.$W$14]-[.CH17]*[.$W$15]-[.DE17]*[.$W$16]-[.EB17]*[.$W$17]-[.EY17]*[.$W$18]-[.FV17]*[.$W$19]-[.GS17]*[.$W$20]-[.HP17]*[.$W$21]" office:value-type="float" office:value="-177.1728" calcext:value-type="float">
            <text:p>-177,1728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8.1995" calcext:value-type="float">
            <text:p>-8,199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7.4176" calcext:value-type="float">
            <text:p>-7,4176</text:p>
          </table:table-cell>
          <table:table-cell table:style-name="ce19" office:value-type="float" office:value="29.5642" calcext:value-type="float">
            <text:p>29,5642</text:p>
          </table:table-cell>
          <table:table-cell table:style-name="ce19" office:value-type="float" office:value="-5.7632" calcext:value-type="float">
            <text:p>-5,763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8.1995" calcext:value-type="float">
            <text:p>-8,199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7.4176" calcext:value-type="float">
            <text:p>-7,4176</text:p>
          </table:table-cell>
          <table:table-cell table:style-name="ce19" office:value-type="float" office:value="29.5642" calcext:value-type="float">
            <text:p>29,5642</text:p>
          </table:table-cell>
          <table:table-cell table:style-name="ce19" office:value-type="float" office:value="-5.7632" calcext:value-type="float">
            <text:p>-5,763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8.1995" calcext:value-type="float">
            <text:p>-8,199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7.4176" calcext:value-type="float">
            <text:p>-7,4176</text:p>
          </table:table-cell>
          <table:table-cell table:style-name="ce19" office:value-type="float" office:value="29.5642" calcext:value-type="float">
            <text:p>29,5642</text:p>
          </table:table-cell>
          <table:table-cell table:style-name="ce19" office:value-type="float" office:value="-5.7632" calcext:value-type="float">
            <text:p>-5,763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8.1995" calcext:value-type="float">
            <text:p>-8,1995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29.5642" calcext:value-type="float">
            <text:p>29,5642</text:p>
          </table:table-cell>
          <table:table-cell table:style-name="ce19" office:value-type="float" office:value="-5.7632" calcext:value-type="float">
            <text:p>-5,763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1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1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1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1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1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9" office:value-type="float" office:value="0" calcext:value-type="float">
            <text:p>0</text:p>
          </table:table-cell>
          <table:table-cell office:value-type="float" office:value="-5.2324" calcext:value-type="float">
            <text:p>-5,2324</text:p>
          </table:table-cell>
          <table:table-cell office:value-type="float" office:value="-7.4201" calcext:value-type="float">
            <text:p>-7,4201</text:p>
          </table:table-cell>
          <table:table-cell office:value-type="float" office:value="-9.0356" calcext:value-type="float">
            <text:p>-9,0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7632" calcext:value-type="float">
            <text:p>-5,7632</text:p>
          </table:table-cell>
          <table:table-cell office:value-type="float" office:value="29.4112" calcext:value-type="float">
            <text:p>29,4112</text:p>
          </table:table-cell>
          <table:table-cell office:value-type="float" office:value="-1.96" calcext:value-type="float">
            <text:p>-1,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-5.2324" calcext:value-type="float">
            <text:p>-5,2324</text:p>
          </table:table-cell>
          <table:table-cell office:value-type="float" office:value="-7.4201" calcext:value-type="float">
            <text:p>-7,4201</text:p>
          </table:table-cell>
          <table:table-cell office:value-type="float" office:value="-9.0356" calcext:value-type="float">
            <text:p>-9,03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5.7632" calcext:value-type="float">
            <text:p>-5,7632</text:p>
          </table:table-cell>
          <table:table-cell office:value-type="float" office:value="29.4112" calcext:value-type="float">
            <text:p>29,4112</text:p>
          </table:table-cell>
          <table:table-cell office:value-type="float" office:value="-1.96" calcext:value-type="float">
            <text:p>-1,9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-[.AF18]*[.$W$8]-[.BK18]*[.$W$14]-[.CH18]*[.$W$15]-[.DE18]*[.$W$16]-[.EB18]*[.$W$17]-[.EY18]*[.$W$18]-[.FV18]*[.$W$19]-[.GS18]*[.$W$20]-[.HP18]*[.$W$21]" office:value-type="float" office:value="-189.184" calcext:value-type="float">
            <text:p>-189,184</text:p>
          </table:table-cell>
          <table:table-cell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5.2324" calcext:value-type="float">
            <text:p>-5,2324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9.0356" calcext:value-type="float">
            <text:p>-9,035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5.7632" calcext:value-type="float">
            <text:p>-5,7632</text:p>
          </table:table-cell>
          <table:table-cell table:style-name="ce19" office:value-type="float" office:value="29.4112" calcext:value-type="float">
            <text:p>29,4112</text:p>
          </table:table-cell>
          <table:table-cell table:style-name="ce19" office:value-type="float" office:value="-1.96" calcext:value-type="float">
            <text:p>-1,9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5.2324" calcext:value-type="float">
            <text:p>-5,2324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9.0356" calcext:value-type="float">
            <text:p>-9,035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5.7632" calcext:value-type="float">
            <text:p>-5,7632</text:p>
          </table:table-cell>
          <table:table-cell table:style-name="ce19" office:value-type="float" office:value="29.4112" calcext:value-type="float">
            <text:p>29,4112</text:p>
          </table:table-cell>
          <table:table-cell table:style-name="ce19" office:value-type="float" office:value="-1.96" calcext:value-type="float">
            <text:p>-1,9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5.2324" calcext:value-type="float">
            <text:p>-5,2324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9.0356" calcext:value-type="float">
            <text:p>-9,035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5.7632" calcext:value-type="float">
            <text:p>-5,7632</text:p>
          </table:table-cell>
          <table:table-cell table:style-name="ce19" office:value-type="float" office:value="29.4112" calcext:value-type="float">
            <text:p>29,4112</text:p>
          </table:table-cell>
          <table:table-cell table:style-name="ce19" office:value-type="float" office:value="-1.96" calcext:value-type="float">
            <text:p>-1,9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5.2324" calcext:value-type="float">
            <text:p>-5,2324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9.0356" calcext:value-type="float">
            <text:p>-9,035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5.7632" calcext:value-type="float">
            <text:p>-5,7632</text:p>
          </table:table-cell>
          <table:table-cell table:style-name="ce19" office:value-type="float" office:value="29.4112" calcext:value-type="float">
            <text:p>29,4112</text:p>
          </table:table-cell>
          <table:table-cell table:style-name="ce19" office:value-type="float" office:value="-1.96" calcext:value-type="float">
            <text:p>-1,9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5.2324" calcext:value-type="float">
            <text:p>-5,2324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9.0356" calcext:value-type="float">
            <text:p>-9,0356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29.4112" calcext:value-type="float">
            <text:p>29,4112</text:p>
          </table:table-cell>
          <table:table-cell table:style-name="ce19" office:value-type="float" office:value="-1.96" calcext:value-type="float">
            <text:p>-1,9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1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1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1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1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10" office:value-type="float" office:value="0" calcext:value-type="float">
            <text:p>0</text:p>
          </table:table-cell>
          <table:table-cell office:value-type="float" office:value="-5.7195" calcext:value-type="float">
            <text:p>-5,7195</text:p>
          </table:table-cell>
          <table:table-cell office:value-type="float" office:value="-16.0735" calcext:value-type="float">
            <text:p>-16,0735</text:p>
          </table:table-cell>
          <table:table-cell office:value-type="float" office:value="-7.9412" calcext:value-type="float">
            <text:p>-7,9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6" calcext:value-type="float">
            <text:p>-1,96</text:p>
          </table:table-cell>
          <table:table-cell office:value-type="float" office:value="31.4324" calcext:value-type="float">
            <text:p>31,4324</text:p>
          </table:table-cell>
          <table:table-cell office:value-type="float" office:value="0.2618" calcext:value-type="float">
            <text:p>0,26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-5.7195" calcext:value-type="float">
            <text:p>-5,7195</text:p>
          </table:table-cell>
          <table:table-cell office:value-type="float" office:value="-16.0735" calcext:value-type="float">
            <text:p>-16,0735</text:p>
          </table:table-cell>
          <table:table-cell office:value-type="float" office:value="-7.9412" calcext:value-type="float">
            <text:p>-7,9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-1.96" calcext:value-type="float">
            <text:p>-1,96</text:p>
          </table:table-cell>
          <table:table-cell office:value-type="float" office:value="31.4324" calcext:value-type="float">
            <text:p>31,4324</text:p>
          </table:table-cell>
          <table:table-cell office:value-type="float" office:value="0.2618" calcext:value-type="float">
            <text:p>0,261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-[.AF19]*[.$W$8]-[.BK19]*[.$W$14]-[.CH19]*[.$W$15]-[.DE19]*[.$W$16]-[.EB19]*[.$W$17]-[.EY19]*[.$W$18]-[.FV19]*[.$W$19]-[.GS19]*[.$W$20]-[.HP19]*[.$W$21]" office:value-type="float" office:value="-235.7792" calcext:value-type="float">
            <text:p>-235,7792</text:p>
          </table:table-cell>
          <table:table-cell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.96" calcext:value-type="float">
            <text:p>-1,96</text:p>
          </table:table-cell>
          <table:table-cell table:style-name="ce19" office:value-type="float" office:value="31.4324" calcext:value-type="float">
            <text:p>31,4324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.96" calcext:value-type="float">
            <text:p>-1,96</text:p>
          </table:table-cell>
          <table:table-cell table:style-name="ce19" office:value-type="float" office:value="31.4324" calcext:value-type="float">
            <text:p>31,4324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.96" calcext:value-type="float">
            <text:p>-1,96</text:p>
          </table:table-cell>
          <table:table-cell table:style-name="ce19" office:value-type="float" office:value="31.4324" calcext:value-type="float">
            <text:p>31,4324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.96" calcext:value-type="float">
            <text:p>-1,96</text:p>
          </table:table-cell>
          <table:table-cell table:style-name="ce19" office:value-type="float" office:value="31.4324" calcext:value-type="float">
            <text:p>31,4324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.96" calcext:value-type="float">
            <text:p>-1,96</text:p>
          </table:table-cell>
          <table:table-cell table:style-name="ce19" office:value-type="float" office:value="31.4324" calcext:value-type="float">
            <text:p>31,4324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31.4324" calcext:value-type="float">
            <text:p>31,4324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8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18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18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11" office:value-type="float" office:value="0" calcext:value-type="float">
            <text:p>0</text:p>
          </table:table-cell>
          <table:table-cell office:value-type="float" office:value="-7.9412" calcext:value-type="float">
            <text:p>-7,9412</text:p>
          </table:table-cell>
          <table:table-cell office:value-type="float" office:value="-17.1042" calcext:value-type="float">
            <text:p>-17,1042</text:p>
          </table:table-cell>
          <table:table-cell office:value-type="float" office:value="-7.9412" calcext:value-type="float">
            <text:p>-7,9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18" calcext:value-type="float">
            <text:p>0,2618</text:p>
          </table:table-cell>
          <table:table-cell office:value-type="float" office:value="32.4631" calcext:value-type="float">
            <text:p>32,4631</text:p>
          </table:table-cell>
          <table:table-cell office:value-type="float" office:value="0.2618" calcext:value-type="float">
            <text:p>0,261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-7.9412" calcext:value-type="float">
            <text:p>-7,9412</text:p>
          </table:table-cell>
          <table:table-cell office:value-type="float" office:value="-17.1042" calcext:value-type="float">
            <text:p>-17,1042</text:p>
          </table:table-cell>
          <table:table-cell office:value-type="float" office:value="-7.9412" calcext:value-type="float">
            <text:p>-7,9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18" calcext:value-type="float">
            <text:p>0,2618</text:p>
          </table:table-cell>
          <table:table-cell office:value-type="float" office:value="32.4631" calcext:value-type="float">
            <text:p>32,4631</text:p>
          </table:table-cell>
          <table:table-cell office:value-type="float" office:value="0.2618" calcext:value-type="float">
            <text:p>0,2618</text:p>
          </table:table-cell>
          <table:table-cell/>
          <table:table-cell office:value-type="float" office:value="8" calcext:value-type="float">
            <text:p>8</text:p>
          </table:table-cell>
          <table:table-cell table:formula="of:=-[.AF20]*[.$W$8]-[.BK20]*[.$W$14]-[.CH20]*[.$W$15]-[.DE20]*[.$W$16]-[.EB20]*[.$W$17]-[.EY20]*[.$W$18]-[.FV20]*[.$W$19]-[.GS20]*[.$W$20]-[.HP20]*[.$W$21]" office:value-type="float" office:value="-235.328533333333" calcext:value-type="float">
            <text:p>-235,328533333333</text:p>
          </table:table-cell>
          <table:table-cell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20"/>
          <table:table-cell table:number-columns-repeated="19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9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12" office:value-type="float" office:value="0" calcext:value-type="float">
            <text:p>0</text:p>
          </table:table-cell>
          <table:table-cell office:value-type="float" office:value="-7.9412" calcext:value-type="float">
            <text:p>-7,9412</text:p>
          </table:table-cell>
          <table:table-cell office:value-type="float" office:value="-8.5521" calcext:value-type="float">
            <text:p>-8,55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618" calcext:value-type="float">
            <text:p>0,2618</text:p>
          </table:table-cell>
          <table:table-cell office:value-type="float" office:value="16.2316" calcext:value-type="float">
            <text:p>16,231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-7.9412" calcext:value-type="float">
            <text:p>-7,9412</text:p>
          </table:table-cell>
          <table:table-cell office:value-type="float" office:value="-8.5521" calcext:value-type="float">
            <text:p>-8,552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2618" calcext:value-type="float">
            <text:p>0,2618</text:p>
          </table:table-cell>
          <table:table-cell office:value-type="float" office:value="16.2316" calcext:value-type="float">
            <text:p>16,2316</text:p>
          </table:table-cell>
          <table:table-cell/>
          <table:table-cell office:value-type="float" office:value="8" calcext:value-type="float">
            <text:p>8</text:p>
          </table:table-cell>
          <table:table-cell table:formula="of:=-[.AF21]*[.$W$8]-[.BK21]*[.$W$14]-[.CH21]*[.$W$15]-[.DE21]*[.$W$16]-[.EB21]*[.$W$17]-[.EY21]*[.$W$18]-[.FV21]*[.$W$19]-[.GS21]*[.$W$20]-[.HP21]*[.$W$21]" office:value-type="float" office:value="-103.4402" calcext:value-type="float">
            <text:p>-103,4402</text:p>
          </table:table-cell>
          <table:table-cell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8.5521" calcext:value-type="float">
            <text:p>-8,552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20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138"/>
        </table:table-row>
        <table:table-row table:style-name="ro3">
          <table:table-cell table:number-columns-repeated="22"/>
          <table:table-cell office:value-type="string" calcext:value-type="string">
            <text:p>Bound</text:p>
          </table:table-cell>
          <table:table-cell office:value-type="string" calcext:value-type="string">
            <text:p>Force</text:p>
          </table:table-cell>
          <table:table-cell table:number-columns-repeated="22"/>
          <table:table-cell office:value-type="string" calcext:value-type="string">
            <text:p>Bound</text:p>
          </table:table-cell>
          <table:table-cell office:value-type="string" calcext:value-type="string">
            <text:p>Force</text:p>
          </table:table-cell>
          <table:table-cell table:number-columns-repeated="23"/>
          <table:table-cell table:style-name="ce18" table:number-columns-repeated="175"/>
          <table:table-cell table:number-columns-repeated="16138"/>
        </table:table-row>
        <table:table-row table:style-name="ro3">
          <table:table-cell table:number-columns-repeated="47"/>
          <table:table-cell office:value-type="float" office:value="0" calcext:value-type="float">
            <text:p>0</text:p>
          </table:table-cell>
          <table:table-cell table:number-columns-repeated="23"/>
          <table:table-cell table:style-name="ce18" table:number-columns-repeated="175"/>
          <table:table-cell table:number-columns-repeated="16138"/>
        </table:table-row>
        <table:table-row table:style-name="ro3">
          <table:table-cell table:number-columns-repeated="47"/>
          <table:table-cell office:value-type="float" office:value="0" calcext:value-type="float">
            <text:p>0</text:p>
          </table:table-cell>
          <table:table-cell table:style-name="ce18"/>
          <table:table-cell table:number-columns-repeated="22"/>
          <table:table-cell table:style-name="ce18" table:number-columns-repeated="176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0" calcext:value-type="float">
            <text:p>0</text:p>
          </table:table-cell>
          <table:table-cell table:style-name="ce18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1" calcext:value-type="float">
            <text:p>1</text:p>
          </table:table-cell>
          <table:table-cell table:number-columns-repeated="20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0" calcext:value-type="float">
            <text:p>0</text:p>
          </table:table-cell>
          <table:table-cell table:style-name="ce18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9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0" calcext:value-type="float">
            <text:p>0</text:p>
          </table:table-cell>
          <table:table-cell table:style-name="ce18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20"/>
          <table:table-cell table:number-columns-repeated="2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8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0" calcext:value-type="float">
            <text:p>0</text:p>
          </table:table-cell>
          <table:table-cell table:style-name="ce18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20"/>
          <table:table-cell table:number-columns-repeated="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7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0" calcext:value-type="float">
            <text:p>0</text:p>
          </table:table-cell>
          <table:table-cell table:style-name="ce18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20"/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2" calcext:value-type="float">
            <text:p>2</text:p>
          </table:table-cell>
          <table:table-cell table:style-name="ce18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20"/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5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0" calcext:value-type="float">
            <text:p>0</text:p>
          </table:table-cell>
          <table:table-cell table:style-name="ce18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20"/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4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0" calcext:value-type="float">
            <text:p>0</text:p>
          </table:table-cell>
          <table:table-cell table:style-name="ce18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20"/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3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0" calcext:value-type="float">
            <text:p>0</text:p>
          </table:table-cell>
          <table:table-cell table:style-name="ce18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0472" calcext:value-type="float">
            <text:p>-1,0472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0472" calcext:value-type="float">
            <text:p>-1,0472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1.0472" calcext:value-type="float">
            <text:p>-1,0472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11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11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11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11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34.9066" calcext:value-type="float">
            <text:p>34,9066</text:p>
          </table:table-cell>
          <table:table-cell table:style-name="ce19" office:value-type="float" office:value="-8.0285" calcext:value-type="float">
            <text:p>-8,0285</text:p>
          </table:table-cell>
          <table:table-cell table:number-columns-repeated="11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0" calcext:value-type="float">
            <text:p>0</text:p>
          </table:table-cell>
          <table:table-cell table:style-name="ce18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5.2324" calcext:value-type="float">
            <text:p>-5,232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5.2324" calcext:value-type="float">
            <text:p>-5,232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5.2324" calcext:value-type="float">
            <text:p>-5,232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5.2324" calcext:value-type="float">
            <text:p>-5,232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-5.2324" calcext:value-type="float">
            <text:p>-5,2324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10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10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10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8.0285" calcext:value-type="float">
            <text:p>-8,0285</text:p>
          </table:table-cell>
          <table:table-cell table:style-name="ce19" office:value-type="float" office:value="36.3602" calcext:value-type="float">
            <text:p>36,3602</text:p>
          </table:table-cell>
          <table:table-cell table:style-name="ce19" office:value-type="float" office:value="-6.3597" calcext:value-type="float">
            <text:p>-6,3597</text:p>
          </table:table-cell>
          <table:table-cell table:number-columns-repeated="10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0" calcext:value-type="float">
            <text:p>0</text:p>
          </table:table-cell>
          <table:table-cell table:style-name="ce18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8.1995" calcext:value-type="float">
            <text:p>-8,1995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5.7195" calcext:value-type="float">
            <text:p>-5,719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8.1995" calcext:value-type="float">
            <text:p>-8,1995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5.7195" calcext:value-type="float">
            <text:p>-5,719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8.1995" calcext:value-type="float">
            <text:p>-8,1995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5.7195" calcext:value-type="float">
            <text:p>-5,719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8.1995" calcext:value-type="float">
            <text:p>-8,1995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5.7195" calcext:value-type="float">
            <text:p>-5,719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5.7195" calcext:value-type="float">
            <text:p>-5,719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9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9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6.3597" calcext:value-type="float">
            <text:p>-6,3597</text:p>
          </table:table-cell>
          <table:table-cell table:style-name="ce19" office:value-type="float" office:value="44.4302" calcext:value-type="float">
            <text:p>44,4302</text:p>
          </table:table-cell>
          <table:table-cell table:style-name="ce19" office:value-type="float" office:value="-1.5661" calcext:value-type="float">
            <text:p>-1,5661</text:p>
          </table:table-cell>
          <table:table-cell table:number-columns-repeated="9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-2" calcext:value-type="float">
            <text:p>-2</text:p>
          </table:table-cell>
          <table:table-cell table:style-name="ce18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9.0356" calcext:value-type="float">
            <text:p>-9,0356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9.0356" calcext:value-type="float">
            <text:p>-9,0356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9.0356" calcext:value-type="float">
            <text:p>-9,0356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9.0356" calcext:value-type="float">
            <text:p>-9,0356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9.0356" calcext:value-type="float">
            <text:p>-9,0356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1.5661" calcext:value-type="float">
            <text:p>-1,5661</text:p>
          </table:table-cell>
          <table:table-cell table:style-name="ce19" office:value-type="float" office:value="53.6618" calcext:value-type="float">
            <text:p>53,6618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8" calcext:value-type="float">
            <text:p>8</text:p>
          </table:table-cell>
          <table:table-cell table:style-name="ce18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style-name="ce19" office:value-type="float" office:value="1.0472" calcext:value-type="float">
            <text:p>1,047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54.4543" calcext:value-type="float">
            <text:p>54,4543</text:p>
          </table:table-cell>
          <table:table-cell table:number-columns-repeated="8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8" calcext:value-type="float">
            <text:p>8</text:p>
          </table:table-cell>
          <table:table-cell table:style-name="ce18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1.0472" calcext:value-type="float">
            <text:p>1,0472</text:p>
          </table:table-cell>
          <table:table-cell table:style-name="ce19" office:value-type="float" office:value="27.2271" calcext:value-type="float">
            <text:p>27,227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8.5521" calcext:value-type="float">
            <text:p>-8,5521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20"/>
          <table:table-cell table:number-columns-repeated="13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8" calcext:value-type="float">
            <text:p>8</text:p>
          </table:table-cell>
          <table:table-cell table:style-name="ce18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4.4862" calcext:value-type="float">
            <text:p>14,4862</text:p>
          </table:table-cell>
          <table:table-cell table:style-name="ce19" office:value-type="float" office:value="-7.4176" calcext:value-type="float">
            <text:p>-7,4176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14.4862" calcext:value-type="float">
            <text:p>14,4862</text:p>
          </table:table-cell>
          <table:table-cell table:style-name="ce19" office:value-type="float" office:value="-7.4176" calcext:value-type="float">
            <text:p>-7,4176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0"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0"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0"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0"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0"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20"/>
          <table:table-cell table:number-columns-repeated="14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8" calcext:value-type="float">
            <text:p>8</text:p>
          </table:table-cell>
          <table:table-cell table:style-name="ce18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1.0472" calcext:value-type="float">
            <text:p>-1,0472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7.4176" calcext:value-type="float">
            <text:p>-7,4176</text:p>
          </table:table-cell>
          <table:table-cell table:style-name="ce19" office:value-type="float" office:value="28.9725" calcext:value-type="float">
            <text:p>28,9725</text:p>
          </table:table-cell>
          <table:table-cell table:style-name="ce19" office:value-type="float" office:value="-7.4176" calcext:value-type="float">
            <text:p>-7,417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1.0472" calcext:value-type="float">
            <text:p>-1,0472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7.4176" calcext:value-type="float">
            <text:p>-7,4176</text:p>
          </table:table-cell>
          <table:table-cell table:style-name="ce19" office:value-type="float" office:value="28.9725" calcext:value-type="float">
            <text:p>28,9725</text:p>
          </table:table-cell>
          <table:table-cell table:style-name="ce19" office:value-type="float" office:value="-7.4176" calcext:value-type="float">
            <text:p>-7,417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1.0472" calcext:value-type="float">
            <text:p>-1,0472</text:p>
          </table:table-cell>
          <table:table-cell table:style-name="ce19" office:value-type="float" office:value="-6.545" calcext:value-type="float">
            <text:p>-6,545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28.9725" calcext:value-type="float">
            <text:p>28,9725</text:p>
          </table:table-cell>
          <table:table-cell table:style-name="ce19" office:value-type="float" office:value="-7.4176" calcext:value-type="float">
            <text:p>-7,417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1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/>
          <table:table-cell table:number-columns-repeated="1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/>
          <table:table-cell table:number-columns-repeated="1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/>
          <table:table-cell table:number-columns-repeated="1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/>
          <table:table-cell table:number-columns-repeated="1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20"/>
          <table:table-cell table:number-columns-repeated="15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8" calcext:value-type="float">
            <text:p>8</text:p>
          </table:table-cell>
          <table:table-cell table:style-name="ce18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8.1995" calcext:value-type="float">
            <text:p>-8,199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7.4176" calcext:value-type="float">
            <text:p>-7,4176</text:p>
          </table:table-cell>
          <table:table-cell table:style-name="ce19" office:value-type="float" office:value="29.5642" calcext:value-type="float">
            <text:p>29,5642</text:p>
          </table:table-cell>
          <table:table-cell table:style-name="ce19" office:value-type="float" office:value="-5.7632" calcext:value-type="float">
            <text:p>-5,763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8.1995" calcext:value-type="float">
            <text:p>-8,199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7.4176" calcext:value-type="float">
            <text:p>-7,4176</text:p>
          </table:table-cell>
          <table:table-cell table:style-name="ce19" office:value-type="float" office:value="29.5642" calcext:value-type="float">
            <text:p>29,5642</text:p>
          </table:table-cell>
          <table:table-cell table:style-name="ce19" office:value-type="float" office:value="-5.7632" calcext:value-type="float">
            <text:p>-5,763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8.1995" calcext:value-type="float">
            <text:p>-8,1995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7.4176" calcext:value-type="float">
            <text:p>-7,4176</text:p>
          </table:table-cell>
          <table:table-cell table:style-name="ce19" office:value-type="float" office:value="29.5642" calcext:value-type="float">
            <text:p>29,5642</text:p>
          </table:table-cell>
          <table:table-cell table:style-name="ce19" office:value-type="float" office:value="-5.7632" calcext:value-type="float">
            <text:p>-5,763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8" table:style-name="ce19" office:value-type="float" office:value="0" calcext:value-type="float">
            <text:p>0</text:p>
          </table:table-cell>
          <table:table-cell table:style-name="ce19" office:value-type="float" office:value="-6.545" calcext:value-type="float">
            <text:p>-6,545</text:p>
          </table:table-cell>
          <table:table-cell table:style-name="ce19" office:value-type="float" office:value="-1.6389" calcext:value-type="float">
            <text:p>-1,6389</text:p>
          </table:table-cell>
          <table:table-cell table:style-name="ce19" office:value-type="float" office:value="-8.1995" calcext:value-type="float">
            <text:p>-8,1995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29.5642" calcext:value-type="float">
            <text:p>29,5642</text:p>
          </table:table-cell>
          <table:table-cell table:style-name="ce19" office:value-type="float" office:value="-5.7632" calcext:value-type="float">
            <text:p>-5,7632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1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1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1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1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0"/>
          <table:table-cell table:number-columns-repeated="16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8" calcext:value-type="float">
            <text:p>8</text:p>
          </table:table-cell>
          <table:table-cell table:style-name="ce18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5.2324" calcext:value-type="float">
            <text:p>-5,2324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9.0356" calcext:value-type="float">
            <text:p>-9,035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5.7632" calcext:value-type="float">
            <text:p>-5,7632</text:p>
          </table:table-cell>
          <table:table-cell table:style-name="ce19" office:value-type="float" office:value="29.4112" calcext:value-type="float">
            <text:p>29,4112</text:p>
          </table:table-cell>
          <table:table-cell table:style-name="ce19" office:value-type="float" office:value="-1.96" calcext:value-type="float">
            <text:p>-1,9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5.2324" calcext:value-type="float">
            <text:p>-5,2324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9.0356" calcext:value-type="float">
            <text:p>-9,035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5.7632" calcext:value-type="float">
            <text:p>-5,7632</text:p>
          </table:table-cell>
          <table:table-cell table:style-name="ce19" office:value-type="float" office:value="29.4112" calcext:value-type="float">
            <text:p>29,4112</text:p>
          </table:table-cell>
          <table:table-cell table:style-name="ce19" office:value-type="float" office:value="-1.96" calcext:value-type="float">
            <text:p>-1,9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5.2324" calcext:value-type="float">
            <text:p>-5,2324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9.0356" calcext:value-type="float">
            <text:p>-9,035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5.7632" calcext:value-type="float">
            <text:p>-5,7632</text:p>
          </table:table-cell>
          <table:table-cell table:style-name="ce19" office:value-type="float" office:value="29.4112" calcext:value-type="float">
            <text:p>29,4112</text:p>
          </table:table-cell>
          <table:table-cell table:style-name="ce19" office:value-type="float" office:value="-1.96" calcext:value-type="float">
            <text:p>-1,9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5.2324" calcext:value-type="float">
            <text:p>-5,2324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9.0356" calcext:value-type="float">
            <text:p>-9,0356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5.7632" calcext:value-type="float">
            <text:p>-5,7632</text:p>
          </table:table-cell>
          <table:table-cell table:style-name="ce19" office:value-type="float" office:value="29.4112" calcext:value-type="float">
            <text:p>29,4112</text:p>
          </table:table-cell>
          <table:table-cell table:style-name="ce19" office:value-type="float" office:value="-1.96" calcext:value-type="float">
            <text:p>-1,9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9" table:style-name="ce19" office:value-type="float" office:value="0" calcext:value-type="float">
            <text:p>0</text:p>
          </table:table-cell>
          <table:table-cell table:style-name="ce19" office:value-type="float" office:value="-5.2324" calcext:value-type="float">
            <text:p>-5,2324</text:p>
          </table:table-cell>
          <table:table-cell table:style-name="ce19" office:value-type="float" office:value="-7.4201" calcext:value-type="float">
            <text:p>-7,4201</text:p>
          </table:table-cell>
          <table:table-cell table:style-name="ce19" office:value-type="float" office:value="-9.0356" calcext:value-type="float">
            <text:p>-9,0356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29.4112" calcext:value-type="float">
            <text:p>29,4112</text:p>
          </table:table-cell>
          <table:table-cell table:style-name="ce19" office:value-type="float" office:value="-1.96" calcext:value-type="float">
            <text:p>-1,96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1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1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1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20"/>
          <table:table-cell table:number-columns-repeated="17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7"/>
          <table:table-cell office:value-type="float" office:value="8" calcext:value-type="float">
            <text:p>8</text:p>
          </table:table-cell>
          <table:table-cell table:style-name="ce18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.96" calcext:value-type="float">
            <text:p>-1,96</text:p>
          </table:table-cell>
          <table:table-cell table:style-name="ce19" office:value-type="float" office:value="31.4324" calcext:value-type="float">
            <text:p>31,4324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.96" calcext:value-type="float">
            <text:p>-1,96</text:p>
          </table:table-cell>
          <table:table-cell table:style-name="ce19" office:value-type="float" office:value="31.4324" calcext:value-type="float">
            <text:p>31,4324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.96" calcext:value-type="float">
            <text:p>-1,96</text:p>
          </table:table-cell>
          <table:table-cell table:style-name="ce19" office:value-type="float" office:value="31.4324" calcext:value-type="float">
            <text:p>31,4324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.96" calcext:value-type="float">
            <text:p>-1,96</text:p>
          </table:table-cell>
          <table:table-cell table:style-name="ce19" office:value-type="float" office:value="31.4324" calcext:value-type="float">
            <text:p>31,4324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-1.96" calcext:value-type="float">
            <text:p>-1,96</text:p>
          </table:table-cell>
          <table:table-cell table:style-name="ce19" office:value-type="float" office:value="31.4324" calcext:value-type="float">
            <text:p>31,4324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0" table:style-name="ce19" office:value-type="float" office:value="0" calcext:value-type="float">
            <text:p>0</text:p>
          </table:table-cell>
          <table:table-cell table:style-name="ce19" office:value-type="float" office:value="-5.7195" calcext:value-type="float">
            <text:p>-5,7195</text:p>
          </table:table-cell>
          <table:table-cell table:style-name="ce19" office:value-type="float" office:value="-16.0735" calcext:value-type="float">
            <text:p>-16,0735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31.4324" calcext:value-type="float">
            <text:p>31,4324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8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18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20"/>
          <table:table-cell table:number-columns-repeated="18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8"/>
          <table:table-cell table:number-columns-repeated="16137"/>
        </table:table-row>
        <table:table-row table:style-name="ro3">
          <table:table-cell table:number-columns-repeated="49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20"/>
          <table:table-cell table:number-columns-repeated="11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17.1042" calcext:value-type="float">
            <text:p>-17,104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32.4631" calcext:value-type="float">
            <text:p>32,4631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20"/>
          <table:table-cell table:number-columns-repeated="19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style-name="ce20"/>
          <table:table-cell table:number-columns-repeated="19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6138"/>
        </table:table-row>
        <table:table-row table:style-name="ro3">
          <table:table-cell table:number-columns-repeated="49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style-name="ce19" office:value-type="float" office:value="-8.5521" calcext:value-type="float">
            <text:p>-8,5521</text:p>
          </table:table-cell>
          <table:table-cell table:number-columns-repeated="5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6" table:style-name="ce19" office:value-type="float" office:value="0" calcext:value-type="float">
            <text:p>0</text:p>
          </table:table-cell>
          <table:table-cell table:style-name="ce19" office:value-type="float" office:value="0.2618" calcext:value-type="float">
            <text:p>0,2618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12" table:style-name="ce19" office:value-type="float" office:value="0" calcext:value-type="float">
            <text:p>0</text:p>
          </table:table-cell>
          <table:table-cell table:style-name="ce19" office:value-type="float" office:value="-7.9412" calcext:value-type="float">
            <text:p>-7,9412</text:p>
          </table:table-cell>
          <table:table-cell table:number-columns-repeated="7" table:style-name="ce19" office:value-type="float" office:value="0" calcext:value-type="float">
            <text:p>0</text:p>
          </table:table-cell>
          <table:table-cell table:style-name="ce19" office:value-type="float" office:value="16.2316" calcext:value-type="float">
            <text:p>16,2316</text:p>
          </table:table-cell>
          <table:table-cell table:style-name="ce20"/>
          <table:table-cell table:number-columns-repeated="20"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16138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00a0fc"/>
    </style:style>
    <style:style style:name="Untitled2" style:family="table-cell" style:parent-style-name="Default">
      <style:table-cell-properties fo:background-color="#00a0fc"/>
    </style:style>
    <style:style style:name="Untitled3" style:family="table-cell" style:parent-style-name="Default">
      <style:table-cell-properties fo:background-color="#00a0fc"/>
    </style:style>
    <style:style style:name="Untitled4" style:family="table-cell" style:parent-style-name="Default">
      <style:table-cell-properties fo:background-color="#00a0f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 style:data-style-name="N2" text:time-value="23:06:51.297147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4:41:49.437595727</meta:creation-date>
    <dc:date>2025-01-03T12:20:56.868174459</dc:date>
    <meta:editing-duration>PT6H43M53S</meta:editing-duration>
    <meta:editing-cycles>156</meta:editing-cycles>
    <meta:generator>LibreOffice/24.8.4.2$Linux_X86_64 LibreOffice_project/480$Build-2</meta:generator>
    <meta:document-statistic meta:table-count="5" meta:cell-count="28142" meta:object-count="0"/>
  </office:meta>
</office:document-meta>
</file>